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AF000061DA00003EB2C8010A3BA9E6A986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page"/>
    </style:style>
    <style:style style:name="Таблица1.A" style:family="table-column">
      <style:table-column-properties style:column-width="0.811cm" style:rel-column-width="3127*"/>
    </style:style>
    <style:style style:name="Таблица1.B" style:family="table-column">
      <style:table-column-properties style:column-width="3.579cm" style:rel-column-width="13796*"/>
    </style:style>
    <style:style style:name="Таблица1.C" style:family="table-column">
      <style:table-column-properties style:column-width="6.216cm" style:rel-column-width="23961*"/>
    </style:style>
    <style:style style:name="Таблица1.D" style:family="table-column">
      <style:table-column-properties style:column-width="6.394cm" style:rel-column-width="2465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1585664"/>
    </style:style>
    <style:style style:name="P2" style:family="paragraph" style:parent-style-name="Text_20_body">
      <style:text-properties officeooo:paragraph-rsid="013d743d"/>
    </style:style>
    <style:style style:name="P3" style:family="paragraph" style:parent-style-name="Text_20_body">
      <style:paragraph-properties fo:text-align="center" style:justify-single-word="false"/>
      <style:text-properties fo:font-size="24pt" fo:font-weight="bold" officeooo:rsid="05fc0740" officeooo:paragraph-rsid="05fc0740" style:font-size-asian="24pt" style:font-weight-asian="bold" style:font-size-complex="24pt" style:font-weight-complex="bold"/>
    </style:style>
    <style:style style:name="P4" style:family="paragraph" style:parent-style-name="Text_20_body">
      <style:text-properties officeooo:rsid="001a19ac" officeooo:paragraph-rsid="001a19ac"/>
    </style:style>
    <style:style style:name="P5" style:family="paragraph" style:parent-style-name="Text_20_body">
      <style:text-properties officeooo:rsid="001a19ac" officeooo:paragraph-rsid="0795df24"/>
    </style:style>
    <style:style style:name="P6" style:family="paragraph" style:parent-style-name="Text_20_body">
      <style:paragraph-properties fo:text-align="center" style:justify-single-word="false"/>
      <style:text-properties officeooo:rsid="0785ac16" officeooo:paragraph-rsid="0785ac16"/>
    </style:style>
    <style:style style:name="P7" style:family="paragraph" style:parent-style-name="Text_20_body">
      <style:text-properties officeooo:paragraph-rsid="02801e70"/>
    </style:style>
    <style:style style:name="P8" style:family="paragraph" style:parent-style-name="Text_20_body">
      <style:paragraph-properties fo:text-align="end" style:justify-single-word="false"/>
      <style:text-properties officeooo:rsid="078d3761" officeooo:paragraph-rsid="078d3761"/>
    </style:style>
    <style:style style:name="P9" style:family="paragraph" style:parent-style-name="Text_20_body">
      <style:text-properties officeooo:paragraph-rsid="07b2e083"/>
    </style:style>
    <style:style style:name="P10" style:family="paragraph" style:parent-style-name="Text_20_body">
      <style:text-properties officeooo:paragraph-rsid="07c98fd2"/>
    </style:style>
    <style:style style:name="P11" style:family="paragraph" style:parent-style-name="Text_20_body">
      <style:text-properties officeooo:paragraph-rsid="07d419d0"/>
    </style:style>
    <style:style style:name="P12" style:family="paragraph" style:parent-style-name="Text_20_body">
      <style:text-properties officeooo:rsid="07d61530" officeooo:paragraph-rsid="07d61530"/>
    </style:style>
    <style:style style:name="P13" style:family="paragraph" style:parent-style-name="Text_20_body">
      <style:text-properties officeooo:rsid="07d61530" officeooo:paragraph-rsid="07dfb6f3"/>
    </style:style>
    <style:style style:name="P14" style:family="paragraph" style:parent-style-name="Text_20_body">
      <style:text-properties officeooo:rsid="07dd30df" officeooo:paragraph-rsid="07dd30df"/>
    </style:style>
    <style:style style:name="P15" style:family="paragraph" style:parent-style-name="Text_20_body">
      <style:text-properties officeooo:rsid="07dd30df" officeooo:paragraph-rsid="07de4fb9"/>
    </style:style>
    <style:style style:name="P16" style:family="paragraph" style:parent-style-name="Text_20_body">
      <style:text-properties officeooo:rsid="07dd30df" officeooo:paragraph-rsid="07f4d937"/>
    </style:style>
    <style:style style:name="P17" style:family="paragraph" style:parent-style-name="Text_20_body">
      <style:text-properties officeooo:rsid="07dd30df" officeooo:paragraph-rsid="07f4eb3b"/>
    </style:style>
    <style:style style:name="P18" style:family="paragraph" style:parent-style-name="Text_20_body">
      <style:text-properties officeooo:paragraph-rsid="07dfb6f3"/>
    </style:style>
    <style:style style:name="P19" style:family="paragraph" style:parent-style-name="Text_20_body">
      <style:text-properties officeooo:rsid="07e4764d" officeooo:paragraph-rsid="07e4764d"/>
    </style:style>
    <style:style style:name="P20" style:family="paragraph" style:parent-style-name="Text_20_body">
      <style:text-properties officeooo:rsid="07eca997" officeooo:paragraph-rsid="07eca997"/>
    </style:style>
    <style:style style:name="P21" style:family="paragraph" style:parent-style-name="Text_20_body">
      <style:text-properties officeooo:rsid="07f29708" officeooo:paragraph-rsid="07f29708"/>
    </style:style>
    <style:style style:name="P22" style:family="paragraph" style:parent-style-name="Text_20_body">
      <style:text-properties officeooo:rsid="08047f31" officeooo:paragraph-rsid="08047f31"/>
    </style:style>
    <style:style style:name="P23" style:family="paragraph" style:parent-style-name="Text_20_body">
      <style:text-properties officeooo:rsid="0806baec" officeooo:paragraph-rsid="08080930"/>
    </style:style>
    <style:style style:name="P24" style:family="paragraph" style:parent-style-name="Text_20_body">
      <style:text-properties officeooo:rsid="080b3a78" officeooo:paragraph-rsid="080ce6e9"/>
    </style:style>
    <style:style style:name="P25" style:family="paragraph" style:parent-style-name="Text_20_body">
      <style:text-properties officeooo:rsid="080f51d0" officeooo:paragraph-rsid="080f51d0"/>
    </style:style>
    <style:style style:name="P26" style:family="paragraph" style:parent-style-name="Text_20_body">
      <style:text-properties officeooo:rsid="080f51d0" officeooo:paragraph-rsid="08315fca"/>
    </style:style>
    <style:style style:name="P27" style:family="paragraph" style:parent-style-name="Text_20_body">
      <style:text-properties officeooo:rsid="080f51d0" officeooo:paragraph-rsid="0837890e"/>
    </style:style>
    <style:style style:name="P28" style:family="paragraph" style:parent-style-name="Text_20_body">
      <style:text-properties officeooo:rsid="080f51d0" officeooo:paragraph-rsid="084fbce0"/>
    </style:style>
    <style:style style:name="P29" style:family="paragraph" style:parent-style-name="Text_20_body">
      <style:text-properties officeooo:rsid="080f51d0" officeooo:paragraph-rsid="08683f20"/>
    </style:style>
    <style:style style:name="P30" style:family="paragraph" style:parent-style-name="Text_20_body">
      <style:text-properties officeooo:rsid="0844af40" officeooo:paragraph-rsid="0844af40"/>
    </style:style>
    <style:style style:name="P31" style:family="paragraph" style:parent-style-name="Text_20_body">
      <style:text-properties officeooo:rsid="08489ee1" officeooo:paragraph-rsid="07a64f45"/>
    </style:style>
    <style:style style:name="P32" style:family="paragraph" style:parent-style-name="Text_20_body">
      <style:text-properties officeooo:rsid="086d7a9d" officeooo:paragraph-rsid="086d7a9d"/>
    </style:style>
    <style:style style:name="P33" style:family="paragraph" style:parent-style-name="Text_20_body">
      <style:text-properties officeooo:rsid="0878beb9" officeooo:paragraph-rsid="08794b59"/>
    </style:style>
    <style:style style:name="P34" style:family="paragraph" style:parent-style-name="Text_20_body">
      <style:text-properties officeooo:rsid="087ee5cf" officeooo:paragraph-rsid="08794b59"/>
    </style:style>
    <style:style style:name="P35" style:family="paragraph" style:parent-style-name="Text_20_body">
      <style:text-properties officeooo:rsid="087ee5cf" officeooo:paragraph-rsid="088ea268"/>
    </style:style>
    <style:style style:name="P36" style:family="paragraph" style:parent-style-name="Text_20_body">
      <style:text-properties fo:font-style="italic" officeooo:rsid="02b0f7a2" officeooo:paragraph-rsid="02801e70" style:font-style-asian="italic" style:font-style-complex="italic"/>
    </style:style>
    <style:style style:name="P37" style:family="paragraph" style:parent-style-name="Text_20_body">
      <style:text-properties style:font-name="Times New Roman3" officeooo:rsid="07de4fb9" officeooo:paragraph-rsid="07de4fb9"/>
    </style:style>
    <style:style style:name="P38" style:family="paragraph" style:parent-style-name="Text_20_body">
      <style:text-properties style:font-name="Times New Roman3" officeooo:rsid="07f4d937" officeooo:paragraph-rsid="07de4fb9"/>
    </style:style>
    <style:style style:name="P39" style:family="paragraph" style:parent-style-name="Text_20_body">
      <style:text-properties fo:font-weight="bold" officeooo:rsid="08ea6c67" officeooo:paragraph-rsid="08edb24d" style:font-weight-asian="bold" style:font-weight-complex="bold"/>
    </style:style>
    <style:style style:name="P40" style:family="paragraph" style:parent-style-name="Text_20_body">
      <style:text-properties fo:font-weight="bold" officeooo:rsid="08ea6c67" officeooo:paragraph-rsid="08f60723" style:font-weight-asian="bold" style:font-weight-complex="bold"/>
    </style:style>
    <style:style style:name="P41" style:family="paragraph" style:parent-style-name="Text_20_body">
      <style:text-properties fo:font-weight="bold" officeooo:rsid="08ea6c67" officeooo:paragraph-rsid="08f41da5" style:font-weight-asian="bold" style:font-weight-complex="bold"/>
    </style:style>
    <style:style style:name="P42" style:family="paragraph" style:parent-style-name="Text_20_body">
      <style:text-properties fo:font-weight="bold" officeooo:rsid="08ea6c67" officeooo:paragraph-rsid="09007cdf" style:font-weight-asian="bold" style:font-weight-complex="bold"/>
    </style:style>
    <style:style style:name="P43" style:family="paragraph" style:parent-style-name="Text_20_body">
      <style:text-properties fo:font-weight="bold" officeooo:rsid="08ea6c67" officeooo:paragraph-rsid="09001f06" style:font-weight-asian="bold" style:font-weight-complex="bold"/>
    </style:style>
    <style:style style:name="P44" style:family="paragraph" style:parent-style-name="Text_20_body">
      <style:text-properties fo:font-weight="bold" officeooo:rsid="08ea6c67" officeooo:paragraph-rsid="08eecd03" style:font-weight-asian="bold" style:font-weight-complex="bold"/>
    </style:style>
    <style:style style:name="P45" style:family="paragraph" style:parent-style-name="Text_20_body">
      <style:text-properties fo:font-weight="bold" officeooo:rsid="08f08f94" officeooo:paragraph-rsid="08f08f94" style:font-weight-asian="bold" style:font-weight-complex="bold"/>
    </style:style>
    <style:style style:name="P46" style:family="paragraph" style:parent-style-name="Text_20_body">
      <style:text-properties fo:font-weight="bold" officeooo:rsid="08f08f94" officeooo:paragraph-rsid="08f41da5" style:font-weight-asian="bold" style:font-weight-complex="bold"/>
    </style:style>
    <style:style style:name="P47" style:family="paragraph" style:parent-style-name="Text_20_body">
      <style:text-properties fo:font-weight="bold" officeooo:rsid="08eecd03" officeooo:paragraph-rsid="08eecd03" style:font-weight-asian="bold" style:font-weight-complex="bold"/>
    </style:style>
    <style:style style:name="P48" style:family="paragraph" style:parent-style-name="Text_20_body">
      <style:text-properties fo:font-weight="bold" officeooo:rsid="08eecd03" officeooo:paragraph-rsid="08f41da5" style:font-weight-asian="bold" style:font-weight-complex="bold"/>
    </style:style>
    <style:style style:name="P49" style:family="paragraph" style:parent-style-name="Text_20_body">
      <style:text-properties fo:font-weight="bold" officeooo:rsid="08eecd03" officeooo:paragraph-rsid="08f08f94" style:font-weight-asian="bold" style:font-weight-complex="bold"/>
    </style:style>
    <style:style style:name="P50" style:family="paragraph" style:parent-style-name="Text_20_body">
      <style:text-properties fo:font-weight="bold" officeooo:rsid="08eecd03" officeooo:paragraph-rsid="09001f06" style:font-weight-asian="bold" style:font-weight-complex="bold"/>
    </style:style>
    <style:style style:name="P51" style:family="paragraph" style:parent-style-name="Text_20_body">
      <style:text-properties fo:font-weight="bold" officeooo:rsid="08fcdbe6" officeooo:paragraph-rsid="08fcdbe6" style:font-weight-asian="bold" style:font-weight-complex="bold"/>
    </style:style>
    <style:style style:name="P52" style:family="paragraph" style:parent-style-name="Text_20_body">
      <style:text-properties fo:font-weight="bold" officeooo:rsid="08fcdbe6" officeooo:paragraph-rsid="08fef47e" style:font-weight-asian="bold" style:font-weight-complex="bold"/>
    </style:style>
    <style:style style:name="P53" style:family="paragraph" style:parent-style-name="Text_20_body">
      <style:text-properties fo:font-weight="bold" officeooo:rsid="08fcdbe6" officeooo:paragraph-rsid="0909d57d" style:font-weight-asian="bold" style:font-weight-complex="bold"/>
    </style:style>
    <style:style style:name="P54" style:family="paragraph" style:parent-style-name="Text_20_body">
      <style:text-properties fo:font-weight="bold" officeooo:rsid="08fef47e" officeooo:paragraph-rsid="08fef47e" style:font-weight-asian="bold" style:font-weight-complex="bold"/>
    </style:style>
    <style:style style:name="P55" style:family="paragraph" style:parent-style-name="Text_20_body">
      <style:text-properties fo:font-weight="bold" officeooo:rsid="08f74c42" officeooo:paragraph-rsid="08f74c42" style:font-weight-asian="bold" style:font-weight-complex="bold"/>
    </style:style>
    <style:style style:name="P56" style:family="paragraph" style:parent-style-name="Text_20_body">
      <style:text-properties fo:font-weight="bold" officeooo:rsid="08f60723" officeooo:paragraph-rsid="09001f06" style:font-weight-asian="bold" style:font-weight-complex="bold"/>
    </style:style>
    <style:style style:name="P57" style:family="paragraph" style:parent-style-name="Text_20_body">
      <style:text-properties fo:font-weight="bold" officeooo:rsid="0975f936" officeooo:paragraph-rsid="096e42ef" style:font-weight-asian="bold" style:font-weight-complex="bold"/>
    </style:style>
    <style:style style:name="P58" style:family="paragraph" style:parent-style-name="Text_20_body">
      <style:text-properties officeooo:paragraph-rsid="08c8a14e"/>
    </style:style>
    <style:style style:name="P59" style:family="paragraph" style:parent-style-name="Text_20_body">
      <style:text-properties officeooo:paragraph-rsid="08e11808"/>
    </style:style>
    <style:style style:name="P60" style:family="paragraph" style:parent-style-name="Text_20_body">
      <style:text-properties officeooo:paragraph-rsid="08e5bc5e"/>
    </style:style>
    <style:style style:name="P61" style:family="paragraph" style:parent-style-name="Text_20_body">
      <style:text-properties officeooo:rsid="08ea6c67" officeooo:paragraph-rsid="08ea6c67"/>
    </style:style>
    <style:style style:name="P62" style:family="paragraph" style:parent-style-name="Text_20_body">
      <style:text-properties officeooo:rsid="08ea6c67" officeooo:paragraph-rsid="08f41da5"/>
    </style:style>
    <style:style style:name="P63" style:family="paragraph" style:parent-style-name="Text_20_body">
      <style:text-properties officeooo:rsid="08ea6c67" officeooo:paragraph-rsid="098a0343"/>
    </style:style>
    <style:style style:name="P64" style:family="paragraph" style:parent-style-name="Text_20_body">
      <style:text-properties officeooo:rsid="08eb401d" officeooo:paragraph-rsid="08eb401d"/>
    </style:style>
    <style:style style:name="P65" style:family="paragraph" style:parent-style-name="Text_20_body">
      <style:text-properties officeooo:rsid="08eecd03" officeooo:paragraph-rsid="08eecd03"/>
    </style:style>
    <style:style style:name="P66" style:family="paragraph" style:parent-style-name="Text_20_body">
      <style:text-properties officeooo:rsid="08eecd03" officeooo:paragraph-rsid="08f74c42"/>
    </style:style>
    <style:style style:name="P67" style:family="paragraph" style:parent-style-name="Text_20_body">
      <style:text-properties fo:font-weight="normal" officeooo:rsid="08f242e2" officeooo:paragraph-rsid="08f242e2" style:font-weight-asian="normal" style:font-weight-complex="normal"/>
    </style:style>
    <style:style style:name="P68" style:family="paragraph" style:parent-style-name="Text_20_body">
      <style:text-properties fo:font-weight="normal" officeooo:rsid="08f242e2" officeooo:paragraph-rsid="08fb8032" style:font-weight-asian="normal" style:font-weight-complex="normal"/>
    </style:style>
    <style:style style:name="P69" style:family="paragraph" style:parent-style-name="Text_20_body">
      <style:text-properties fo:font-weight="normal" officeooo:rsid="08f242e2" officeooo:paragraph-rsid="0909d57d" style:font-weight-asian="normal" style:font-weight-complex="normal"/>
    </style:style>
    <style:style style:name="P70" style:family="paragraph" style:parent-style-name="Text_20_body">
      <style:text-properties fo:font-weight="normal" officeooo:rsid="08fcdbe6" officeooo:paragraph-rsid="08fcdbe6" style:font-weight-asian="normal" style:font-weight-complex="normal"/>
    </style:style>
    <style:style style:name="P71" style:family="paragraph" style:parent-style-name="Text_20_body">
      <style:text-properties fo:font-weight="normal" officeooo:rsid="08ea6c67" officeooo:paragraph-rsid="0910db4b" style:font-weight-asian="normal" style:font-weight-complex="normal"/>
    </style:style>
    <style:style style:name="P72" style:family="paragraph" style:parent-style-name="Text_20_body">
      <style:text-properties fo:font-weight="normal" officeooo:rsid="090ecaac" officeooo:paragraph-rsid="090ecaac" style:font-weight-asian="normal" style:font-weight-complex="normal"/>
    </style:style>
    <style:style style:name="P73" style:family="paragraph" style:parent-style-name="Text_20_body">
      <style:text-properties fo:font-weight="normal" officeooo:rsid="090f030a" officeooo:paragraph-rsid="090f030a" style:font-weight-asian="normal" style:font-weight-complex="normal"/>
    </style:style>
    <style:style style:name="P74" style:family="paragraph" style:parent-style-name="Text_20_body">
      <style:text-properties fo:font-weight="normal" officeooo:rsid="090f030a" officeooo:paragraph-rsid="090f3b70" style:font-weight-asian="normal" style:font-weight-complex="normal"/>
    </style:style>
    <style:style style:name="P75" style:family="paragraph" style:parent-style-name="Text_20_body">
      <style:text-properties fo:font-weight="normal" officeooo:rsid="090f030a" officeooo:paragraph-rsid="0910db4b" style:font-weight-asian="normal" style:font-weight-complex="normal"/>
    </style:style>
    <style:style style:name="P76" style:family="paragraph" style:parent-style-name="Text_20_body">
      <style:text-properties fo:font-weight="normal" officeooo:rsid="090f030a" officeooo:paragraph-rsid="0915abcf" style:font-weight-asian="normal" style:font-weight-complex="normal"/>
    </style:style>
    <style:style style:name="P77" style:family="paragraph" style:parent-style-name="Text_20_body">
      <style:text-properties fo:font-weight="normal" officeooo:rsid="090f030a" officeooo:paragraph-rsid="091ea7e5" style:font-weight-asian="normal" style:font-weight-complex="normal"/>
    </style:style>
    <style:style style:name="P78" style:family="paragraph" style:parent-style-name="Text_20_body">
      <style:text-properties fo:font-weight="normal" officeooo:rsid="0910db4b" officeooo:paragraph-rsid="0910db4b" style:font-weight-asian="normal" style:font-weight-complex="normal"/>
    </style:style>
    <style:style style:name="P79" style:family="paragraph" style:parent-style-name="Text_20_body">
      <style:text-properties fo:font-weight="normal" officeooo:rsid="09127c6a" officeooo:paragraph-rsid="09127cb8" style:font-weight-asian="normal" style:font-weight-complex="normal"/>
    </style:style>
    <style:style style:name="P80" style:family="paragraph" style:parent-style-name="Text_20_body">
      <style:text-properties fo:font-weight="normal" officeooo:rsid="09127cb8" officeooo:paragraph-rsid="09127cb8" style:font-weight-asian="normal" style:font-weight-complex="normal"/>
    </style:style>
    <style:style style:name="P81" style:family="paragraph" style:parent-style-name="Text_20_body">
      <style:text-properties fo:font-weight="normal" officeooo:rsid="0915abcf" officeooo:paragraph-rsid="0915abcf" style:font-weight-asian="normal" style:font-weight-complex="normal"/>
    </style:style>
    <style:style style:name="P82" style:family="paragraph" style:parent-style-name="Text_20_body">
      <style:text-properties fo:font-weight="normal" officeooo:rsid="0936483c" officeooo:paragraph-rsid="0936483c" style:font-weight-asian="normal" style:font-weight-complex="normal"/>
    </style:style>
    <style:style style:name="P83" style:family="paragraph" style:parent-style-name="Text_20_body">
      <style:text-properties fo:font-weight="normal" officeooo:rsid="09395bc7" officeooo:paragraph-rsid="09395bc7" style:font-weight-asian="normal" style:font-weight-complex="normal"/>
    </style:style>
    <style:style style:name="P84" style:family="paragraph" style:parent-style-name="Text_20_body">
      <style:text-properties fo:font-weight="normal" officeooo:rsid="08e936d2" officeooo:paragraph-rsid="08e5bc5e" style:font-weight-asian="normal" style:font-weight-complex="normal"/>
    </style:style>
    <style:style style:name="P85" style:family="paragraph" style:parent-style-name="Text_20_body">
      <style:text-properties fo:font-weight="normal" officeooo:paragraph-rsid="097707c4" style:font-weight-asian="normal" style:font-weight-complex="normal"/>
    </style:style>
    <style:style style:name="P86" style:family="paragraph" style:parent-style-name="Text_20_body">
      <style:text-properties fo:font-weight="normal" officeooo:rsid="09341f60" officeooo:paragraph-rsid="091ea7e5" style:font-weight-asian="normal" style:font-weight-complex="normal"/>
    </style:style>
    <style:style style:name="P87" style:family="paragraph" style:parent-style-name="Text_20_body">
      <style:text-properties fo:font-weight="normal" officeooo:rsid="0975f936" officeooo:paragraph-rsid="097707c4" style:font-weight-asian="normal" style:font-weight-complex="normal"/>
    </style:style>
    <style:style style:name="P88" style:family="paragraph" style:parent-style-name="Text_20_body">
      <style:text-properties officeooo:paragraph-rsid="09227ad9"/>
    </style:style>
    <style:style style:name="P89" style:family="paragraph" style:parent-style-name="Text_20_body">
      <style:text-properties officeooo:paragraph-rsid="09261d95"/>
    </style:style>
    <style:style style:name="P90" style:family="paragraph" style:parent-style-name="Text_20_body">
      <style:text-properties officeooo:paragraph-rsid="096e42ef"/>
    </style:style>
    <style:style style:name="P91" style:family="paragraph" style:parent-style-name="Text_20_body">
      <style:text-properties officeooo:paragraph-rsid="097707c4"/>
    </style:style>
    <style:style style:name="P92" style:family="paragraph" style:parent-style-name="Text_20_body">
      <style:text-properties officeooo:rsid="089319d3" officeooo:paragraph-rsid="089319d3"/>
    </style:style>
    <style:style style:name="P93" style:family="paragraph" style:parent-style-name="Text_20_body">
      <style:text-properties officeooo:rsid="089319d3" officeooo:paragraph-rsid="09aa08f3"/>
    </style:style>
    <style:style style:name="P94" style:family="paragraph" style:parent-style-name="Text_20_body">
      <style:text-properties officeooo:rsid="09aa08f3" officeooo:paragraph-rsid="09aa08f3"/>
    </style:style>
    <style:style style:name="P95" style:family="paragraph" style:parent-style-name="Text_20_body">
      <style:text-properties officeooo:rsid="09b11c44" officeooo:paragraph-rsid="09abf795"/>
    </style:style>
    <style:style style:name="P96" style:family="paragraph" style:parent-style-name="Text_20_body">
      <style:text-properties officeooo:rsid="09b11c44" officeooo:paragraph-rsid="09b11c44"/>
    </style:style>
    <style:style style:name="P97" style:family="paragraph" style:parent-style-name="Text_20_body">
      <style:text-properties officeooo:paragraph-rsid="09b11c44"/>
    </style:style>
    <style:style style:name="P98" style:family="paragraph" style:parent-style-name="Text_20_body">
      <style:text-properties officeooo:rsid="09b1cd56" officeooo:paragraph-rsid="09b1cd56"/>
    </style:style>
    <style:style style:name="P99" style:family="paragraph" style:parent-style-name="Text_20_body">
      <style:text-properties officeooo:rsid="09b7d8ff" officeooo:paragraph-rsid="09c00c31"/>
    </style:style>
    <style:style style:name="P100" style:family="paragraph" style:parent-style-name="Text_20_body">
      <style:text-properties officeooo:rsid="09bbcb7d" officeooo:paragraph-rsid="09bbcb7d"/>
    </style:style>
    <style:style style:name="P101" style:family="paragraph" style:parent-style-name="Text_20_body">
      <style:text-properties officeooo:paragraph-rsid="09d2b276"/>
    </style:style>
    <style:style style:name="P102" style:family="paragraph" style:parent-style-name="Text_20_body">
      <style:text-properties officeooo:rsid="09dd2d21" officeooo:paragraph-rsid="09dd2d21"/>
    </style:style>
    <style:style style:name="P103" style:family="paragraph" style:parent-style-name="Text_20_body">
      <style:text-properties officeooo:rsid="09dd2d21" officeooo:paragraph-rsid="09e23276"/>
    </style:style>
    <style:style style:name="P104" style:family="paragraph" style:parent-style-name="Text_20_body">
      <style:text-properties officeooo:paragraph-rsid="09f4e6db"/>
    </style:style>
    <style:style style:name="P105" style:family="paragraph" style:parent-style-name="Text_20_body">
      <style:text-properties officeooo:rsid="09f5dc0e" officeooo:paragraph-rsid="09f5dc0e"/>
    </style:style>
    <style:style style:name="P106" style:family="paragraph" style:parent-style-name="Text_20_body">
      <style:text-properties officeooo:paragraph-rsid="09fe549a"/>
    </style:style>
    <style:style style:name="P107" style:family="paragraph" style:parent-style-name="Text_20_body">
      <style:text-properties style:font-name="Times New Roman1" officeooo:rsid="0943c021" officeooo:paragraph-rsid="096e42ef" style:font-size-asian="10.5pt"/>
    </style:style>
    <style:style style:name="P108" style:family="paragraph" style:parent-style-name="Text_20_body">
      <style:text-properties officeooo:rsid="09abf795" officeooo:paragraph-rsid="09abf795"/>
    </style:style>
    <style:style style:name="P109" style:family="paragraph" style:parent-style-name="Text_20_body">
      <style:text-properties officeooo:rsid="0a179c14" officeooo:paragraph-rsid="0a179c14"/>
    </style:style>
    <style:style style:name="P110" style:family="paragraph" style:parent-style-name="Text_20_body">
      <style:text-properties officeooo:paragraph-rsid="0a225e21"/>
    </style:style>
    <style:style style:name="P111" style:family="paragraph" style:parent-style-name="Text_20_body">
      <style:text-properties officeooo:paragraph-rsid="0a250cc8"/>
    </style:style>
    <style:style style:name="P112" style:family="paragraph" style:parent-style-name="Text_20_body">
      <style:text-properties officeooo:paragraph-rsid="0a278272"/>
    </style:style>
    <style:style style:name="P113" style:family="paragraph" style:parent-style-name="Text_20_body">
      <style:text-properties officeooo:paragraph-rsid="0a349058"/>
    </style:style>
    <style:style style:name="P114" style:family="paragraph" style:parent-style-name="Text_20_body">
      <style:text-properties officeooo:rsid="0a349058" officeooo:paragraph-rsid="0a349058"/>
    </style:style>
    <style:style style:name="P115" style:family="paragraph" style:parent-style-name="Text_20_body">
      <style:text-properties officeooo:rsid="0a349058" officeooo:paragraph-rsid="0a67b453"/>
    </style:style>
    <style:style style:name="P116" style:family="paragraph" style:parent-style-name="Text_20_body">
      <style:text-properties officeooo:rsid="0a349058" officeooo:paragraph-rsid="0a70027a"/>
    </style:style>
    <style:style style:name="P117" style:family="paragraph" style:parent-style-name="Text_20_body">
      <style:text-properties officeooo:rsid="0a349058" officeooo:paragraph-rsid="0a867757"/>
    </style:style>
    <style:style style:name="P118" style:family="paragraph" style:parent-style-name="Text_20_body">
      <style:text-properties officeooo:rsid="0a3b7561" officeooo:paragraph-rsid="0a3b7561"/>
    </style:style>
    <style:style style:name="P119" style:family="paragraph" style:parent-style-name="Text_20_body">
      <style:text-properties officeooo:rsid="0a3bfb83" officeooo:paragraph-rsid="0a3bfb83"/>
    </style:style>
    <style:style style:name="P120" style:family="paragraph" style:parent-style-name="Text_20_body">
      <style:text-properties officeooo:rsid="0a3f60b6" officeooo:paragraph-rsid="0a3f60b6"/>
    </style:style>
    <style:style style:name="P121" style:family="paragraph" style:parent-style-name="Text_20_body">
      <style:text-properties officeooo:rsid="0a47b164" officeooo:paragraph-rsid="0a47b164"/>
    </style:style>
    <style:style style:name="P122" style:family="paragraph" style:parent-style-name="Text_20_body">
      <style:text-properties officeooo:rsid="0a47b164" officeooo:paragraph-rsid="0a5406a6"/>
    </style:style>
    <style:style style:name="P123" style:family="paragraph" style:parent-style-name="Text_20_body">
      <style:text-properties officeooo:rsid="0a5406a6" officeooo:paragraph-rsid="0a5406a6"/>
    </style:style>
    <style:style style:name="P124" style:family="paragraph" style:parent-style-name="Text_20_body">
      <style:text-properties fo:font-size="12pt" officeooo:paragraph-rsid="0a56e304" style:font-size-asian="12pt" style:font-size-complex="12pt"/>
    </style:style>
    <style:style style:name="P125" style:family="paragraph" style:parent-style-name="Text_20_body">
      <style:text-properties officeooo:rsid="0a56e304" officeooo:paragraph-rsid="0a56e304"/>
    </style:style>
    <style:style style:name="P126" style:family="paragraph" style:parent-style-name="Text_20_body">
      <style:text-properties officeooo:rsid="0a64d7b7" officeooo:paragraph-rsid="0a64d7b7"/>
    </style:style>
    <style:style style:name="P127" style:family="paragraph" style:parent-style-name="Text_20_body">
      <style:text-properties officeooo:rsid="0a64d7b7" officeooo:paragraph-rsid="0a660587"/>
    </style:style>
    <style:style style:name="P128" style:family="paragraph" style:parent-style-name="Text_20_body">
      <style:text-properties officeooo:rsid="0a73ba50" officeooo:paragraph-rsid="0a73ba50"/>
    </style:style>
    <style:style style:name="P129" style:family="paragraph" style:parent-style-name="Text_20_body">
      <style:text-properties officeooo:rsid="0a73ba50" officeooo:paragraph-rsid="0a991bc3"/>
    </style:style>
    <style:style style:name="P130" style:family="paragraph" style:parent-style-name="Text_20_body">
      <style:text-properties officeooo:rsid="0a73ba50" officeooo:paragraph-rsid="0a9dda78"/>
    </style:style>
    <style:style style:name="P131" style:family="paragraph" style:parent-style-name="Text_20_body">
      <style:text-properties officeooo:rsid="0a8ffb38" officeooo:paragraph-rsid="0a8ffb38"/>
    </style:style>
    <style:style style:name="P132" style:family="paragraph" style:parent-style-name="Text_20_body">
      <style:text-properties officeooo:rsid="0aa4d270" officeooo:paragraph-rsid="0aa4d270"/>
    </style:style>
    <style:style style:name="P133" style:family="paragraph" style:parent-style-name="Text_20_body">
      <style:text-properties officeooo:rsid="0aa63574" officeooo:paragraph-rsid="0aa63574"/>
    </style:style>
    <style:style style:name="P134" style:family="paragraph" style:parent-style-name="Title">
      <style:text-properties officeooo:rsid="05d98d26" officeooo:paragraph-rsid="05d98d26"/>
    </style:style>
    <style:style style:name="P135" style:family="paragraph" style:parent-style-name="Title">
      <style:text-properties fo:font-size="54pt" officeooo:rsid="05daedc2" officeooo:paragraph-rsid="05daedc2" style:font-size-asian="54pt" style:font-size-complex="54pt"/>
    </style:style>
    <style:style style:name="P136" style:family="paragraph" style:parent-style-name="Title">
      <style:text-properties fo:font-size="48pt" officeooo:rsid="07842583" officeooo:paragraph-rsid="07842583" style:font-size-asian="48pt" style:font-size-complex="48pt"/>
    </style:style>
    <style:style style:name="P137" style:family="paragraph" style:parent-style-name="Text_20_body">
      <style:paragraph-properties fo:break-before="page"/>
      <style:text-properties officeooo:paragraph-rsid="013d743d"/>
    </style:style>
    <style:style style:name="P138" style:family="paragraph" style:parent-style-name="Text_20_body">
      <style:paragraph-properties fo:text-align="end" style:justify-single-word="false" fo:break-before="page"/>
      <style:text-properties fo:font-style="italic" officeooo:rsid="02b0f7a2" officeooo:paragraph-rsid="05d98d26" style:font-style-asian="italic" style:font-style-complex="italic"/>
    </style:style>
    <style:style style:name="P139" style:family="paragraph" style:parent-style-name="Quotations">
      <style:text-properties officeooo:paragraph-rsid="07d6aefb"/>
    </style:style>
    <style:style style:name="P140" style:family="paragraph" style:parent-style-name="Quotations">
      <style:text-properties fo:font-weight="bold" style:font-weight-asian="bold" style:font-weight-complex="bold"/>
    </style:style>
    <style:style style:name="P141" style:family="paragraph" style:parent-style-name="Quotations">
      <style:text-properties fo:font-weight="bold" officeooo:rsid="07e8a5be" style:font-weight-asian="bold" style:font-weight-complex="bold"/>
    </style:style>
    <style:style style:name="P142" style:family="paragraph" style:parent-style-name="Quotations">
      <style:text-properties fo:font-size="12pt" style:font-size-asian="12pt" style:font-size-complex="12pt"/>
    </style:style>
    <style:style style:name="P143" style:family="paragraph" style:parent-style-name="Quotations">
      <style:text-properties fo:font-size="12pt" officeooo:rsid="0a5406a6" officeooo:paragraph-rsid="0a54ad3d" style:font-size-asian="12pt" style:font-size-complex="12pt"/>
    </style:style>
    <style:style style:name="P144" style:family="paragraph" style:parent-style-name="Quotations">
      <style:text-properties fo:font-size="12pt" officeooo:paragraph-rsid="0a54ad3d" style:font-size-asian="12pt" style:font-size-complex="12pt"/>
    </style:style>
    <style:style style:name="P145" style:family="paragraph" style:parent-style-name="Quotations">
      <style:text-properties fo:font-size="12pt" officeooo:rsid="0a56e304" officeooo:paragraph-rsid="0a58b23d" style:font-size-asian="12pt" style:font-size-complex="12pt"/>
    </style:style>
    <style:style style:name="P146" style:family="paragraph" style:parent-style-name="Quotations">
      <style:text-properties fo:font-size="12pt" officeooo:paragraph-rsid="0a58b23d" style:font-size-asian="12pt" style:font-size-complex="12pt"/>
    </style:style>
    <style:style style:name="P147" style:family="paragraph" style:parent-style-name="Quotations">
      <style:text-properties fo:font-size="12pt" officeooo:paragraph-rsid="0a93b035" style:font-size-asian="12pt" style:font-size-complex="12pt"/>
    </style:style>
    <style:style style:name="P148" style:family="paragraph" style:parent-style-name="Quotations">
      <style:text-properties fo:font-size="12pt" officeooo:paragraph-rsid="0a975de3" style:font-size-asian="12pt" style:font-size-complex="12pt"/>
    </style:style>
    <style:style style:name="P149" style:family="paragraph" style:parent-style-name="Quotations">
      <style:text-properties fo:font-size="12pt" officeooo:paragraph-rsid="0a9dda78" style:font-size-asian="12pt" style:font-size-complex="12pt"/>
    </style:style>
    <style:style style:name="P150" style:family="paragraph" style:parent-style-name="Quotations">
      <style:text-properties fo:font-size="12pt" officeooo:paragraph-rsid="0aa147b5" style:font-size-asian="12pt" style:font-size-complex="12pt"/>
    </style:style>
    <style:style style:name="P151" style:family="paragraph" style:parent-style-name="Quotations">
      <style:text-properties fo:font-size="12pt" officeooo:rsid="0aa4d270" officeooo:paragraph-rsid="0aa4f99b" style:font-size-asian="12pt" style:font-size-complex="12pt"/>
    </style:style>
    <style:style style:name="P152" style:family="paragraph" style:parent-style-name="Quotations">
      <style:text-properties fo:font-size="12pt" officeooo:paragraph-rsid="0aa4f99b" style:font-size-asian="12pt" style:font-size-complex="12pt"/>
    </style:style>
    <style:style style:name="P153" style:family="paragraph" style:parent-style-name="Quotations">
      <style:text-properties officeooo:rsid="0a56e304" officeooo:paragraph-rsid="0a58b23d"/>
    </style:style>
    <style:style style:name="P154" style:family="paragraph" style:parent-style-name="Table_20_Contents">
      <style:paragraph-properties fo:text-align="justify" style:justify-single-word="false"/>
      <style:text-properties style:font-name="Times New Roman1" style:font-size-asian="10.5pt"/>
    </style:style>
    <style:style style:name="P155" style:family="paragraph" style:parent-style-name="Table_20_Contents">
      <style:paragraph-properties fo:text-align="justify" style:justify-single-word="false"/>
      <style:text-properties style:font-name="Times New Roman1" officeooo:rsid="093e0cd6" officeooo:paragraph-rsid="093e0cd6" style:font-size-asian="10.5pt"/>
    </style:style>
    <style:style style:name="P156" style:family="paragraph" style:parent-style-name="Table_20_Contents">
      <style:paragraph-properties fo:text-align="justify" style:justify-single-word="false"/>
      <style:text-properties style:font-name="Times New Roman1" officeooo:rsid="093fe90d" officeooo:paragraph-rsid="093fe90d" style:font-size-asian="10.5pt"/>
    </style:style>
    <style:style style:name="P157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43c021" style:font-size-asian="10.5pt"/>
    </style:style>
    <style:style style:name="P158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0d31d" style:font-size-asian="10.5pt"/>
    </style:style>
    <style:style style:name="P159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81034" style:font-size-asian="10.5pt"/>
    </style:style>
    <style:style style:name="P160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a59a0" style:font-size-asian="10.5pt"/>
    </style:style>
    <style:style style:name="P161" style:family="paragraph" style:parent-style-name="Table_20_Contents">
      <style:paragraph-properties fo:text-align="justify" style:justify-single-word="false"/>
      <style:text-properties style:font-name="Times New Roman1" officeooo:rsid="0947072d" officeooo:paragraph-rsid="0947072d" style:font-size-asian="10.5pt"/>
    </style:style>
    <style:style style:name="P162" style:family="paragraph" style:parent-style-name="Table_20_Contents">
      <style:paragraph-properties fo:text-align="justify" style:justify-single-word="false"/>
      <style:text-properties style:font-name="Times New Roman1" officeooo:rsid="094866b1" officeooo:paragraph-rsid="094866b1" style:font-size-asian="10.5pt"/>
    </style:style>
    <style:style style:name="P163" style:family="paragraph" style:parent-style-name="Table_20_Contents">
      <style:paragraph-properties fo:text-align="justify" style:justify-single-word="false"/>
      <style:text-properties style:font-name="Times New Roman1" officeooo:rsid="094baf28" officeooo:paragraph-rsid="094baf28" style:font-size-asian="10.5pt"/>
    </style:style>
    <style:style style:name="P164" style:family="paragraph" style:parent-style-name="Table_20_Contents">
      <style:paragraph-properties fo:text-align="justify" style:justify-single-word="false"/>
      <style:text-properties style:font-name="Times New Roman1" officeooo:rsid="094f6d91" officeooo:paragraph-rsid="094f6d91" style:font-size-asian="10.5pt"/>
    </style:style>
    <style:style style:name="P165" style:family="paragraph" style:parent-style-name="Table_20_Contents">
      <style:paragraph-properties fo:text-align="justify" style:justify-single-word="false"/>
      <style:text-properties style:font-name="Times New Roman1" officeooo:rsid="0950f854" officeooo:paragraph-rsid="0950f854" style:font-size-asian="10.5pt"/>
    </style:style>
    <style:style style:name="P166" style:family="paragraph" style:parent-style-name="Table_20_Contents">
      <style:paragraph-properties fo:text-align="justify" style:justify-single-word="false"/>
      <style:text-properties style:font-name="Times New Roman1" officeooo:rsid="09524905" officeooo:paragraph-rsid="09524905" style:font-size-asian="10.5pt"/>
    </style:style>
    <style:style style:name="P167" style:family="paragraph" style:parent-style-name="Table_20_Contents">
      <style:paragraph-properties fo:text-align="justify" style:justify-single-word="false"/>
      <style:text-properties style:font-name="Times New Roman1" officeooo:rsid="09557327" officeooo:paragraph-rsid="09557327" style:font-size-asian="10.5pt"/>
    </style:style>
    <style:style style:name="P168" style:family="paragraph" style:parent-style-name="Table_20_Contents">
      <style:paragraph-properties fo:text-align="justify" style:justify-single-word="false"/>
      <style:text-properties style:font-name="Times New Roman1" officeooo:rsid="09557f64" officeooo:paragraph-rsid="09557f64" style:font-size-asian="10.5pt"/>
    </style:style>
    <style:style style:name="P169" style:family="paragraph" style:parent-style-name="Table_20_Contents">
      <style:paragraph-properties fo:text-align="justify" style:justify-single-word="false"/>
      <style:text-properties style:font-name="Times New Roman1" officeooo:rsid="09557f64" officeooo:paragraph-rsid="0956c66b" style:font-size-asian="10.5pt"/>
    </style:style>
    <style:style style:name="P170" style:family="paragraph" style:parent-style-name="Table_20_Contents">
      <style:paragraph-properties fo:text-align="justify" style:justify-single-word="false"/>
      <style:text-properties style:font-name="Times New Roman1" officeooo:rsid="09574f68" officeooo:paragraph-rsid="09574f68" style:font-size-asian="10.5pt"/>
    </style:style>
    <style:style style:name="P171" style:family="paragraph" style:parent-style-name="Table_20_Contents">
      <style:paragraph-properties fo:text-align="justify" style:justify-single-word="false"/>
      <style:text-properties style:font-name="Times New Roman1" officeooo:rsid="0957891c" officeooo:paragraph-rsid="0957891c" style:font-size-asian="10.5pt"/>
    </style:style>
    <style:style style:name="P172" style:family="paragraph" style:parent-style-name="Table_20_Contents">
      <style:paragraph-properties fo:text-align="justify" style:justify-single-word="false"/>
      <style:text-properties style:font-name="Times New Roman1" officeooo:rsid="095874c9" officeooo:paragraph-rsid="095874c9" style:font-size-asian="10.5pt"/>
    </style:style>
    <style:style style:name="P173" style:family="paragraph" style:parent-style-name="Table_20_Contents">
      <style:paragraph-properties fo:text-align="justify" style:justify-single-word="false"/>
      <style:text-properties style:font-name="Times New Roman1" officeooo:rsid="09605ac6" officeooo:paragraph-rsid="09605ac6" style:font-size-asian="10.5pt"/>
    </style:style>
    <style:style style:name="P174" style:family="paragraph" style:parent-style-name="Table">
      <style:paragraph-properties fo:keep-with-next="always"/>
    </style:style>
    <style:style style:name="P175" style:family="paragraph" style:parent-style-name="Standard">
      <style:text-properties officeooo:rsid="0a73ba50" officeooo:paragraph-rsid="0a9dda78"/>
    </style:style>
    <style:style style:name="P176" style:family="paragraph" style:parent-style-name="Quotations">
      <style:paragraph-properties fo:margin-left="0cm" fo:margin-right="3cm" fo:text-indent="0cm" style:auto-text-indent="false"/>
      <style:text-properties fo:font-size="12pt" officeooo:rsid="0a56e304" officeooo:paragraph-rsid="0a58b23d" style:font-size-asian="12pt" style:font-size-complex="12pt"/>
    </style:style>
    <style:style style:name="P177" style:family="paragraph" style:parent-style-name="Text_20_body" style:list-style-name="L1">
      <style:text-properties officeooo:rsid="086d7a9d" officeooo:paragraph-rsid="086d7a9d"/>
    </style:style>
    <style:style style:name="P178" style:family="paragraph" style:parent-style-name="Text_20_body" style:list-style-name="L1">
      <style:text-properties officeooo:rsid="086f6d60" officeooo:paragraph-rsid="086f6d60"/>
    </style:style>
    <style:style style:name="P179" style:family="paragraph" style:parent-style-name="Text_20_body" style:list-style-name="L1">
      <style:text-properties officeooo:rsid="086f6d60" officeooo:paragraph-rsid="0872131b"/>
    </style:style>
    <style:style style:name="P180" style:family="paragraph" style:parent-style-name="Text_20_body" style:list-style-name="L1">
      <style:text-properties officeooo:rsid="086f6d60" officeooo:paragraph-rsid="08735723"/>
    </style:style>
    <style:style style:name="P181" style:family="paragraph" style:parent-style-name="Text_20_body" style:list-style-name="L1">
      <style:text-properties officeooo:rsid="086f6d60" officeooo:paragraph-rsid="08755f5f"/>
    </style:style>
    <style:style style:name="P182" style:family="paragraph" style:parent-style-name="Text_20_body" style:list-style-name="L1">
      <style:text-properties officeooo:rsid="086f6d60" officeooo:paragraph-rsid="0876792b"/>
    </style:style>
    <style:style style:name="P183" style:family="paragraph" style:parent-style-name="Text_20_body" style:list-style-name="L1">
      <style:text-properties fo:font-weight="bold" officeooo:rsid="0872131b" officeooo:paragraph-rsid="0872131b" style:font-weight-asian="bold" style:font-weight-complex="bold"/>
    </style:style>
    <style:style style:name="P184" style:family="paragraph" style:parent-style-name="Text_20_body" style:list-style-name="L1">
      <style:text-properties fo:font-weight="bold" officeooo:rsid="0878beb9" officeooo:paragraph-rsid="08794b59" style:font-weight-asian="bold" style:font-weight-complex="bold"/>
    </style:style>
    <style:style style:name="P185" style:family="paragraph" style:parent-style-name="Text_20_body">
      <style:text-properties fo:font-weight="bold" officeooo:rsid="0ac59bd6" officeooo:paragraph-rsid="0ac59bd6" style:font-weight-asian="bold" style:font-weight-complex="bold"/>
    </style:style>
    <style:style style:name="P186" style:family="paragraph" style:parent-style-name="Text_20_body">
      <style:text-properties fo:font-weight="bold" officeooo:rsid="0ac59bd6" officeooo:paragraph-rsid="0ac7705b" style:font-weight-asian="bold" style:font-weight-complex="bold"/>
    </style:style>
    <style:style style:name="P187" style:family="paragraph" style:parent-style-name="Text_20_body">
      <style:text-properties fo:font-weight="bold" officeooo:rsid="0ac59bd6" officeooo:paragraph-rsid="0ad6c5f3" style:font-weight-asian="bold" style:font-weight-complex="bold"/>
    </style:style>
    <style:style style:name="P188" style:family="paragraph" style:parent-style-name="Text_20_body">
      <style:text-properties fo:font-weight="bold" officeooo:rsid="0ad34a88" officeooo:paragraph-rsid="0ad34a88" style:font-weight-asian="bold" style:font-weight-complex="bold"/>
    </style:style>
    <style:style style:name="P189" style:family="paragraph" style:parent-style-name="Text_20_body">
      <style:text-properties fo:font-weight="bold" officeooo:rsid="0ad6a73e" officeooo:paragraph-rsid="0ad6a73e" style:font-weight-asian="bold" style:font-weight-complex="bold"/>
    </style:style>
    <style:style style:name="P190" style:family="paragraph" style:parent-style-name="Text_20_body">
      <style:text-properties fo:font-weight="bold" officeooo:rsid="0b066f8c" officeooo:paragraph-rsid="0b066f8c" style:font-weight-asian="bold" style:font-weight-complex="bold"/>
    </style:style>
    <style:style style:name="P191" style:family="paragraph" style:parent-style-name="Text_20_body">
      <style:text-properties fo:font-weight="bold" officeooo:rsid="0b085424" officeooo:paragraph-rsid="0b085424" style:font-weight-asian="bold" style:font-weight-complex="bold"/>
    </style:style>
    <style:style style:name="P192" style:family="paragraph" style:parent-style-name="Text_20_body">
      <style:text-properties fo:font-weight="bold" officeooo:rsid="0b1c0cf4" officeooo:paragraph-rsid="0b1c0cf4" style:font-weight-asian="bold" style:font-weight-complex="bold"/>
    </style:style>
    <style:style style:name="P193" style:family="paragraph" style:parent-style-name="Text_20_body" style:list-style-name="L1">
      <style:text-properties officeooo:rsid="087492f5" officeooo:paragraph-rsid="087492f5"/>
    </style:style>
    <style:style style:name="P194" style:family="paragraph" style:parent-style-name="Text_20_body" style:list-style-name="L1">
      <style:text-properties officeooo:rsid="0876792b" officeooo:paragraph-rsid="0876792b"/>
    </style:style>
    <style:style style:name="P195" style:family="paragraph" style:parent-style-name="Text_20_body" style:list-style-name="L1">
      <style:text-properties officeooo:rsid="0876792b" officeooo:paragraph-rsid="08777f64"/>
    </style:style>
    <style:style style:name="P196" style:family="paragraph" style:parent-style-name="Text_20_body" style:list-style-name="L1">
      <style:text-properties officeooo:rsid="0876792b" officeooo:paragraph-rsid="08781981"/>
    </style:style>
    <style:style style:name="P197" style:family="paragraph" style:parent-style-name="Text_20_body" style:list-style-name="L1">
      <style:text-properties officeooo:rsid="0878beb9" officeooo:paragraph-rsid="0878beb9"/>
    </style:style>
    <style:style style:name="P198" style:family="paragraph" style:parent-style-name="Text_20_body" style:list-style-name="L2">
      <style:text-properties officeooo:rsid="09b11c44" officeooo:paragraph-rsid="09b11c44"/>
    </style:style>
    <style:style style:name="P199" style:family="paragraph" style:parent-style-name="Text_20_body" style:list-style-name="L2">
      <style:text-properties officeooo:rsid="09b1cd56" officeooo:paragraph-rsid="09b1cd56"/>
    </style:style>
    <style:style style:name="P200" style:family="paragraph" style:parent-style-name="Text_20_body" style:list-style-name="L2">
      <style:text-properties officeooo:rsid="09b358a9" officeooo:paragraph-rsid="09b358a9"/>
    </style:style>
    <style:style style:name="P201" style:family="paragraph" style:parent-style-name="Text_20_body" style:list-style-name="L2">
      <style:text-properties officeooo:rsid="09b451fc" officeooo:paragraph-rsid="09b451fc"/>
    </style:style>
    <style:style style:name="P202" style:family="paragraph" style:parent-style-name="Text_20_body" style:list-style-name="L2">
      <style:text-properties officeooo:rsid="09b60674" officeooo:paragraph-rsid="09b60674"/>
    </style:style>
    <style:style style:name="P203" style:family="paragraph" style:parent-style-name="Text_20_body" style:list-style-name="L3">
      <style:text-properties officeooo:rsid="09b60674" officeooo:paragraph-rsid="09c00c31"/>
    </style:style>
    <style:style style:name="P204" style:family="paragraph" style:parent-style-name="Text_20_body" style:list-style-name="L2">
      <style:text-properties officeooo:rsid="09b7d8ff" officeooo:paragraph-rsid="09b7d8ff"/>
    </style:style>
    <style:style style:name="P205" style:family="paragraph" style:parent-style-name="Text_20_body" style:list-style-name="L3">
      <style:text-properties officeooo:rsid="09b7d8ff" officeooo:paragraph-rsid="09c00c31"/>
    </style:style>
    <style:style style:name="P206" style:family="paragraph" style:parent-style-name="Text_20_body" style:list-style-name="L3">
      <style:text-properties officeooo:rsid="09c00c31" officeooo:paragraph-rsid="09c4c9d2"/>
    </style:style>
    <style:style style:name="P207" style:family="paragraph" style:parent-style-name="Text_20_body" style:list-style-name="L3">
      <style:text-properties officeooo:rsid="09c00c31" officeooo:paragraph-rsid="09c27922"/>
    </style:style>
    <style:style style:name="P208" style:family="paragraph" style:parent-style-name="Text_20_body" style:list-style-name="L3">
      <style:text-properties officeooo:rsid="09c00c31" officeooo:paragraph-rsid="09c00c31"/>
    </style:style>
    <style:style style:name="P209" style:family="paragraph" style:parent-style-name="Text_20_body" style:list-style-name="L3">
      <style:text-properties officeooo:rsid="09c00c31" officeooo:paragraph-rsid="09cb32c9"/>
    </style:style>
    <style:style style:name="P210" style:family="paragraph" style:parent-style-name="Text_20_body" style:list-style-name="L3">
      <style:text-properties style:font-name="Times New Roman1" fo:font-weight="normal" officeooo:rsid="09cb32c9" officeooo:paragraph-rsid="09cb32c9" style:font-size-asian="10.5pt" style:font-weight-asian="normal" style:font-weight-complex="normal"/>
    </style:style>
    <style:style style:name="P211" style:family="paragraph" style:parent-style-name="Text_20_body" style:list-style-name="L3">
      <style:text-properties style:font-name="Times New Roman1" fo:font-weight="normal" officeooo:rsid="09cdd900" officeooo:paragraph-rsid="09c00c31" style:font-size-asian="10.5pt" style:font-weight-asian="normal" style:font-weight-complex="normal"/>
    </style:style>
    <style:style style:name="P212" style:family="paragraph" style:parent-style-name="Text_20_body">
      <style:text-properties officeooo:rsid="0a651322" officeooo:paragraph-rsid="0a660587"/>
    </style:style>
    <style:style style:name="P213" style:family="paragraph" style:parent-style-name="Text_20_body">
      <style:text-properties officeooo:rsid="0a67b453" officeooo:paragraph-rsid="0a67b453"/>
    </style:style>
    <style:style style:name="P214" style:family="paragraph" style:parent-style-name="Text_20_body">
      <style:text-properties fo:font-size="12pt" fo:font-style="normal" fo:font-weight="normal" officeooo:rsid="0a9ab722" officeooo:paragraph-rsid="0a991bc3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Text_20_body">
      <style:text-properties officeooo:rsid="0aa4d270" officeooo:paragraph-rsid="0aa4d270"/>
    </style:style>
    <style:style style:name="P216" style:family="paragraph" style:parent-style-name="Text_20_body">
      <style:text-properties officeooo:rsid="0ab9a1f6" officeooo:paragraph-rsid="0ae3a104"/>
    </style:style>
    <style:style style:name="P217" style:family="paragraph" style:parent-style-name="Text_20_body">
      <style:text-properties officeooo:rsid="0abf7802" officeooo:paragraph-rsid="0abf7802"/>
    </style:style>
    <style:style style:name="P218" style:family="paragraph" style:parent-style-name="Text_20_body">
      <style:text-properties officeooo:rsid="0abf7802" officeooo:paragraph-rsid="0ac158e3"/>
    </style:style>
    <style:style style:name="P219" style:family="paragraph" style:parent-style-name="Text_20_body">
      <style:text-properties officeooo:rsid="0abf7802" officeooo:paragraph-rsid="0ac4b077"/>
    </style:style>
    <style:style style:name="P220" style:family="paragraph" style:parent-style-name="Text_20_body">
      <style:text-properties officeooo:rsid="0abf7802" officeooo:paragraph-rsid="0ac9238e"/>
    </style:style>
    <style:style style:name="P221" style:family="paragraph" style:parent-style-name="Text_20_body">
      <style:text-properties officeooo:rsid="0abf7802" officeooo:paragraph-rsid="0acb382d"/>
    </style:style>
    <style:style style:name="P222" style:family="paragraph" style:parent-style-name="Text_20_body">
      <style:text-properties officeooo:rsid="0ac59bd6" officeooo:paragraph-rsid="0ac59bd6"/>
    </style:style>
    <style:style style:name="P223" style:family="paragraph" style:parent-style-name="Text_20_body">
      <style:text-properties fo:font-weight="normal" officeooo:rsid="0aca3867" officeooo:paragraph-rsid="0aca3867" style:font-weight-asian="normal" style:font-weight-complex="normal"/>
    </style:style>
    <style:style style:name="P224" style:family="paragraph" style:parent-style-name="Text_20_body">
      <style:text-properties fo:font-weight="normal" officeooo:rsid="0abf7802" officeooo:paragraph-rsid="0acb382d" style:font-weight-asian="normal" style:font-weight-complex="normal"/>
    </style:style>
    <style:style style:name="P225" style:family="paragraph" style:parent-style-name="Text_20_body">
      <style:text-properties fo:font-weight="normal" officeooo:rsid="0ad34a88" officeooo:paragraph-rsid="0ad34a88" style:font-weight-asian="normal" style:font-weight-complex="normal"/>
    </style:style>
    <style:style style:name="P226" style:family="paragraph" style:parent-style-name="Text_20_body">
      <style:text-properties officeooo:rsid="0ad6a73e" officeooo:paragraph-rsid="0ad6a73e"/>
    </style:style>
    <style:style style:name="P227" style:family="paragraph" style:parent-style-name="Text_20_body">
      <style:text-properties officeooo:paragraph-rsid="09f06f02"/>
    </style:style>
    <style:style style:name="P228" style:family="paragraph" style:parent-style-name="Text_20_body">
      <style:text-properties officeooo:rsid="0ada98b0" officeooo:paragraph-rsid="09f06f02"/>
    </style:style>
    <style:style style:name="P229" style:family="paragraph" style:parent-style-name="Text_20_body">
      <style:text-properties officeooo:rsid="0ada98b0" officeooo:paragraph-rsid="0ada98b0"/>
    </style:style>
    <style:style style:name="P230" style:family="paragraph" style:parent-style-name="Text_20_body">
      <style:text-properties officeooo:rsid="0ada98b0" officeooo:paragraph-rsid="0adb8f50"/>
    </style:style>
    <style:style style:name="P231" style:family="paragraph" style:parent-style-name="Text_20_body">
      <style:text-properties officeooo:rsid="0ada98b0" officeooo:paragraph-rsid="0adc10d9"/>
    </style:style>
    <style:style style:name="P232" style:family="paragraph" style:parent-style-name="Text_20_body">
      <style:text-properties officeooo:rsid="0ada98b0" officeooo:paragraph-rsid="0addd47e"/>
    </style:style>
    <style:style style:name="P233" style:family="paragraph" style:parent-style-name="Text_20_body">
      <style:text-properties officeooo:rsid="0ada98b0" officeooo:paragraph-rsid="0adea10b"/>
    </style:style>
    <style:style style:name="P234" style:family="paragraph" style:parent-style-name="Text_20_body">
      <style:text-properties officeooo:rsid="0ada98b0" officeooo:paragraph-rsid="0adf020f"/>
    </style:style>
    <style:style style:name="P235" style:family="paragraph" style:parent-style-name="Text_20_body">
      <style:text-properties officeooo:rsid="0ae1c0e9" officeooo:paragraph-rsid="0ae1c0e9"/>
    </style:style>
    <style:style style:name="P236" style:family="paragraph" style:parent-style-name="Text_20_body">
      <style:text-properties officeooo:rsid="0ae70116" officeooo:paragraph-rsid="0ae70116"/>
    </style:style>
    <style:style style:name="P237" style:family="paragraph" style:parent-style-name="Text_20_body">
      <style:text-properties officeooo:paragraph-rsid="0aefd4ba"/>
    </style:style>
    <style:style style:name="P238" style:family="paragraph" style:parent-style-name="Text_20_body">
      <style:text-properties officeooo:paragraph-rsid="0af1697a"/>
    </style:style>
    <style:style style:name="P239" style:family="paragraph" style:parent-style-name="Text_20_body">
      <style:text-properties officeooo:paragraph-rsid="0af3e3da"/>
    </style:style>
    <style:style style:name="P240" style:family="paragraph" style:parent-style-name="Text_20_body" style:list-style-name="L4">
      <style:text-properties officeooo:paragraph-rsid="0af3e3da"/>
    </style:style>
    <style:style style:name="P241" style:family="paragraph" style:parent-style-name="Text_20_body">
      <style:text-properties officeooo:rsid="0af3e3da" officeooo:paragraph-rsid="0af3e3da"/>
    </style:style>
    <style:style style:name="P242" style:family="paragraph" style:parent-style-name="Text_20_body">
      <style:text-properties officeooo:rsid="0b02d899" officeooo:paragraph-rsid="0b02d899"/>
    </style:style>
    <style:style style:name="P243" style:family="paragraph" style:parent-style-name="Text_20_body">
      <style:text-properties officeooo:rsid="0b02d899" officeooo:paragraph-rsid="0b066f8c"/>
    </style:style>
    <style:style style:name="P244" style:family="paragraph" style:parent-style-name="Text_20_body">
      <style:text-properties officeooo:rsid="0b02d899" officeooo:paragraph-rsid="0b11c942"/>
    </style:style>
    <style:style style:name="P245" style:family="paragraph" style:parent-style-name="Text_20_body">
      <style:text-properties officeooo:rsid="0b02d899" officeooo:paragraph-rsid="0b169c79"/>
    </style:style>
    <style:style style:name="P246" style:family="paragraph" style:parent-style-name="Text_20_body">
      <style:text-properties officeooo:rsid="0b02d899" officeooo:paragraph-rsid="0b1adb20"/>
    </style:style>
    <style:style style:name="P247" style:family="paragraph" style:parent-style-name="Text_20_body">
      <style:text-properties officeooo:rsid="0b02d899" officeooo:paragraph-rsid="0b1b0197"/>
    </style:style>
    <style:style style:name="P248" style:family="paragraph" style:parent-style-name="Text_20_body">
      <style:text-properties officeooo:rsid="0b066f8c" officeooo:paragraph-rsid="0b066f8c"/>
    </style:style>
    <style:style style:name="P249" style:family="paragraph" style:parent-style-name="Text_20_body">
      <style:text-properties officeooo:rsid="0b0cef62" officeooo:paragraph-rsid="0b0ee618"/>
    </style:style>
    <style:style style:name="P250" style:family="paragraph" style:parent-style-name="Text_20_body">
      <style:text-properties officeooo:rsid="0b11c942" officeooo:paragraph-rsid="0b11c942"/>
    </style:style>
    <style:style style:name="P251" style:family="paragraph" style:parent-style-name="Text_20_body">
      <style:text-properties officeooo:rsid="0b11c942" officeooo:paragraph-rsid="0b1358f4"/>
    </style:style>
    <style:style style:name="P252" style:family="paragraph" style:parent-style-name="Text_20_body">
      <style:text-properties officeooo:rsid="0b11c942" officeooo:paragraph-rsid="0b1adb20"/>
    </style:style>
    <style:style style:name="P253" style:family="paragraph" style:parent-style-name="Text_20_body">
      <style:text-properties officeooo:rsid="0b11c942" officeooo:paragraph-rsid="0b1b0197"/>
    </style:style>
    <style:style style:name="P254" style:family="paragraph" style:parent-style-name="Text_20_body">
      <style:text-properties officeooo:rsid="0b11c942" officeooo:paragraph-rsid="0b1b11f3"/>
    </style:style>
    <style:style style:name="P255" style:family="paragraph" style:parent-style-name="Text_20_body">
      <style:text-properties officeooo:rsid="0b14a5fc" officeooo:paragraph-rsid="0b14a5fc"/>
    </style:style>
    <style:style style:name="P256" style:family="paragraph" style:parent-style-name="Text_20_body">
      <style:text-properties officeooo:rsid="0b1adb20" officeooo:paragraph-rsid="0b1adb20"/>
    </style:style>
    <style:style style:name="P257" style:family="paragraph" style:parent-style-name="Text_20_body">
      <style:text-properties officeooo:rsid="0b1b11f3" officeooo:paragraph-rsid="0b1b11f3"/>
    </style:style>
    <style:style style:name="P258" style:family="paragraph" style:parent-style-name="Text_20_body">
      <style:text-properties officeooo:rsid="0b1c0cf4" officeooo:paragraph-rsid="0b1c0cf4"/>
    </style:style>
    <style:style style:name="P259" style:family="paragraph" style:parent-style-name="Heading_20_1" style:list-style-name="">
      <style:paragraph-properties fo:text-align="justify" style:justify-single-word="false"/>
      <style:text-properties officeooo:rsid="07b55d60" officeooo:paragraph-rsid="07b55d60"/>
    </style:style>
    <style:style style:name="P260" style:family="paragraph" style:parent-style-name="Heading_20_1">
      <style:paragraph-properties fo:break-before="page"/>
    </style:style>
    <style:style style:name="P261" style:family="paragraph" style:parent-style-name="Heading_20_1">
      <style:paragraph-properties fo:break-before="page"/>
      <style:text-properties officeooo:rsid="07b55d60" officeooo:paragraph-rsid="07b55d60"/>
    </style:style>
    <style:style style:name="P262" style:family="paragraph" style:parent-style-name="Heading_20_1">
      <style:paragraph-properties fo:break-before="page"/>
      <style:text-properties officeooo:rsid="0a1366c2" officeooo:paragraph-rsid="0a1366c2"/>
    </style:style>
    <style:style style:name="P2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4" style:family="paragraph" style:parent-style-name="Heading_20_2">
      <style:text-properties fo:font-weight="bold" officeooo:rsid="07d52417" style:font-weight-asian="bold" style:font-weight-complex="bold"/>
    </style:style>
    <style:style style:name="P265" style:family="paragraph" style:parent-style-name="Heading_20_2">
      <style:text-properties fo:font-weight="bold" officeooo:rsid="080ce6e9" style:font-weight-asian="bold" style:font-weight-complex="bold"/>
    </style:style>
    <style:style style:name="P266" style:family="paragraph" style:parent-style-name="Heading_20_2">
      <style:text-properties fo:font-weight="bold" officeooo:rsid="08e936d2" style:font-weight-asian="bold" style:font-weight-complex="bold"/>
    </style:style>
    <style:style style:name="P267" style:family="paragraph" style:parent-style-name="Heading_20_2">
      <style:text-properties officeooo:rsid="096fc742" officeooo:paragraph-rsid="096e42ef"/>
    </style:style>
    <style:style style:name="P268" style:family="paragraph" style:parent-style-name="Heading_20_2">
      <style:text-properties officeooo:rsid="098fd0c8" officeooo:paragraph-rsid="098fd0c8"/>
    </style:style>
    <style:style style:name="P269" style:family="paragraph" style:parent-style-name="Heading_20_2">
      <style:text-properties officeooo:rsid="0a278272" officeooo:paragraph-rsid="0a278272"/>
    </style:style>
    <style:style style:name="P270" style:family="paragraph" style:parent-style-name="Heading_20_2">
      <style:text-properties officeooo:paragraph-rsid="0a349058"/>
    </style:style>
    <style:style style:name="P271" style:family="paragraph" style:parent-style-name="Heading_20_2">
      <style:text-properties officeooo:rsid="0a225e21" officeooo:paragraph-rsid="0a352003"/>
    </style:style>
    <style:style style:name="P272" style:family="paragraph" style:parent-style-name="Heading_20_2">
      <style:text-properties officeooo:rsid="0a250cc8" officeooo:paragraph-rsid="0a250cc8"/>
    </style:style>
    <style:style style:name="P273" style:family="paragraph" style:parent-style-name="Heading_20_2">
      <style:text-properties officeooo:paragraph-rsid="09ea00a5"/>
    </style:style>
    <style:style style:name="P274" style:family="paragraph" style:parent-style-name="Quotations">
      <style:text-properties fo:font-size="12pt" fo:font-style="normal" officeooo:rsid="0a5e99bc" officeooo:paragraph-rsid="0a58b23d" style:font-size-asian="12pt" style:font-style-asian="normal" style:font-size-complex="12pt" style:font-style-complex="normal"/>
    </style:style>
    <style:style style:name="P275" style:family="paragraph" style:parent-style-name="Quotations">
      <style:text-properties fo:font-size="12pt" fo:font-style="normal" officeooo:rsid="0a56e304" officeooo:paragraph-rsid="0a93b035" style:font-size-asian="12pt" style:font-style-asian="normal" style:font-size-complex="12pt" style:font-style-complex="normal"/>
    </style:style>
    <style:style style:name="P276" style:family="paragraph" style:parent-style-name="Quotations">
      <style:text-properties fo:font-size="12pt" fo:font-style="normal" officeooo:rsid="0a56e304" officeooo:paragraph-rsid="0a975de3" style:font-size-asian="12pt" style:font-style-asian="normal" style:font-size-complex="12pt" style:font-style-complex="normal"/>
    </style:style>
    <style:style style:name="P277" style:family="paragraph" style:parent-style-name="Quotations">
      <style:text-properties fo:font-size="12pt" fo:font-style="normal" officeooo:rsid="0a56e304" officeooo:paragraph-rsid="0aa4f99b" style:font-size-asian="12pt" style:font-style-asian="normal" style:font-size-complex="12pt" style:font-style-complex="normal"/>
    </style:style>
    <style:style style:name="P278" style:family="paragraph" style:parent-style-name="Quotations">
      <style:text-properties fo:font-size="12pt" officeooo:rsid="0a5ff2ac" officeooo:paragraph-rsid="0a5ff2ac" style:font-size-asian="12pt" style:font-size-complex="12pt"/>
    </style:style>
    <style:style style:name="P27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1" style:family="paragraph" style:parent-style-name="Heading_20_3">
      <style:text-properties officeooo:rsid="0a2d22a2" officeooo:paragraph-rsid="0a2d22a2"/>
    </style:style>
    <style:style style:name="T1" style:family="text">
      <style:text-properties officeooo:rsid="02801e70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61fe228" style:font-size-asian="24pt" style:font-weight-asian="bold" style:font-size-complex="24pt" style:font-weight-complex="bold"/>
    </style:style>
    <style:style style:name="T5" style:family="text">
      <style:text-properties officeooo:rsid="078b420f"/>
    </style:style>
    <style:style style:name="T6" style:family="text">
      <style:text-properties officeooo:rsid="078d376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2b0f7a2" style:font-style-asian="italic" style:font-style-complex="italic"/>
    </style:style>
    <style:style style:name="T9" style:family="text">
      <style:text-properties fo:font-style="italic" officeooo:rsid="078e45ef" style:font-style-asian="italic" style:font-style-complex="italic"/>
    </style:style>
    <style:style style:name="T10" style:family="text">
      <style:text-properties officeooo:rsid="07932101"/>
    </style:style>
    <style:style style:name="T11" style:family="text">
      <style:text-properties officeooo:rsid="0795df24"/>
    </style:style>
    <style:style style:name="T12" style:family="text">
      <style:text-properties officeooo:rsid="07a37fc8"/>
    </style:style>
    <style:style style:name="T13" style:family="text">
      <style:text-properties officeooo:rsid="07a52826"/>
    </style:style>
    <style:style style:name="T14" style:family="text">
      <style:text-properties officeooo:rsid="07a9aa8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7cd703b" style:font-weight-asian="bold" style:font-weight-complex="bold"/>
    </style:style>
    <style:style style:name="T17" style:family="text">
      <style:text-properties fo:font-weight="bold" officeooo:rsid="07ca54a9" style:font-weight-asian="bold" style:font-weight-complex="bold"/>
    </style:style>
    <style:style style:name="T18" style:family="text">
      <style:text-properties fo:font-weight="bold" officeooo:rsid="07dde37a" style:font-weight-asian="bold" style:font-weight-complex="bold"/>
    </style:style>
    <style:style style:name="T19" style:family="text">
      <style:text-properties fo:font-weight="bold" officeooo:rsid="07dfb6f3" style:font-weight-asian="bold" style:font-weight-complex="bold"/>
    </style:style>
    <style:style style:name="T20" style:family="text">
      <style:text-properties fo:font-weight="bold" officeooo:rsid="08268e35" style:font-weight-asian="bold" style:font-weight-complex="bold"/>
    </style:style>
    <style:style style:name="T21" style:family="text">
      <style:text-properties fo:font-weight="bold" officeooo:rsid="0826a87d" style:font-weight-asian="bold" style:font-weight-complex="bold"/>
    </style:style>
    <style:style style:name="T22" style:family="text">
      <style:text-properties fo:font-weight="bold" officeooo:rsid="082e925d" style:font-weight-asian="bold" style:font-weight-complex="bold"/>
    </style:style>
    <style:style style:name="T23" style:family="text">
      <style:text-properties fo:font-weight="bold" officeooo:rsid="08323122" style:font-weight-asian="bold" style:font-weight-complex="bold"/>
    </style:style>
    <style:style style:name="T24" style:family="text">
      <style:text-properties fo:font-weight="bold" officeooo:rsid="0863e71d" style:font-weight-asian="bold" style:font-weight-complex="bold"/>
    </style:style>
    <style:style style:name="T25" style:family="text">
      <style:text-properties fo:font-weight="bold" officeooo:rsid="0842641b" style:font-weight-asian="bold" style:font-weight-complex="bold"/>
    </style:style>
    <style:style style:name="T26" style:family="text">
      <style:text-properties fo:font-weight="bold" officeooo:rsid="0872131b" style:font-weight-asian="bold" style:font-weight-complex="bold"/>
    </style:style>
    <style:style style:name="T27" style:family="text">
      <style:text-properties fo:font-weight="bold" officeooo:rsid="08dc0eab" style:font-weight-asian="bold" style:font-weight-complex="bold"/>
    </style:style>
    <style:style style:name="T28" style:family="text">
      <style:text-properties fo:font-weight="bold" officeooo:rsid="08dfe425" style:font-weight-asian="bold" style:font-weight-complex="bold"/>
    </style:style>
    <style:style style:name="T29" style:family="text">
      <style:text-properties fo:font-weight="bold" officeooo:rsid="08e936d2" style:font-weight-asian="bold" style:font-weight-complex="bold"/>
    </style:style>
    <style:style style:name="T30" style:family="text">
      <style:text-properties fo:font-weight="bold" officeooo:rsid="08eecd03" style:font-weight-asian="bold" style:font-weight-complex="bold"/>
    </style:style>
    <style:style style:name="T31" style:family="text">
      <style:text-properties fo:font-weight="bold" officeooo:rsid="08f60723" style:font-weight-asian="bold" style:font-weight-complex="bold"/>
    </style:style>
    <style:style style:name="T32" style:family="text">
      <style:text-properties fo:font-weight="bold" officeooo:rsid="08ea6c67" style:font-weight-asian="bold" style:font-weight-complex="bold"/>
    </style:style>
    <style:style style:name="T33" style:family="text">
      <style:text-properties fo:font-weight="bold" officeooo:rsid="08f74c42" style:font-weight-asian="bold" style:font-weight-complex="bold"/>
    </style:style>
    <style:style style:name="T34" style:family="text">
      <style:text-properties fo:font-weight="bold" officeooo:rsid="08f9d3cb" style:font-weight-asian="bold" style:font-weight-complex="bold"/>
    </style:style>
    <style:style style:name="T35" style:family="text">
      <style:text-properties fo:font-weight="bold" officeooo:rsid="09001f06" style:font-weight-asian="bold" style:font-weight-complex="bold"/>
    </style:style>
    <style:style style:name="T36" style:family="text">
      <style:text-properties fo:font-weight="bold" officeooo:rsid="08fcdbe6" style:font-weight-asian="bold" style:font-weight-complex="bold"/>
    </style:style>
    <style:style style:name="T37" style:family="text">
      <style:text-properties fo:font-weight="bold" officeooo:rsid="08fef47e" style:font-weight-asian="bold" style:font-weight-complex="bold"/>
    </style:style>
    <style:style style:name="T38" style:family="text">
      <style:text-properties fo:font-weight="bold" officeooo:rsid="0904eda6" style:font-weight-asian="bold" style:font-weight-complex="bold"/>
    </style:style>
    <style:style style:name="T39" style:family="text">
      <style:text-properties fo:font-weight="bold" officeooo:rsid="0910db4b" style:font-weight-asian="bold" style:font-weight-complex="bold"/>
    </style:style>
    <style:style style:name="T40" style:family="text">
      <style:text-properties fo:font-weight="bold" officeooo:rsid="09127cb8" style:font-weight-asian="bold" style:font-weight-complex="bold"/>
    </style:style>
    <style:style style:name="T41" style:family="text">
      <style:text-properties fo:font-weight="bold" officeooo:rsid="0915abcf" style:font-weight-asian="bold" style:font-weight-complex="bold"/>
    </style:style>
    <style:style style:name="T42" style:family="text">
      <style:text-properties fo:font-weight="bold" officeooo:rsid="09167e54" style:font-weight-asian="bold" style:font-weight-complex="bold"/>
    </style:style>
    <style:style style:name="T43" style:family="text">
      <style:text-properties fo:font-weight="bold" officeooo:rsid="0916a7ce" style:font-weight-asian="bold" style:font-weight-complex="bold"/>
    </style:style>
    <style:style style:name="T44" style:family="text">
      <style:text-properties fo:font-weight="bold" officeooo:rsid="0975f936" style:font-weight-asian="bold" style:font-weight-complex="bold"/>
    </style:style>
    <style:style style:name="T45" style:family="text">
      <style:text-properties fo:font-weight="bold" officeooo:rsid="097707c4" style:font-weight-asian="bold" style:font-weight-complex="bold"/>
    </style:style>
    <style:style style:name="T46" style:family="text">
      <style:text-properties fo:font-weight="bold" officeooo:rsid="098933d8" style:font-weight-asian="bold" style:font-weight-complex="bold"/>
    </style:style>
    <style:style style:name="T47" style:family="text">
      <style:text-properties fo:font-weight="bold" officeooo:rsid="098a0343" style:font-weight-asian="bold" style:font-weight-complex="bold"/>
    </style:style>
    <style:style style:name="T48" style:family="text">
      <style:text-properties fo:font-weight="bold" officeooo:rsid="0990d31d" style:font-weight-asian="bold" style:font-weight-complex="bold"/>
    </style:style>
    <style:style style:name="T49" style:family="text">
      <style:text-properties fo:font-weight="bold" officeooo:rsid="099258e2" style:font-weight-asian="bold" style:font-weight-complex="bold"/>
    </style:style>
    <style:style style:name="T50" style:family="text">
      <style:text-properties fo:font-weight="bold" officeooo:rsid="09981034" style:font-weight-asian="bold" style:font-weight-complex="bold"/>
    </style:style>
    <style:style style:name="T51" style:family="text">
      <style:text-properties fo:font-weight="bold" officeooo:rsid="0996428e" style:font-weight-asian="bold" style:font-weight-complex="bold"/>
    </style:style>
    <style:style style:name="T52" style:family="text">
      <style:text-properties fo:font-weight="bold" officeooo:rsid="0999c9b1" style:font-weight-asian="bold" style:font-weight-complex="bold"/>
    </style:style>
    <style:style style:name="T53" style:family="text">
      <style:text-properties fo:font-weight="bold" officeooo:rsid="09a86468" style:font-weight-asian="bold" style:font-weight-complex="bold"/>
    </style:style>
    <style:style style:name="T54" style:family="text">
      <style:text-properties fo:font-weight="bold" officeooo:rsid="09bfabdb" style:font-weight-asian="bold" style:font-weight-complex="bold"/>
    </style:style>
    <style:style style:name="T55" style:family="text">
      <style:text-properties fo:font-weight="bold" officeooo:rsid="09b1cd56" style:font-weight-asian="bold" style:font-weight-complex="bold"/>
    </style:style>
    <style:style style:name="T56" style:family="text">
      <style:text-properties fo:font-weight="bold" officeooo:rsid="09b11c44" style:font-weight-asian="bold" style:font-weight-complex="bold"/>
    </style:style>
    <style:style style:name="T57" style:family="text">
      <style:text-properties fo:font-weight="bold" officeooo:rsid="09f9e30f" style:font-weight-asian="bold" style:font-weight-complex="bold"/>
    </style:style>
    <style:style style:name="T58" style:family="text">
      <style:text-properties fo:font-weight="bold" officeooo:rsid="0a284609" style:font-weight-asian="bold" style:font-weight-complex="bold"/>
    </style:style>
    <style:style style:name="T59" style:family="text">
      <style:text-properties fo:font-weight="bold" officeooo:rsid="0a2f76ae" style:font-weight-asian="bold" style:font-weight-complex="bold"/>
    </style:style>
    <style:style style:name="T60" style:family="text">
      <style:text-properties fo:font-weight="bold" officeooo:rsid="0a3bfb83" style:font-weight-asian="bold" style:font-weight-complex="bold"/>
    </style:style>
    <style:style style:name="T61" style:family="text">
      <style:text-properties fo:font-weight="bold" officeooo:rsid="0a62338f" style:font-weight-asian="bold" style:font-weight-complex="bold"/>
    </style:style>
    <style:style style:name="T62" style:family="text">
      <style:text-properties fo:font-weight="bold" officeooo:rsid="0a67b453" style:font-weight-asian="bold" style:font-weight-complex="bold"/>
    </style:style>
    <style:style style:name="T63" style:family="text">
      <style:text-properties fo:font-weight="bold" officeooo:rsid="0a991bc3" style:font-weight-asian="bold" style:font-weight-complex="bold"/>
    </style:style>
    <style:style style:name="T64" style:family="text">
      <style:text-properties fo:font-weight="bold" officeooo:rsid="0a8e9e43" style:font-weight-asian="bold" style:font-weight-complex="bold"/>
    </style:style>
    <style:style style:name="T65" style:family="text">
      <style:text-properties fo:font-weight="bold" officeooo:rsid="0aa7cdf0" style:font-weight-asian="bold" style:font-weight-complex="bold"/>
    </style:style>
    <style:style style:name="T66" style:family="text">
      <style:text-properties fo:font-weight="bold" officeooo:rsid="09996baa" style:font-weight-asian="bold" style:font-weight-complex="bold"/>
    </style:style>
    <style:style style:name="T67" style:family="text">
      <style:text-properties fo:font-weight="bold" officeooo:rsid="0ab37883" style:font-weight-asian="bold" style:font-weight-complex="bold"/>
    </style:style>
    <style:style style:name="T68" style:family="text">
      <style:text-properties fo:font-weight="bold" officeooo:rsid="0ac158e3" style:font-weight-asian="bold" style:font-weight-complex="bold"/>
    </style:style>
    <style:style style:name="T69" style:family="text">
      <style:text-properties fo:font-weight="bold" officeooo:rsid="0ac29aa9" style:font-weight-asian="bold" style:font-weight-complex="bold"/>
    </style:style>
    <style:style style:name="T70" style:family="text">
      <style:text-properties fo:font-weight="bold" officeooo:rsid="0acb382d" style:font-weight-asian="bold" style:font-weight-complex="bold"/>
    </style:style>
    <style:style style:name="T71" style:family="text">
      <style:text-properties fo:font-weight="bold" officeooo:rsid="0ac59bd6" style:font-weight-asian="bold" style:font-weight-complex="bold"/>
    </style:style>
    <style:style style:name="T72" style:family="text">
      <style:text-properties fo:font-weight="bold" officeooo:rsid="0ad80130" style:font-weight-asian="bold" style:font-weight-complex="bold"/>
    </style:style>
    <style:style style:name="T73" style:family="text">
      <style:text-properties fo:font-weight="bold" officeooo:rsid="09efcbf1" style:font-weight-asian="bold" style:font-weight-complex="bold"/>
    </style:style>
    <style:style style:name="T74" style:family="text">
      <style:text-properties fo:font-weight="bold" officeooo:rsid="0adc10d9" style:font-weight-asian="bold" style:font-weight-complex="bold"/>
    </style:style>
    <style:style style:name="T75" style:family="text">
      <style:text-properties fo:font-weight="bold" officeooo:rsid="0ae1c0e9" style:font-weight-asian="bold" style:font-weight-complex="bold"/>
    </style:style>
    <style:style style:name="T76" style:family="text">
      <style:text-properties fo:font-weight="bold" officeooo:rsid="0ae2a379" style:font-weight-asian="bold" style:font-weight-complex="bold"/>
    </style:style>
    <style:style style:name="T77" style:family="text">
      <style:text-properties fo:font-weight="bold" officeooo:rsid="09e76b53" style:font-weight-asian="bold" style:font-weight-complex="bold"/>
    </style:style>
    <style:style style:name="T78" style:family="text">
      <style:text-properties fo:font-weight="bold" officeooo:rsid="0af1697a" style:font-weight-asian="bold" style:font-weight-complex="bold"/>
    </style:style>
    <style:style style:name="T79" style:family="text">
      <style:text-properties fo:font-weight="bold" officeooo:rsid="0af2da88" style:font-weight-asian="bold" style:font-weight-complex="bold"/>
    </style:style>
    <style:style style:name="T80" style:family="text">
      <style:text-properties fo:font-weight="bold" officeooo:rsid="0af3cb89" style:font-weight-asian="bold" style:font-weight-complex="bold"/>
    </style:style>
    <style:style style:name="T81" style:family="text">
      <style:text-properties fo:font-weight="bold" officeooo:rsid="0af3e3da" style:font-weight-asian="bold" style:font-weight-complex="bold"/>
    </style:style>
    <style:style style:name="T82" style:family="text">
      <style:text-properties fo:font-weight="bold" officeooo:rsid="0afaefc8" style:font-weight-asian="bold" style:font-weight-complex="bold"/>
    </style:style>
    <style:style style:name="T83" style:family="text">
      <style:text-properties fo:font-weight="bold" officeooo:rsid="0b066f8c" style:font-weight-asian="bold" style:font-weight-complex="bold"/>
    </style:style>
    <style:style style:name="T84" style:family="text">
      <style:text-properties fo:font-weight="bold" officeooo:rsid="0b0ee618" style:font-weight-asian="bold" style:font-weight-complex="bold"/>
    </style:style>
    <style:style style:name="T85" style:family="text">
      <style:text-properties fo:font-weight="bold" officeooo:rsid="0b0ff2cb" style:font-weight-asian="bold" style:font-weight-complex="bold"/>
    </style:style>
    <style:style style:name="T86" style:family="text">
      <style:text-properties fo:font-weight="bold" officeooo:rsid="0b02d899" style:font-weight-asian="bold" style:font-weight-complex="bold"/>
    </style:style>
    <style:style style:name="T87" style:family="text">
      <style:text-properties fo:font-weight="bold" officeooo:rsid="0b1358f4" style:font-weight-asian="bold" style:font-weight-complex="bold"/>
    </style:style>
    <style:style style:name="T88" style:family="text">
      <style:text-properties fo:font-weight="bold" officeooo:rsid="0b133044" style:font-weight-asian="bold" style:font-weight-complex="bold"/>
    </style:style>
    <style:style style:name="T89" style:family="text">
      <style:text-properties fo:font-weight="bold" officeooo:rsid="0b1adb20" style:font-weight-asian="bold" style:font-weight-complex="bold"/>
    </style:style>
    <style:style style:name="T90" style:family="text">
      <style:text-properties fo:font-weight="bold" officeooo:rsid="0b1afde8" style:font-weight-asian="bold" style:font-weight-complex="bold"/>
    </style:style>
    <style:style style:name="T91" style:family="text">
      <style:text-properties fo:font-weight="bold" officeooo:rsid="0b1b11f3" style:font-weight-asian="bold" style:font-weight-complex="bold"/>
    </style:style>
    <style:style style:name="T92" style:family="text">
      <style:text-properties officeooo:rsid="07b346c8"/>
    </style:style>
    <style:style style:name="T93" style:family="text">
      <style:text-properties officeooo:rsid="07b89266"/>
    </style:style>
    <style:style style:name="T94" style:family="text">
      <style:text-properties officeooo:rsid="07b93194"/>
    </style:style>
    <style:style style:name="T95" style:family="text">
      <style:text-properties text:display="none"/>
    </style:style>
    <style:style style:name="T96" style:family="text">
      <style:text-properties officeooo:rsid="07c98fd2"/>
    </style:style>
    <style:style style:name="T97" style:family="text">
      <style:text-properties officeooo:rsid="07ca54a9"/>
    </style:style>
    <style:style style:name="T98" style:family="text">
      <style:text-properties officeooo:rsid="07cd703b"/>
    </style:style>
    <style:style style:name="T99" style:family="text">
      <style:text-properties officeooo:rsid="07d14ea9"/>
    </style:style>
    <style:style style:name="T100" style:family="text">
      <style:text-properties officeooo:rsid="07d419d0"/>
    </style:style>
    <style:style style:name="T101" style:family="text">
      <style:text-properties officeooo:rsid="07d52417"/>
    </style:style>
    <style:style style:name="T102" style:family="text">
      <style:text-properties officeooo:rsid="07d70692"/>
    </style:style>
    <style:style style:name="T103" style:family="text">
      <style:text-properties officeooo:rsid="07dde37a"/>
    </style:style>
    <style:style style:name="T104" style:family="text">
      <style:text-properties officeooo:rsid="07de4fb9"/>
    </style:style>
    <style:style style:name="T105" style:family="text">
      <style:text-properties style:font-name="Times New Roman3" officeooo:rsid="07dde37a"/>
    </style:style>
    <style:style style:name="T106" style:family="text">
      <style:text-properties style:font-name="Times New Roman3" officeooo:rsid="07de4fb9"/>
    </style:style>
    <style:style style:name="T107" style:family="text">
      <style:text-properties style:font-name="Times New Roman3" fo:font-weight="bold" officeooo:rsid="07dde37a" style:font-weight-asian="bold" style:font-weight-complex="bold"/>
    </style:style>
    <style:style style:name="T108" style:family="text">
      <style:text-properties style:font-name="Times New Roman3" fo:font-weight="bold" officeooo:rsid="07de4fb9" style:font-weight-asian="bold" style:font-weight-complex="bold"/>
    </style:style>
    <style:style style:name="T109" style:family="text">
      <style:text-properties style:font-name="Times New Roman3" officeooo:rsid="07e2ed85"/>
    </style:style>
    <style:style style:name="T110" style:family="text">
      <style:text-properties style:font-name="Times New Roman3" officeooo:rsid="07eb33b1"/>
    </style:style>
    <style:style style:name="T111" style:family="text">
      <style:text-properties style:font-name="Times New Roman3" officeooo:rsid="07f47c3e"/>
    </style:style>
    <style:style style:name="T112" style:family="text">
      <style:text-properties style:font-name="Times New Roman3" officeooo:rsid="07f4d937"/>
    </style:style>
    <style:style style:name="T113" style:family="text">
      <style:text-properties style:font-name="Times New Roman3" officeooo:rsid="07f4eb3b"/>
    </style:style>
    <style:style style:name="T114" style:family="text">
      <style:text-properties officeooo:rsid="07dfb6f3"/>
    </style:style>
    <style:style style:name="T115" style:family="text">
      <style:text-properties officeooo:rsid="07e6dc8e"/>
    </style:style>
    <style:style style:name="T116" style:family="text">
      <style:text-properties officeooo:rsid="07e8a5be"/>
    </style:style>
    <style:style style:name="T117" style:family="text">
      <style:text-properties officeooo:rsid="07eadb58"/>
    </style:style>
    <style:style style:name="T118" style:family="text">
      <style:text-properties officeooo:rsid="07f7ed9c"/>
    </style:style>
    <style:style style:name="T119" style:family="text">
      <style:text-properties officeooo:rsid="07fbc69e"/>
    </style:style>
    <style:style style:name="T120" style:family="text">
      <style:text-properties officeooo:rsid="08007161"/>
    </style:style>
    <style:style style:name="T121" style:family="text">
      <style:text-properties fo:font-size="8pt" officeooo:rsid="08080930" style:font-size-asian="8pt" style:font-size-complex="8pt"/>
    </style:style>
    <style:style style:name="T122" style:family="text">
      <style:text-properties officeooo:rsid="081015ac"/>
    </style:style>
    <style:style style:name="T123" style:family="text">
      <style:text-properties officeooo:rsid="08118bfd"/>
    </style:style>
    <style:style style:name="T124" style:family="text">
      <style:text-properties officeooo:rsid="0817b83f"/>
    </style:style>
    <style:style style:name="T125" style:family="text">
      <style:text-properties officeooo:rsid="08199611"/>
    </style:style>
    <style:style style:name="T126" style:family="text">
      <style:text-properties officeooo:rsid="081a988a"/>
    </style:style>
    <style:style style:name="T127" style:family="text">
      <style:text-properties officeooo:rsid="081f7b1e"/>
    </style:style>
    <style:style style:name="T128" style:family="text">
      <style:text-properties officeooo:rsid="08268e35"/>
    </style:style>
    <style:style style:name="T129" style:family="text">
      <style:text-properties officeooo:rsid="0826a87d"/>
    </style:style>
    <style:style style:name="T1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1" style:family="text">
      <style:text-properties fo:font-style="normal" fo:font-weight="bold" officeooo:rsid="0826a87d" style:font-style-asian="normal" style:font-weight-asian="bold" style:font-style-complex="normal" style:font-weight-complex="bold"/>
    </style:style>
    <style:style style:name="T132" style:family="text">
      <style:text-properties fo:font-style="normal" fo:font-weight="bold" officeooo:rsid="0aa7cdf0" style:font-style-asian="normal" style:font-weight-asian="bold" style:font-style-complex="normal" style:font-weight-complex="bold"/>
    </style:style>
    <style:style style:name="T133" style:family="text">
      <style:text-properties fo:font-style="normal" style:font-style-asian="normal" style:font-style-complex="normal"/>
    </style:style>
    <style:style style:name="T134" style:family="text">
      <style:text-properties fo:font-style="normal" officeooo:rsid="0a5591d6" style:font-style-asian="normal" style:font-style-complex="normal"/>
    </style:style>
    <style:style style:name="T135" style:family="text">
      <style:text-properties fo:font-style="normal" officeooo:rsid="0a56e304" style:font-style-asian="normal" style:font-style-complex="normal"/>
    </style:style>
    <style:style style:name="T136" style:family="text">
      <style:text-properties fo:font-style="normal" officeooo:rsid="0a58b23d" style:font-style-asian="normal" style:font-style-complex="normal"/>
    </style:style>
    <style:style style:name="T137" style:family="text">
      <style:text-properties fo:font-style="normal" officeooo:rsid="0a598641" style:font-style-asian="normal" style:font-style-complex="normal"/>
    </style:style>
    <style:style style:name="T138" style:family="text">
      <style:text-properties fo:font-style="normal" officeooo:rsid="0a5b1a09" style:font-style-asian="normal" style:font-style-complex="normal"/>
    </style:style>
    <style:style style:name="T139" style:family="text">
      <style:text-properties fo:font-style="normal" officeooo:rsid="0a5e99bc" style:font-style-asian="normal" style:font-style-complex="normal"/>
    </style:style>
    <style:style style:name="T140" style:family="text">
      <style:text-properties fo:font-style="normal" officeooo:rsid="0a5ee42d" style:font-style-asian="normal" style:font-style-complex="normal"/>
    </style:style>
    <style:style style:name="T141" style:family="text">
      <style:text-properties fo:font-style="normal" officeooo:rsid="0a5ff2ac" style:font-style-asian="normal" style:font-style-complex="normal"/>
    </style:style>
    <style:style style:name="T142" style:family="text">
      <style:text-properties fo:font-style="normal" officeooo:rsid="0a93b035" style:font-style-asian="normal" style:font-style-complex="normal"/>
    </style:style>
    <style:style style:name="T143" style:family="text">
      <style:text-properties fo:font-style="normal" officeooo:rsid="0aa4f99b" style:font-style-asian="normal" style:font-style-complex="normal"/>
    </style:style>
    <style:style style:name="T144" style:family="text">
      <style:text-properties officeooo:rsid="082e925d"/>
    </style:style>
    <style:style style:name="T145" style:family="text">
      <style:text-properties officeooo:rsid="0830607d"/>
    </style:style>
    <style:style style:name="T146" style:family="text">
      <style:text-properties officeooo:rsid="08323122"/>
    </style:style>
    <style:style style:name="T147" style:family="text">
      <style:text-properties officeooo:rsid="08341f57"/>
    </style:style>
    <style:style style:name="T148" style:family="text">
      <style:text-properties officeooo:rsid="0834ea92"/>
    </style:style>
    <style:style style:name="T149" style:family="text">
      <style:text-properties officeooo:rsid="08354c9b"/>
    </style:style>
    <style:style style:name="T150" style:family="text">
      <style:text-properties officeooo:rsid="0837890e"/>
    </style:style>
    <style:style style:name="T151" style:family="text">
      <style:text-properties officeooo:rsid="083b3d64"/>
    </style:style>
    <style:style style:name="T152" style:family="text">
      <style:text-properties officeooo:rsid="083ff13b"/>
    </style:style>
    <style:style style:name="T153" style:family="text">
      <style:text-properties officeooo:rsid="0842641b"/>
    </style:style>
    <style:style style:name="T154" style:family="text">
      <style:text-properties officeooo:rsid="08447a12"/>
    </style:style>
    <style:style style:name="T155" style:family="text">
      <style:text-properties officeooo:rsid="0845f1bd"/>
    </style:style>
    <style:style style:name="T156" style:family="text">
      <style:text-properties officeooo:rsid="0850fc83"/>
    </style:style>
    <style:style style:name="T157" style:family="text">
      <style:text-properties officeooo:rsid="0862718b"/>
    </style:style>
    <style:style style:name="T158" style:family="text">
      <style:text-properties officeooo:rsid="0863e71d"/>
    </style:style>
    <style:style style:name="T159" style:family="text">
      <style:text-properties officeooo:rsid="086d7a9d"/>
    </style:style>
    <style:style style:name="T160" style:family="text">
      <style:text-properties officeooo:rsid="086e13dd"/>
    </style:style>
    <style:style style:name="T161" style:family="text">
      <style:text-properties officeooo:rsid="0872131b"/>
    </style:style>
    <style:style style:name="T162" style:family="text">
      <style:text-properties officeooo:rsid="087492f5"/>
    </style:style>
    <style:style style:name="T163" style:family="text">
      <style:text-properties officeooo:rsid="08755f5f"/>
    </style:style>
    <style:style style:name="T164" style:family="text">
      <style:text-properties officeooo:rsid="08777f64"/>
    </style:style>
    <style:style style:name="T165" style:family="text">
      <style:text-properties officeooo:rsid="08794b59"/>
    </style:style>
    <style:style style:name="T166" style:family="text">
      <style:text-properties officeooo:rsid="08876166"/>
    </style:style>
    <style:style style:name="T167" style:family="text">
      <style:text-properties officeooo:rsid="08974940"/>
    </style:style>
    <style:style style:name="T168" style:family="text">
      <style:text-properties officeooo:rsid="08a0aed3"/>
    </style:style>
    <style:style style:name="T169" style:family="text">
      <style:text-properties officeooo:rsid="08a98ded"/>
    </style:style>
    <style:style style:name="T170" style:family="text">
      <style:text-properties officeooo:rsid="08b9cd49"/>
    </style:style>
    <style:style style:name="T171" style:family="text">
      <style:text-properties officeooo:rsid="08c4bf56"/>
    </style:style>
    <style:style style:name="T172" style:family="text">
      <style:text-properties officeooo:rsid="08c5e867"/>
    </style:style>
    <style:style style:name="T173" style:family="text">
      <style:text-properties officeooo:rsid="08c8a14e"/>
    </style:style>
    <style:style style:name="T174" style:family="text">
      <style:text-properties officeooo:rsid="08cc47a8"/>
    </style:style>
    <style:style style:name="T175" style:family="text">
      <style:text-properties officeooo:rsid="08d0103b"/>
    </style:style>
    <style:style style:name="T176" style:family="text">
      <style:text-properties officeooo:rsid="08d3a0ab"/>
    </style:style>
    <style:style style:name="T177" style:family="text">
      <style:text-properties officeooo:rsid="08d44b39"/>
    </style:style>
    <style:style style:name="T178" style:family="text">
      <style:text-properties officeooo:rsid="08d8cba9"/>
    </style:style>
    <style:style style:name="T179" style:family="text">
      <style:text-properties officeooo:rsid="08dc0eab"/>
    </style:style>
    <style:style style:name="T180" style:family="text">
      <style:text-properties officeooo:rsid="08dfe425"/>
    </style:style>
    <style:style style:name="T181" style:family="text">
      <style:text-properties officeooo:rsid="08e70d21"/>
    </style:style>
    <style:style style:name="T182" style:family="text">
      <style:text-properties fo:font-weight="normal" style:font-weight-asian="normal" style:font-weight-complex="normal"/>
    </style:style>
    <style:style style:name="T183" style:family="text">
      <style:text-properties fo:font-weight="normal" officeooo:rsid="08dc0eab" style:font-weight-asian="normal" style:font-weight-complex="normal"/>
    </style:style>
    <style:style style:name="T184" style:family="text">
      <style:text-properties fo:font-weight="normal" officeooo:rsid="08e70d21" style:font-weight-asian="normal" style:font-weight-complex="normal"/>
    </style:style>
    <style:style style:name="T185" style:family="text">
      <style:text-properties fo:font-weight="normal" officeooo:rsid="08e7591e" style:font-weight-asian="normal" style:font-weight-complex="normal"/>
    </style:style>
    <style:style style:name="T186" style:family="text">
      <style:text-properties fo:font-weight="normal" officeooo:rsid="08e936d2" style:font-weight-asian="normal" style:font-weight-complex="normal"/>
    </style:style>
    <style:style style:name="T187" style:family="text">
      <style:text-properties fo:font-weight="normal" officeooo:rsid="08eecd03" style:font-weight-asian="normal" style:font-weight-complex="normal"/>
    </style:style>
    <style:style style:name="T188" style:family="text">
      <style:text-properties fo:font-weight="normal" officeooo:rsid="0916a7ce" style:font-weight-asian="normal" style:font-weight-complex="normal"/>
    </style:style>
    <style:style style:name="T189" style:family="text">
      <style:text-properties fo:font-weight="normal" officeooo:rsid="08fef47e" style:font-weight-asian="normal" style:font-weight-complex="normal"/>
    </style:style>
    <style:style style:name="T190" style:family="text">
      <style:text-properties fo:font-weight="normal" officeooo:rsid="0996428e" style:font-weight-asian="normal" style:font-weight-complex="normal"/>
    </style:style>
    <style:style style:name="T191" style:family="text">
      <style:text-properties fo:font-weight="normal" officeooo:rsid="099c0ce3" style:font-weight-asian="normal" style:font-weight-complex="normal"/>
    </style:style>
    <style:style style:name="T192" style:family="text">
      <style:text-properties fo:font-weight="normal" officeooo:rsid="09bc3228" style:font-weight-asian="normal" style:font-weight-complex="normal"/>
    </style:style>
    <style:style style:name="T193" style:family="text">
      <style:text-properties fo:font-weight="normal" officeooo:rsid="09bfabdb" style:font-weight-asian="normal" style:font-weight-complex="normal"/>
    </style:style>
    <style:style style:name="T194" style:family="text">
      <style:text-properties fo:font-weight="normal" officeooo:rsid="09d2b276" style:font-weight-asian="normal" style:font-weight-complex="normal"/>
    </style:style>
    <style:style style:name="T195" style:family="text">
      <style:text-properties fo:font-weight="normal" officeooo:rsid="09b11c44" style:font-weight-asian="normal" style:font-weight-complex="normal"/>
    </style:style>
    <style:style style:name="T196" style:family="text">
      <style:text-properties fo:font-weight="normal" officeooo:rsid="09d391f5" style:font-weight-asian="normal" style:font-weight-complex="normal"/>
    </style:style>
    <style:style style:name="T197" style:family="text">
      <style:text-properties fo:font-weight="normal" officeooo:rsid="0a991bc3" style:font-weight-asian="normal" style:font-weight-complex="normal"/>
    </style:style>
    <style:style style:name="T198" style:family="text">
      <style:text-properties fo:font-weight="normal" officeooo:rsid="0ac29aa9" style:font-weight-asian="normal" style:font-weight-complex="normal"/>
    </style:style>
    <style:style style:name="T199" style:family="text">
      <style:text-properties fo:font-weight="normal" officeooo:rsid="0ac4b077" style:font-weight-asian="normal" style:font-weight-complex="normal"/>
    </style:style>
    <style:style style:name="T200" style:family="text">
      <style:text-properties fo:font-weight="normal" officeooo:rsid="0ac9238e" style:font-weight-asian="normal" style:font-weight-complex="normal"/>
    </style:style>
    <style:style style:name="T201" style:family="text">
      <style:text-properties fo:font-weight="normal" officeooo:rsid="0ab37883" style:font-weight-asian="normal" style:font-weight-complex="normal"/>
    </style:style>
    <style:style style:name="T202" style:family="text">
      <style:text-properties fo:font-weight="normal" officeooo:rsid="0b1adb20" style:font-weight-asian="normal" style:font-weight-complex="normal"/>
    </style:style>
    <style:style style:name="T203" style:family="text">
      <style:text-properties officeooo:rsid="08edb24d"/>
    </style:style>
    <style:style style:name="T204" style:family="text">
      <style:text-properties officeooo:rsid="08eecd03"/>
    </style:style>
    <style:style style:name="T205" style:family="text">
      <style:text-properties officeooo:rsid="08f74c42"/>
    </style:style>
    <style:style style:name="T206" style:family="text">
      <style:text-properties officeooo:rsid="08f9d3cb"/>
    </style:style>
    <style:style style:name="T207" style:family="text">
      <style:text-properties officeooo:rsid="08fb8032"/>
    </style:style>
    <style:style style:name="T208" style:family="text">
      <style:text-properties officeooo:rsid="08fef47e"/>
    </style:style>
    <style:style style:name="T209" style:family="text">
      <style:text-properties officeooo:rsid="09001f06"/>
    </style:style>
    <style:style style:name="T210" style:family="text">
      <style:text-properties officeooo:rsid="0904eda6"/>
    </style:style>
    <style:style style:name="T211" style:family="text">
      <style:text-properties officeooo:rsid="0907cf26"/>
    </style:style>
    <style:style style:name="T212" style:family="text">
      <style:text-properties officeooo:rsid="090f3b70"/>
    </style:style>
    <style:style style:name="T213" style:family="text">
      <style:text-properties officeooo:rsid="0910db4b"/>
    </style:style>
    <style:style style:name="T214" style:family="text">
      <style:text-properties officeooo:rsid="09127cb8"/>
    </style:style>
    <style:style style:name="T215" style:family="text">
      <style:text-properties officeooo:rsid="09167e54"/>
    </style:style>
    <style:style style:name="T216" style:family="text">
      <style:text-properties officeooo:rsid="0916a7ce"/>
    </style:style>
    <style:style style:name="T217" style:family="text">
      <style:text-properties officeooo:rsid="0927bee0"/>
    </style:style>
    <style:style style:name="T218" style:family="text">
      <style:text-properties officeooo:rsid="09298b29"/>
    </style:style>
    <style:style style:name="T219" style:family="text">
      <style:text-properties officeooo:rsid="092eb714"/>
    </style:style>
    <style:style style:name="T220" style:family="text">
      <style:text-properties officeooo:rsid="094866b1"/>
    </style:style>
    <style:style style:name="T221" style:family="text">
      <style:text-properties officeooo:rsid="0943c021"/>
    </style:style>
    <style:style style:name="T222" style:family="text">
      <style:text-properties officeooo:rsid="094a37f6"/>
    </style:style>
    <style:style style:name="T223" style:family="text">
      <style:text-properties officeooo:rsid="094d7a85"/>
    </style:style>
    <style:style style:name="T224" style:family="text">
      <style:text-properties officeooo:rsid="09524905"/>
    </style:style>
    <style:style style:name="T225" style:family="text">
      <style:text-properties officeooo:rsid="09557f64"/>
    </style:style>
    <style:style style:name="T226" style:family="text">
      <style:text-properties officeooo:rsid="0956c66b"/>
    </style:style>
    <style:style style:name="T227" style:family="text">
      <style:text-properties officeooo:rsid="095874c9"/>
    </style:style>
    <style:style style:name="T228" style:family="text">
      <style:text-properties officeooo:rsid="0962db77"/>
    </style:style>
    <style:style style:name="T229" style:family="text">
      <style:text-properties officeooo:rsid="096396ca"/>
    </style:style>
    <style:style style:name="T230" style:family="text">
      <style:text-properties style:font-name="Times New Roman1" fo:font-weight="normal" style:font-size-asian="10.5pt" style:font-weight-asian="normal" style:font-weight-complex="normal"/>
    </style:style>
    <style:style style:name="T231" style:family="text">
      <style:text-properties style:font-name="Times New Roman1" fo:font-weight="normal" officeooo:rsid="0916a7ce" style:font-size-asian="10.5pt" style:font-weight-asian="normal" style:font-weight-complex="normal"/>
    </style:style>
    <style:style style:name="T232" style:family="text">
      <style:text-properties style:font-name="Times New Roman1" fo:font-weight="normal" officeooo:rsid="08fef47e" style:font-size-asian="10.5pt" style:font-weight-asian="normal" style:font-weight-complex="normal"/>
    </style:style>
    <style:style style:name="T233" style:family="text">
      <style:text-properties style:font-name="Times New Roman1" fo:font-weight="normal" officeooo:rsid="099ffbcc" style:font-size-asian="10.5pt" style:font-weight-asian="normal" style:font-weight-complex="normal"/>
    </style:style>
    <style:style style:name="T234" style:family="text">
      <style:text-properties style:font-name="Times New Roman1" fo:font-weight="normal" officeooo:rsid="09b358a9" style:font-size-asian="10.5pt" style:font-weight-asian="normal" style:font-weight-complex="normal"/>
    </style:style>
    <style:style style:name="T235" style:family="text">
      <style:text-properties style:font-name="Times New Roman1" fo:font-weight="normal" officeooo:rsid="09b451fc" style:font-size-asian="10.5pt" style:font-weight-asian="normal" style:font-weight-complex="normal"/>
    </style:style>
    <style:style style:name="T236" style:family="text">
      <style:text-properties style:font-name="Times New Roman1" fo:font-weight="normal" officeooo:rsid="09cb32c9" style:font-size-asian="10.5pt" style:font-weight-asian="normal" style:font-weight-complex="normal"/>
    </style:style>
    <style:style style:name="T237" style:family="text">
      <style:text-properties style:font-name="Times New Roman1" fo:font-weight="normal" officeooo:rsid="09cdd900" style:font-size-asian="10.5pt" style:font-weight-asian="normal" style:font-weight-complex="normal"/>
    </style:style>
    <style:style style:name="T238" style:family="text">
      <style:text-properties style:font-name="Times New Roman1" fo:font-weight="bold" style:font-size-asian="10.5pt" style:font-weight-asian="bold" style:font-weight-complex="bold"/>
    </style:style>
    <style:style style:name="T239" style:family="text">
      <style:text-properties style:font-name="Times New Roman1" fo:font-weight="bold" officeooo:rsid="08fef47e" style:font-size-asian="10.5pt" style:font-weight-asian="bold" style:font-weight-complex="bold"/>
    </style:style>
    <style:style style:name="T240" style:family="text">
      <style:text-properties style:font-name="Times New Roman1" fo:font-weight="bold" officeooo:rsid="09b358a9" style:font-size-asian="10.5pt" style:font-weight-asian="bold" style:font-weight-complex="bold"/>
    </style:style>
    <style:style style:name="T241" style:family="text">
      <style:text-properties style:font-name="Times New Roman1" fo:font-weight="bold" officeooo:rsid="09b451fc" style:font-size-asian="10.5pt" style:font-weight-asian="bold" style:font-weight-complex="bold"/>
    </style:style>
    <style:style style:name="T242" style:family="text">
      <style:text-properties style:font-name="Times New Roman1" fo:font-weight="bold" officeooo:rsid="0916a7ce" style:font-size-asian="10.5pt" style:font-weight-asian="bold" style:font-weight-complex="bold"/>
    </style:style>
    <style:style style:name="T243" style:family="text">
      <style:text-properties style:font-name="Times New Roman1" fo:font-weight="bold" officeooo:rsid="09cc3fde" style:font-size-asian="10.5pt" style:font-weight-asian="bold" style:font-weight-complex="bold"/>
    </style:style>
    <style:style style:name="T244" style:family="text">
      <style:text-properties officeooo:rsid="096fc742"/>
    </style:style>
    <style:style style:name="T245" style:family="text">
      <style:text-properties officeooo:rsid="0975296f"/>
    </style:style>
    <style:style style:name="T246" style:family="text">
      <style:text-properties officeooo:rsid="097eaaf2"/>
    </style:style>
    <style:style style:name="T247" style:family="text">
      <style:text-properties officeooo:rsid="09815d8e"/>
    </style:style>
    <style:style style:name="T248" style:family="text">
      <style:text-properties officeooo:rsid="09870606"/>
    </style:style>
    <style:style style:name="T249" style:family="text">
      <style:text-properties officeooo:rsid="0988fad7"/>
    </style:style>
    <style:style style:name="T250" style:family="text">
      <style:text-properties officeooo:rsid="098ca377"/>
    </style:style>
    <style:style style:name="T251" style:family="text">
      <style:text-properties officeooo:rsid="099258e2"/>
    </style:style>
    <style:style style:name="T252" style:family="text">
      <style:text-properties officeooo:rsid="0996428e"/>
    </style:style>
    <style:style style:name="T253" style:family="text">
      <style:text-properties officeooo:rsid="09996baa"/>
    </style:style>
    <style:style style:name="T254" style:family="text">
      <style:text-properties officeooo:rsid="0999c9b1"/>
    </style:style>
    <style:style style:name="T255" style:family="text">
      <style:text-properties officeooo:rsid="099c0ce3"/>
    </style:style>
    <style:style style:name="T256" style:family="text">
      <style:text-properties officeooo:rsid="099ffbcc"/>
    </style:style>
    <style:style style:name="T257" style:family="text">
      <style:text-properties officeooo:rsid="09a5cc3e"/>
    </style:style>
    <style:style style:name="T258" style:family="text">
      <style:text-properties officeooo:rsid="09a86468"/>
    </style:style>
    <style:style style:name="T259" style:family="text">
      <style:text-properties officeooo:rsid="09b11c44"/>
    </style:style>
    <style:style style:name="T260" style:family="text">
      <style:text-properties officeooo:rsid="09b1cd56"/>
    </style:style>
    <style:style style:name="T261" style:family="text">
      <style:text-properties officeooo:rsid="09b60674"/>
    </style:style>
    <style:style style:name="T262" style:family="text">
      <style:text-properties officeooo:rsid="09b7d8ff"/>
    </style:style>
    <style:style style:name="T263" style:family="text">
      <style:text-properties officeooo:rsid="09b7ef5c"/>
    </style:style>
    <style:style style:name="T264" style:family="text">
      <style:text-properties officeooo:rsid="09bdfc30"/>
    </style:style>
    <style:style style:name="T265" style:family="text">
      <style:text-properties officeooo:rsid="09bfabdb"/>
    </style:style>
    <style:style style:name="T266" style:family="text">
      <style:text-properties officeooo:rsid="09d0bbe5"/>
    </style:style>
    <style:style style:name="T267" style:family="text">
      <style:text-properties officeooo:rsid="09d268ce"/>
    </style:style>
    <style:style style:name="T268" style:family="text">
      <style:text-properties officeooo:rsid="09d2b276"/>
    </style:style>
    <style:style style:name="T269" style:family="text">
      <style:text-properties officeooo:rsid="09da796c"/>
    </style:style>
    <style:style style:name="T270" style:family="text">
      <style:text-properties officeooo:rsid="09dce9c7"/>
    </style:style>
    <style:style style:name="T271" style:family="text">
      <style:text-properties officeooo:rsid="09df44d1"/>
    </style:style>
    <style:style style:name="T272" style:family="text">
      <style:text-properties officeooo:rsid="09e23276"/>
    </style:style>
    <style:style style:name="T273" style:family="text">
      <style:text-properties officeooo:rsid="09e76b53"/>
    </style:style>
    <style:style style:name="T274" style:family="text">
      <style:text-properties officeooo:rsid="09ea00a5"/>
    </style:style>
    <style:style style:name="T275" style:family="text">
      <style:text-properties officeooo:rsid="09efcbf1"/>
    </style:style>
    <style:style style:name="T276" style:family="text">
      <style:text-properties officeooo:rsid="09f1fc4b"/>
    </style:style>
    <style:style style:name="T277" style:family="text">
      <style:text-properties officeooo:rsid="09f4e6db"/>
    </style:style>
    <style:style style:name="T278" style:family="text">
      <style:text-properties officeooo:rsid="09f866eb"/>
    </style:style>
    <style:style style:name="T279" style:family="text">
      <style:text-properties officeooo:rsid="0a18cdb5"/>
    </style:style>
    <style:style style:name="T280" style:family="text">
      <style:text-properties officeooo:rsid="0a1d93aa"/>
    </style:style>
    <style:style style:name="T281" style:family="text">
      <style:text-properties officeooo:rsid="0a284609"/>
    </style:style>
    <style:style style:name="T282" style:family="text">
      <style:text-properties officeooo:rsid="0a2f76ae"/>
    </style:style>
    <style:style style:name="T283" style:family="text">
      <style:text-properties officeooo:rsid="0a384561"/>
    </style:style>
    <style:style style:name="T284" style:family="text">
      <style:text-properties officeooo:rsid="0a49bb6e"/>
    </style:style>
    <style:style style:name="T285" style:family="text">
      <style:text-properties officeooo:rsid="0a4ea408"/>
    </style:style>
    <style:style style:name="T286" style:family="text">
      <style:text-properties officeooo:rsid="0a523ecb"/>
    </style:style>
    <style:style style:name="T287" style:family="text">
      <style:text-properties officeooo:rsid="0a56e304"/>
    </style:style>
    <style:style style:name="T288" style:family="text">
      <style:text-properties officeooo:rsid="0a58b23d"/>
    </style:style>
    <style:style style:name="T289" style:family="text">
      <style:text-properties fo:font-size="12pt" style:font-size-asian="12pt" style:font-size-complex="12pt"/>
    </style:style>
    <style:style style:name="T290" style:family="text">
      <style:text-properties fo:font-size="12pt" officeooo:rsid="0a5ee42d" style:font-size-asian="12pt" style:font-size-complex="12pt"/>
    </style:style>
    <style:style style:name="T291" style:family="text">
      <style:text-properties fo:font-size="12pt" fo:font-style="normal" fo:font-weight="bold" officeooo:rsid="0a93b035" style:font-size-asian="12pt" style:font-style-asian="normal" style:font-weight-asian="bold" style:font-size-complex="12pt" style:font-style-complex="normal" style:font-weight-complex="bold"/>
    </style:style>
    <style:style style:name="T292" style:family="text">
      <style:text-properties fo:font-size="12pt" fo:font-style="normal" fo:font-weight="bold" officeooo:rsid="0a56e304" style:font-size-asian="12pt" style:font-style-asian="normal" style:font-weight-asian="bold" style:font-size-complex="12pt" style:font-style-complex="normal" style:font-weight-complex="bold"/>
    </style:style>
    <style:style style:name="T293" style:family="text">
      <style:text-properties fo:font-size="12pt" fo:font-style="normal" fo:font-weight="bold" officeooo:rsid="0a991bc3" style:font-size-asian="12pt" style:font-style-asian="normal" style:font-weight-asian="bold" style:font-size-complex="12pt" style:font-style-complex="normal" style:font-weight-complex="bold"/>
    </style:style>
    <style:style style:name="T294" style:family="text">
      <style:text-properties fo:font-size="12pt" fo:font-style="normal" fo:font-weight="bold" officeooo:rsid="0a5591d6" style:font-size-asian="12pt" style:font-style-asian="normal" style:font-weight-asian="bold" style:font-size-complex="12pt" style:font-style-complex="normal" style:font-weight-complex="bold"/>
    </style:style>
    <style:style style:name="T295" style:family="text">
      <style:text-properties fo:font-size="12pt" fo:font-style="normal" fo:font-weight="normal" officeooo:rsid="0a991bc3" style:font-size-asian="12pt" style:font-style-asian="normal" style:font-weight-asian="normal" style:font-size-complex="12pt" style:font-style-complex="normal" style:font-weight-complex="normal"/>
    </style:style>
    <style:style style:name="T296" style:family="text">
      <style:text-properties fo:font-size="12pt" fo:font-style="normal" fo:font-weight="normal" officeooo:rsid="0a5591d6" style:font-size-asian="12pt" style:font-style-asian="normal" style:font-weight-asian="normal" style:font-size-complex="12pt" style:font-style-complex="normal" style:font-weight-complex="normal"/>
    </style:style>
    <style:style style:name="T297" style:family="text">
      <style:text-properties fo:font-size="12pt" fo:font-style="normal" fo:font-weight="normal" officeooo:rsid="0a8ffb38" style:font-size-asian="12pt" style:font-style-asian="normal" style:font-weight-asian="normal" style:font-size-complex="12pt" style:font-style-complex="normal" style:font-weight-complex="normal"/>
    </style:style>
    <style:style style:name="T298" style:family="text">
      <style:text-properties fo:font-size="12pt" fo:font-style="normal" fo:font-weight="normal" officeooo:rsid="0a9ab722" style:font-size-asian="12pt" style:font-style-asian="normal" style:font-weight-asian="normal" style:font-size-complex="12pt" style:font-style-complex="normal" style:font-weight-complex="normal"/>
    </style:style>
    <style:style style:name="T299" style:family="text">
      <style:text-properties fo:font-size="12pt" fo:font-style="normal" fo:font-weight="normal" officeooo:rsid="0aaec028" style:font-size-asian="12pt" style:font-style-asian="normal" style:font-weight-asian="normal" style:font-size-complex="12pt" style:font-style-complex="normal" style:font-weight-complex="normal"/>
    </style:style>
    <style:style style:name="T300" style:family="text">
      <style:text-properties officeooo:rsid="0a62338f"/>
    </style:style>
    <style:style style:name="T301" style:family="text">
      <style:text-properties officeooo:rsid="0a651322"/>
    </style:style>
    <style:style style:name="T302" style:family="text">
      <style:text-properties officeooo:rsid="0a67b453"/>
    </style:style>
    <style:style style:name="T303" style:family="text">
      <style:text-properties officeooo:rsid="0a6ae982"/>
    </style:style>
    <style:style style:name="T304" style:family="text">
      <style:text-properties officeooo:rsid="0a6ecb51"/>
    </style:style>
    <style:style style:name="T305" style:family="text">
      <style:text-properties officeooo:rsid="0a763fcb"/>
    </style:style>
    <style:style style:name="T306" style:family="text">
      <style:text-properties officeooo:rsid="0a87d0e2"/>
    </style:style>
    <style:style style:name="T307" style:family="text">
      <style:text-properties officeooo:rsid="0a8a0c96"/>
    </style:style>
    <style:style style:name="T308" style:family="text">
      <style:text-properties officeooo:rsid="0a8e9e43"/>
    </style:style>
    <style:style style:name="T309" style:family="text">
      <style:text-properties officeooo:rsid="0a93b035"/>
    </style:style>
    <style:style style:name="T310" style:family="text">
      <style:text-properties officeooo:rsid="0a991bc3"/>
    </style:style>
    <style:style style:name="T311" style:family="text">
      <style:text-properties officeooo:rsid="0aa147b5"/>
    </style:style>
    <style:style style:name="T312" style:family="text">
      <style:text-properties officeooo:rsid="0aa7cdf0"/>
    </style:style>
    <style:style style:name="T313" style:family="text">
      <style:text-properties officeooo:rsid="0ab0036b"/>
    </style:style>
    <style:style style:name="T314" style:family="text">
      <style:text-properties officeooo:rsid="0ab007d7"/>
    </style:style>
    <style:style style:name="T315" style:family="text">
      <style:text-properties officeooo:rsid="0ab37883"/>
    </style:style>
    <style:style style:name="T316" style:family="text">
      <style:text-properties officeooo:rsid="0abdba53"/>
    </style:style>
    <style:style style:name="T317" style:family="text">
      <style:text-properties officeooo:rsid="0ac158e3"/>
    </style:style>
    <style:style style:name="T318" style:family="text">
      <style:text-properties officeooo:rsid="0ac4b077"/>
    </style:style>
    <style:style style:name="T319" style:family="text">
      <style:text-properties officeooo:rsid="0ac6121b"/>
    </style:style>
    <style:style style:name="T320" style:family="text">
      <style:text-properties officeooo:rsid="0ac7705b"/>
    </style:style>
    <style:style style:name="T321" style:family="text">
      <style:text-properties officeooo:rsid="0ad34a88"/>
    </style:style>
    <style:style style:name="T322" style:family="text">
      <style:text-properties officeooo:rsid="0ad7e24d"/>
    </style:style>
    <style:style style:name="T323" style:family="text">
      <style:text-properties officeooo:rsid="0ad80130"/>
    </style:style>
    <style:style style:name="T324" style:family="text">
      <style:text-properties officeooo:rsid="0ada5168"/>
    </style:style>
    <style:style style:name="T325" style:family="text">
      <style:text-properties officeooo:rsid="0adb8f50"/>
    </style:style>
    <style:style style:name="T326" style:family="text">
      <style:text-properties officeooo:rsid="0adc10d9"/>
    </style:style>
    <style:style style:name="T327" style:family="text">
      <style:text-properties officeooo:rsid="0addd47e"/>
    </style:style>
    <style:style style:name="T328" style:family="text">
      <style:text-properties officeooo:rsid="0adea10b"/>
    </style:style>
    <style:style style:name="T329" style:family="text">
      <style:text-properties officeooo:rsid="0adf020f"/>
    </style:style>
    <style:style style:name="T330" style:family="text">
      <style:text-properties officeooo:rsid="0ae1c0e9"/>
    </style:style>
    <style:style style:name="T331" style:family="text">
      <style:text-properties officeooo:rsid="0ae2a379"/>
    </style:style>
    <style:style style:name="T332" style:family="text">
      <style:text-properties officeooo:rsid="0ae8cff7"/>
    </style:style>
    <style:style style:name="T333" style:family="text">
      <style:text-properties officeooo:rsid="0af2da88"/>
    </style:style>
    <style:style style:name="T334" style:family="text">
      <style:text-properties officeooo:rsid="0af3cb89"/>
    </style:style>
    <style:style style:name="T335" style:family="text">
      <style:text-properties officeooo:rsid="0af3e3da"/>
    </style:style>
    <style:style style:name="T336" style:family="text">
      <style:text-properties officeooo:rsid="0af52a6a"/>
    </style:style>
    <style:style style:name="T337" style:family="text">
      <style:text-properties officeooo:rsid="0afaefc8"/>
    </style:style>
    <style:style style:name="T338" style:family="text">
      <style:text-properties officeooo:rsid="0b066f8c"/>
    </style:style>
    <style:style style:name="T339" style:family="text">
      <style:text-properties officeooo:rsid="0b0ee618"/>
    </style:style>
    <style:style style:name="T340" style:family="text">
      <style:text-properties officeooo:rsid="0b0ff2cb"/>
    </style:style>
    <style:style style:name="T341" style:family="text">
      <style:text-properties officeooo:rsid="0b133044"/>
    </style:style>
    <style:style style:name="T342" style:family="text">
      <style:text-properties officeooo:rsid="0b17977c"/>
    </style:style>
    <style:style style:name="T343" style:family="text">
      <style:text-properties officeooo:rsid="0b183214"/>
    </style:style>
    <style:style style:name="T344" style:family="text">
      <style:text-properties officeooo:rsid="0b1afde8"/>
    </style:style>
    <style:style style:name="T345" style:family="text">
      <style:text-properties officeooo:rsid="0b1cd65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а, б, .., аа, аб, ... (bg)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134"/>
      <text:p text:style-name="P134"/>
      <text:p text:style-name="P135"/>
      <text:p text:style-name="P135"/>
      <text:p text:style-name="P135"/>
      <text:p text:style-name="P136">ZX SDCC NOINIT</text:p>
      <text:p text:style-name="P3"/>
      <text:p text:style-name="P6"><text:span text:style-name="T4">С</text:span><text:span text:style-name="T3">истема сборки проектов для Z80 на базе пакета SDCC</text:span></text:p>
      <text:p text:style-name="P2"/>
      <text:p text:style-name="P137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63"><text:a xlink:type="simple" xlink:href="#__RefHeading___Toc644_1913446055" text:style-name="Index_20_Link" text:visited-style-name="Index_20_Link">Предупреждение<text:tab/>4</text:a></text:p>
          <text:p text:style-name="P263"><text:a xlink:type="simple" xlink:href="#__RefHeading___Toc648_1913446055" text:style-name="Index_20_Link" text:visited-style-name="Index_20_Link">Введение<text:tab/>4</text:a></text:p>
          <text:p text:style-name="P263"><text:a xlink:type="simple" xlink:href="#__RefHeading___Toc1046_3668116786" text:style-name="Index_20_Link" text:visited-style-name="Index_20_Link">1.Как транслируется программа на C<text:tab/>5</text:a></text:p>
          <text:p text:style-name="P280"><text:a xlink:type="simple" xlink:href="#__RefHeading___Toc1194_3668116786" text:style-name="Index_20_Link" text:visited-style-name="Index_20_Link">1.1.Препроцессор<text:tab/>6</text:a></text:p>
          <text:p text:style-name="P280"><text:a xlink:type="simple" xlink:href="#__RefHeading___Toc1196_3668116786" text:style-name="Index_20_Link" text:visited-style-name="Index_20_Link">1.2.Компиляция<text:tab/>7</text:a></text:p>
          <text:p text:style-name="P280"><text:a xlink:type="simple" xlink:href="#__RefHeading___Toc1198_3668116786" text:style-name="Index_20_Link" text:visited-style-name="Index_20_Link">1.3.Ассемблирование<text:tab/>8</text:a></text:p>
          <text:p text:style-name="P280"><text:a xlink:type="simple" xlink:href="#__RefHeading___Toc1200_3668116786" text:style-name="Index_20_Link" text:visited-style-name="Index_20_Link">1.4.Линковка<text:tab/>8</text:a></text:p>
          <text:p text:style-name="P280"><text:a xlink:type="simple" xlink:href="#__RefHeading___Toc1202_3668116786" text:style-name="Index_20_Link" text:visited-style-name="Index_20_Link">1.5.Преобразования<text:tab/>9</text:a></text:p>
          <text:p text:style-name="P280"><text:a xlink:type="simple" xlink:href="#__RefHeading___Toc1048_3668116786" text:style-name="Index_20_Link" text:visited-style-name="Index_20_Link">1.6.Небольшой итог<text:tab/>9</text:a></text:p>
          <text:p text:style-name="P263"><text:a xlink:type="simple" xlink:href="#__RefHeading___Toc1521_3668116786" text:style-name="Index_20_Link" text:visited-style-name="Index_20_Link">2.Особенности SDCC<text:tab/>10</text:a></text:p>
          <text:p text:style-name="P280"><text:a xlink:type="simple" xlink:href="#__RefHeading___Toc1523_3668116786" text:style-name="Index_20_Link" text:visited-style-name="Index_20_Link">2.1.Линковка и секции линкера<text:tab/>10</text:a></text:p>
          <text:p text:style-name="P280"><text:a xlink:type="simple" xlink:href="#__RefHeading___Toc1792_4248709807" text:style-name="Index_20_Link" text:visited-style-name="Index_20_Link">2.2.Секции, создаваемые компилятором SDCC<text:tab/>11</text:a></text:p>
          <text:p text:style-name="P280"><text:a xlink:type="simple" xlink:href="#__RefHeading___Toc2211_4248709807" text:style-name="Index_20_Link" text:visited-style-name="Index_20_Link">2.3.Размещение машинного кода<text:tab/>11</text:a></text:p>
          <text:p text:style-name="P280"><text:a xlink:type="simple" xlink:href="#__RefHeading___Toc1794_4248709807" text:style-name="Index_20_Link" text:visited-style-name="Index_20_Link">2.4.Размещение переменных и констант<text:tab/>12</text:a></text:p>
          <text:p text:style-name="P280"><text:a xlink:type="simple" xlink:href="#__RefHeading___Toc2453_4248709807" text:style-name="Index_20_Link" text:visited-style-name="Index_20_Link">2.5.Секции абсолютной адресации<text:tab/>14</text:a></text:p>
          <text:p text:style-name="P280"><text:a xlink:type="simple" xlink:href="#__RefHeading___Toc2455_4248709807" text:style-name="Index_20_Link" text:visited-style-name="Index_20_Link">2.6.Секции кода инициализации времени выполнения<text:tab/>14</text:a></text:p>
          <text:p text:style-name="P280"><text:a xlink:type="simple" xlink:href="#__RefHeading___Toc1529_3668116786" text:style-name="Index_20_Link" text:visited-style-name="Index_20_Link">2.7.Стартовый код crt0*.s<text:tab/>14</text:a></text:p>
          <text:p text:style-name="P263"><text:a xlink:type="simple" xlink:href="#__RefHeading___Toc2499_1885247514" text:style-name="Index_20_Link" text:visited-style-name="Index_20_Link">3.Ассемблер в С и С в Ассемблере<text:tab/>16</text:a></text:p>
          <text:p text:style-name="P280"><text:a xlink:type="simple" xlink:href="#__RefHeading___Toc3553_2746178361" text:style-name="Index_20_Link" text:visited-style-name="Index_20_Link">3.1.Два способа совмещать С и Ассемблер<text:tab/>16</text:a></text:p>
          <text:p text:style-name="P280"><text:a xlink:type="simple" xlink:href="#__RefHeading___Toc3555_2746178361" text:style-name="Index_20_Link" text:visited-style-name="Index_20_Link">3.2.Соглашения об именах<text:tab/>16</text:a></text:p>
          <text:p text:style-name="P280"><text:a xlink:type="simple" xlink:href="#__RefHeading___Toc3557_2746178361" text:style-name="Index_20_Link" text:visited-style-name="Index_20_Link">3.3.Локальный или глобальный?<text:tab/>18</text:a></text:p>
          <text:p text:style-name="P279"><text:a xlink:type="simple" xlink:href="#__RefHeading___Toc3866_2746178361" text:style-name="Index_20_Link" text:visited-style-name="Index_20_Link">3.3.1.Объявление глобальных переменных и функций<text:tab/>18</text:a></text:p>
          <text:p text:style-name="P279"><text:a xlink:type="simple" xlink:href="#__RefHeading___Toc3868_2746178361" text:style-name="Index_20_Link" text:visited-style-name="Index_20_Link">3.3.2.Объявление локальных переменных и функций<text:tab/>19</text:a></text:p>
          <text:p text:style-name="P279"><text:a xlink:type="simple" xlink:href="#__RefHeading___Toc3559_2746178361" text:style-name="Index_20_Link" text:visited-style-name="Index_20_Link">3.3.3.Раздельная компиляция<text:tab/>19</text:a></text:p>
          <text:p text:style-name="P279"><text:a xlink:type="simple" xlink:href="#__RefHeading___Toc3561_2746178361" text:style-name="Index_20_Link" text:visited-style-name="Index_20_Link">3.3.4.Директивы встроенного ассемблера<text:tab/>19</text:a></text:p>
          <text:p text:style-name="P280"><text:a xlink:type="simple" xlink:href="#__RefHeading___Toc3563_2746178361" text:style-name="Index_20_Link" text:visited-style-name="Index_20_Link">3.4.Передача параметров в функцию<text:tab/>19</text:a></text:p>
          <text:p text:style-name="P280"><text:a xlink:type="simple" xlink:href="#__RefHeading___Toc3565_2746178361" text:style-name="Index_20_Link" text:visited-style-name="Index_20_Link">3.5.Передача параметров из функции<text:tab/>19</text:a></text:p>
          <text:p text:style-name="P263"><text:a xlink:type="simple" xlink:href="#__RefHeading___Toc1830_3668116786" text:style-name="Index_20_Link" text:visited-style-name="Index_20_Link">4.Структура каталогов SDCC-NOINIT<text:tab/>20</text:a></text:p>
          <text:p text:style-name="P280"><text:a xlink:type="simple" xlink:href="#__RefHeading___Toc1832_3668116786" text:style-name="Index_20_Link" text:visited-style-name="Index_20_Link">4.1.Каталог с исходными текстами apps<text:tab/>20</text:a></text:p>
          <text:p text:style-name="P280"><text:a xlink:type="simple" xlink:href="#__RefHeading___Toc1834_3668116786" text:style-name="Index_20_Link" text:visited-style-name="Index_20_Link">4.2.Каталог глобальной конфигурации configs<text:tab/>21</text:a></text:p>
          <text:p text:style-name="P280"><text:a xlink:type="simple" xlink:href="#__RefHeading___Toc1836_3668116786" text:style-name="Index_20_Link" text:visited-style-name="Index_20_Link">4.3.Каталог с общими заголовочными файлами include<text:tab/>22</text:a></text:p>
          <text:p text:style-name="P280"><text:a xlink:type="simple" xlink:href="#__RefHeading___Toc1838_3668116786" text:style-name="Index_20_Link" text:visited-style-name="Index_20_Link">4.4.Каталог с исходными текстами библиотек libsrc<text:tab/>22</text:a></text:p>
          <text:p text:style-name="P280"><text:a xlink:type="simple" xlink:href="#__RefHeading___Toc1840_3668116786" text:style-name="Index_20_Link" text:visited-style-name="Index_20_Link">4.5.Каталог со скриптами scripts<text:tab/>22</text:a></text:p>
          <text:p text:style-name="P280"><text:a xlink:type="simple" xlink:href="#__RefHeading___Toc1842_3668116786" text:style-name="Index_20_Link" text:visited-style-name="Index_20_Link">4.6.Каталог программ bin<text:tab/>24</text:a></text:p>
          <text:p text:style-name="P280"><text:a xlink:type="simple" xlink:href="#__RefHeading___Toc1844_3668116786" text:style-name="Index_20_Link" text:visited-style-name="Index_20_Link">4.7.Каталог библиотек libs<text:tab/>24</text:a></text:p>
          <text:p text:style-name="P263"><text:a xlink:type="simple" xlink:href="#__RefHeading___Toc1846_3668116786" text:style-name="Index_20_Link" text:visited-style-name="Index_20_Link">5.Сборка программы в SDCC-NOINIT<text:tab/>24</text:a></text:p>
          <text:p text:style-name="P280"><text:a xlink:type="simple" xlink:href="#__RefHeading___Toc1848_3668116786" text:style-name="Index_20_Link" text:visited-style-name="Index_20_Link">5.1.Конфигурация компонентов — библиотек и программа<text:tab/>24</text:a></text:p>
          <text:p text:style-name="P280"><text:a xlink:type="simple" xlink:href="#__RefHeading___Toc1850_3668116786" text:style-name="Index_20_Link" text:visited-style-name="Index_20_Link">5.2.Добавление новой программы в систему сборки<text:tab/>25</text:a></text:p>
          <text:p text:style-name="P280"><text:a xlink:type="simple" xlink:href="#__RefHeading___Toc1852_3668116786" text:style-name="Index_20_Link" text:visited-style-name="Index_20_Link">5.3.Добавление новой библиотеки в систему сборки<text:tab/>25</text:a></text:p>
          <text:p text:style-name="P280"><text:a xlink:type="simple" xlink:href="#__RefHeading___Toc1854_3668116786" text:style-name="Index_20_Link" text:visited-style-name="Index_20_Link">5.4.Файлы глобальной конфигурации<text:tab/>25</text:a></text:p>
          <text:p text:style-name="P280"><text:a xlink:type="simple" xlink:href="#__RefHeading___Toc1856_3668116786" text:style-name="Index_20_Link" text:visited-style-name="Index_20_Link">5.5.Файлы локальной конфигурации программ<text:tab/>25</text:a></text:p>
          <text:p text:style-name="P280"><text:a xlink:type="simple" xlink:href="#__RefHeading___Toc1858_3668116786" text:style-name="Index_20_Link" text:visited-style-name="Index_20_Link">5.6.Файлы локальной конфигурации WC-плагинов<text:tab/>25</text:a></text:p>
          <text:p text:style-name="P280"><text:a xlink:type="simple" xlink:href="#__RefHeading___Toc1860_3668116786" text:style-name="Index_20_Link" text:visited-style-name="Index_20_Link">5.7.Файлы начального запуска crt0*.s<text:tab/>25</text:a></text:p>
          <text:p text:style-name="P280"><text:a xlink:type="simple" xlink:href="#__RefHeading___Toc1862_3668116786" text:style-name="Index_20_Link" text:visited-style-name="Index_20_Link">5.8.Процесс сборки программы<text:tab/>25</text:a></text:p>
          <text:p text:style-name="P280"><text:a xlink:type="simple" xlink:href="#__RefHeading___Toc1864_3668116786" text:style-name="Index_20_Link" text:visited-style-name="Index_20_Link">5.9.Процесс сборки библиотеки<text:tab/>25</text:a></text:p>
          <text:p text:style-name="P280"><text:a xlink:type="simple" xlink:href="#__RefHeading___Toc1866_3668116786" text:style-name="Index_20_Link" text:visited-style-name="Index_20_Link">5.10.Сборочные скрипты<text:tab/>25</text:a></text:p>
          <text:p text:style-name="P263"><text:a xlink:type="simple" xlink:href="#__RefHeading___Toc1868_3668116786" text:style-name="Index_20_Link" text:visited-style-name="Index_20_Link">6.Описание библиотек<text:tab/>26</text:a></text:p>
          <text:p text:style-name="P280"><text:a xlink:type="simple" xlink:href="#__RefHeading___Toc1870_3668116786" text:style-name="Index_20_Link" text:visited-style-name="Index_20_Link">6.1.Библиотека файлов начального запуска сrt0<text:tab/>26</text:a></text:p>
          <text:p text:style-name="P280"><text:soft-page-break/><text:a xlink:type="simple" xlink:href="#__RefHeading___Toc1872_3668116786" text:style-name="Index_20_Link" text:visited-style-name="Index_20_Link">6.2.Библиотека libc для ZX: libz80<text:tab/>26</text:a></text:p>
          <text:p text:style-name="P280"><text:a xlink:type="simple" xlink:href="#__RefHeading___Toc1874_3668116786" text:style-name="Index_20_Link" text:visited-style-name="Index_20_Link">6.3.Библиотека музыкальных плееров libay<text:tab/>26</text:a></text:p>
          <text:p text:style-name="P280"><text:a xlink:type="simple" xlink:href="#__RefHeading___Toc1876_3668116786" text:style-name="Index_20_Link" text:visited-style-name="Index_20_Link">6.4.Библиотека вывода на стандартный экран ZX libconio<text:tab/>26</text:a></text:p>
          <text:p text:style-name="P280"><text:a xlink:type="simple" xlink:href="#__RefHeading___Toc1878_3668116786" text:style-name="Index_20_Link" text:visited-style-name="Index_20_Link">6.5.Библиотека работы с прерываниями libim2<text:tab/>26</text:a></text:p>
          <text:p text:style-name="P280"><text:a xlink:type="simple" xlink:href="#__RefHeading___Toc1880_3668116786" text:style-name="Index_20_Link" text:visited-style-name="Index_20_Link">6.6.Библиотека работы с кольцевыми буферами libringbuf<text:tab/>26</text:a></text:p>
          <text:p text:style-name="P280"><text:a xlink:type="simple" xlink:href="#__RefHeading___Toc1882_3668116786" text:style-name="Index_20_Link" text:visited-style-name="Index_20_Link">6.7.Библиотека вывода спрайтов на стандартный экран ZX libspr<text:tab/>26</text:a></text:p>
          <text:p text:style-name="P280"><text:a xlink:type="simple" xlink:href="#__RefHeading___Toc1884_3668116786" text:style-name="Index_20_Link" text:visited-style-name="Index_20_Link">6.8.Библиотека работы с таймерами libtimer<text:tab/>26</text:a></text:p>
          <text:p text:style-name="P280"><text:a xlink:type="simple" xlink:href="#__RefHeading___Toc1886_3668116786" text:style-name="Index_20_Link" text:visited-style-name="Index_20_Link">6.9.Библиотека работы с UARTами libuart<text:tab/>26</text:a></text:p>
          <text:p text:style-name="P280"><text:a xlink:type="simple" xlink:href="#__RefHeading___Toc1888_3668116786" text:style-name="Index_20_Link" text:visited-style-name="Index_20_Link">6.10.Библиотека создания плагинов для WC libwcplugin<text:tab/>26</text:a></text:p>
          <text:p text:style-name="P280"><text:a xlink:type="simple" xlink:href="#__RefHeading___Toc1890_3668116786" text:style-name="Index_20_Link" text:visited-style-name="Index_20_Link">6.11.Библиотека работы с клавиатурой ZX libzxkbd<text:tab/>26</text:a></text:p>
          <text:p text:style-name="P280"><text:a xlink:type="simple" xlink:href="#__RefHeading___Toc1892_3668116786" text:style-name="Index_20_Link" text:visited-style-name="Index_20_Link">6.12.Библиотека работы с клавиатурой PS2 libps2<text:tab/>26</text:a></text:p>
        </text:index-body>
      </text:table-of-content>
      <text:h text:style-name="Heading_20_1" text:outline-level="1" text:is-list-header="true"/>
      <text:p text:style-name="P138">Нет неразрешимых проблем, есть неприятные решения.</text:p>
      <text:h text:style-name="Heading_20_1" text:outline-level="1" text:is-list-header="true"><text:bookmark-start text:name="__RefHeading___Toc644_1913446055"/>Предупреждение<text:bookmark-end text:name="__RefHeading___Toc644_1913446055"/></text:h>
      <text:p text:style-name="P1"><text:tab/>Автор ни в коем случае не считает свое мнение единственно правильным и может его изменить или дополнить под действием <text:span text:style-name="T2">разумных</text:span> аргументов.</text:p>
      <text:p text:style-name="P7"><text:tab/><text:span text:style-name="T1">Также я не претендую на истину в последней инстанции, не считаю себя великим разработчиком систем как для Z80, так и систем вообще.</text:span></text:p>
      <text:p text:style-name="P7"><text:tab/><text:span text:style-name="T5">Посему прошу простить и понять мои ошибки, неточности и прочие места, которые вам придутся не по вкусу.</text:span></text:p>
      <text:p text:style-name="P7"><text:tab/><text:span text:style-name="T6">Если же вам есть, что сказать — то можно всегда написать мне об этом.</text:span></text:p>
      <text:p text:style-name="P36"/>
      <text:p text:style-name="P8"><text:span text:style-name="T8">S</text:span><text:span text:style-name="T7">fS, автор сего </text:span><text:span text:style-name="T9">труда</text:span><text:span text:style-name="T7">.</text:span></text:p>
      <text:h text:style-name="Heading_20_1" text:outline-level="1" text:is-list-header="true"><text:bookmark-start text:name="__RefHeading___Toc648_1913446055"/>Введение<text:bookmark-end text:name="__RefHeading___Toc648_1913446055"/></text:h>
      <text:p text:style-name="P4"><text:tab/><text:span text:style-name="T10">В далеких 90х практически единственным достойным средством разработки для ZX были ассемблеры. Их была масса. Они плодились и размножались.</text:span></text:p>
      <text:p text:style-name="P4"><text:tab/><text:span text:style-name="T10">На тех, кто пытался писать на C или Pascal — большинство кодеров смотрело как на детоубийц-некрофилов. Единственно, что не вызывало у кодеров тотальной брезгливости из ЯВУ (язык высокого уровня) для ZX — это был встроенный бейсик. И то с оговорками.</text:span></text:p>
      <text:p text:style-name="P5"><text:tab/><text:span text:style-name="T11">Но время шло. Катилось галактическое кольцо жизни по своей орбите, радиусом 27700 световых лет. За прошедшие с тех пор приблизительно 30 лет изменилось многое. Появились и канули в лету малиновые пиджаки и пейджеры. Расцвели и завяли радиобарахолки. Микросхемы серий 1533, 1554, 580 и других из дефицита превратились в бросовый товар, который можно получить почти бесплатно. Да и мы сами изменились. Из стройных вьюношей превратились в не очень стройных мужчин. Обзавелись женами, детьми, любовницами, котами, собаками и рыбками. Но одно осталось у нас на всю жизнь — любовь к железкам, собранным своими руками, программам, написанным своей головой, музыкой и графикой, которая выжимает из 8 бит все, что только можно. Посему мы продолжаем пытаться изобретать что-то свое. Просто для удовольствия.</text:span></text:p>
      <text:p text:style-name="P5"><text:tab/><text:span text:style-name="T12">На фоне всех изменений пора бы измениться и взглядам на ЯВУ для ZX. Сегодня, наверное единственный свободный кросс-компилятор для ZX — это SDCC.</text:span></text:p>
      <text:p text:style-name="P5"><text:tab/><text:span text:style-name="T13">Так как это не майнстрим и разработкой его занимается совсем немного народа — то «особенностей», осложняющих жизнь в нем тьма тьмущая. Но, как говориться, «за неимением гербовой, будем писать на обычной».</text:span></text:p>
      <text:p text:style-name="P9"><text:tab/><text:span text:style-name="T14">Множество не очень удачных попыток использования sdcc привело меня к мысли, что <text:s/>без создания автоматизированной среды сборки, содержащей кучу скриптов, купирующих родовые недостатки SDCC, жизнь продолжаться не может.</text:span></text:p>
      <text:p text:style-name="P9"><text:tab/><text:span text:style-name="T92">Несколько вариантов различного подхода привели меня к созданию того, что называется в данный момент SDCC-NOINIT. Не спрашивайте, почему именно так. Сам не знаю.</text:span></text:p>
      <text:p text:style-name="P9"/>
      <text:h text:style-name="P259" text:outline-level="1"/>
      <text:h text:style-name="P261" text:outline-level="1"><text:bookmark-start text:name="__RefHeading___Toc1046_3668116786"/>Как <text:span text:style-name="T122">транслируется</text:span> программа на C<text:bookmark-end text:name="__RefHeading___Toc1046_3668116786"/></text:h>
      <text:p text:style-name="P9"><text:tab/><text:span text:style-name="T93">Чтобы понять почему что-то сделано так, а не иначе — надо разобраться как оно работает. Так что начнем издалека. Из глубины времен до нас дошел единственно правильный путь работы трансляторов ЯВУ. Тот самый путь, коего придерживаются разработчики с прошлого тысячелетия.</text:span></text:p>
      <text:p text:style-name="P9"><text:tab/><text:span text:style-name="T94">Пакет программ SDCC в этом смысле не отличается от других подобных пакетов программ — будь то GCC или IAR. Схему сборки любого проекта можно представить приблизительно в таком виде, как на рис.</text:span><text:span text:style-name="T94"><text:sequence-ref text:reference-format="value" text:ref-name="refРис.0">1</text:sequence-ref></text:span><text:span text:style-name="T94">.</text:span></text:p>
      <text:p text:style-name="P9"><text:tab/></text:p>
      <text:p text:style-name="P9"><draw:frame draw:style-name="fr1" draw:name="Врезка1" text:anchor-type="paragraph" svg:width="17cm" draw:z-index="0"><draw:text-box fo:min-height="10.89cm"><text:p text:style-name="Рис."><draw:frame draw:style-name="fr2" draw:name="Изображение1" text:anchor-type="as-char" svg:width="17cm" style:rel-width="100%" svg:height="10.89cm" style:rel-height="scale" draw:z-index="1"><draw:image xlink:href="Pictures/200001AF000061DA00003EB2C8010A3BA9E6A986.wmf" xlink:type="simple" xlink:show="embed" xlink:actuate="onLoad"/></draw:frame><text:span text:style-name="T95"><text:line-break/></text:span>Рис. <text:sequence text:ref-name="refРис.0" text:name="Рис." text:formula="ooow:Рис.+1" style:num-format="1">1</text:sequence>: Трансляция программы на языке C пакетом SDCC - от исходного кода до исполняемых файлов</text:p></draw:text-box></draw:frame><text:tab/></text:p>
      <text:p text:style-name="P10"><text:span text:style-name="T96"><text:tab/>Рассмотрим алгоритм, что видим мы на рис.</text:span><text:span text:style-name="T96"><text:sequence-ref text:reference-format="value" text:ref-name="refРис.0">1</text:sequence-ref></text:span><text:span text:style-name="T96">. <text:s/>Это основа основ. <text:s text:c="2"/>SDCC-NOINIT работает именно по этому алгоритму, дополняя его, но по сути не изменяя.</text:span></text:p>
      <text:p text:style-name="P10"><text:tab/><text:span text:style-name="T156">Рассмотрение алгоритма сделаем по возможности кратким, чтобы не погрязнуть в излишних технических подробностях. О них мы поговорим позже.</text:span><text:tab/></text:p>
      <text:p text:style-name="P10"/>
      <text:p text:style-name="P10"><text:tab/><text:span text:style-name="T97">Итак, что у нас есть в начале? А в начале у нас есть слово. И слово это — на языках С и ассемблера, в файлах, что обычно носят расширения </text:span><text:span text:style-name="T17">*.c</text:span><text:span text:style-name="T97">, </text:span><text:span text:style-name="T17">*.h</text:span><text:span text:style-name="T97"> и </text:span><text:span text:style-name="T17">*.s</text:span><text:span text:style-name="T97">.</text:span></text:p>
      <text:p text:style-name="P10"><text:tab/><text:span text:style-name="T98">Некоторые думают, что компилятор — это программа, которая из этих файлов делает бинарь. Они жестоко ошибаются! Чтобы получить бинарь — надо потеть нескольким программам по очереди, а то и не по одному разу.</text:span></text:p>
      <text:p text:style-name="P10"><text:tab/><text:span text:style-name="T98">Итак, что же происходит с файлами, что мы набрали в текстовом редакторе? Они передаются на программу-препроцессор, в нашем случае называемую </text:span><text:span text:style-name="T16">sdcpp</text:span><text:span text:style-name="T98">.</text:span></text:p>
      <text:p text:style-name="P9"><text:tab/><text:span text:style-name="T99">Что делает эта чудесная программа? Как ни удивительно, но она выполняет так называемые «директивы препроцессора».</text:span></text:p>
      <text:p text:style-name="P11"><text:soft-page-break/><text:tab/><text:span text:style-name="T100">Не пугайтесь этих загадочных слов. Что такое директива препроцессора? Это команда, начинающаяся со знака «решетка» (#), например #define, #if, #ifdef, #ifndef, #endif, #include.</text:span></text:p>
      <text:p text:style-name="P11"><text:tab/><text:span text:style-name="T124">Так вот — компилятор эти команды не понимает. Компилятору надо подать текст, очищенный от этих решеток. Иначе его может стошнить прямо на ваш дисплей. Некрасиво получится.</text:span></text:p>
      <text:p text:style-name="P11"><text:tab/><text:span text:style-name="T125">А вот как раз препроцессор никакие другие команды в тексте, кроме как начинающиеся с #, не интересуют. Поэтому директивы препроцессора с успехом можно использовать как в файлах на C, <text:s/>так и в файлах на языке ассемблера.</text:span></text:p>
      <text:p text:style-name="P11"/>
      <text:h text:style-name="P264" text:outline-level="2"><text:bookmark-start text:name="__RefHeading___Toc1194_3668116786"/>Препроцессор<text:bookmark-end text:name="__RefHeading___Toc1194_3668116786"/></text:h>
      <text:p text:style-name="P11"><text:tab/><text:span text:style-name="T101">На этой стадии, исходные тексты преобразуются в другие тексты в соответствии с директивами препроцессора. Рассмотрим очень коротко наиболее используемые директивы.</text:span></text:p>
      <text:p text:style-name="P18"><text:tab/><text:span text:style-name="T114">Самая важная, нужная, полезная и красивая из директив — это несомненно </text:span><text:span text:style-name="T19">#define</text:span><text:span text:style-name="T114">. Она позволяет заменять одно слово на другое.</text:span></text:p>
      <text:p text:style-name="P13">Например, если у вас было написано:</text:p>
      <text:p text:style-name="Quotations">// … Что-то до </text:p>
      <text:p text:style-name="Quotations">#define WIN_W<text:tab/>16</text:p>
      <text:p text:style-name="Quotations">#define WIN_H<text:tab/>12</text:p>
      <text:p text:style-name="Quotations"/>
      <text:p text:style-name="Quotations">// … Что-то после</text:p>
      <text:p text:style-name="Quotations"/>
      <text:p text:style-name="Quotations">clw(WIN_W, <text:s/>WIN_H);</text:p>
      <text:p text:style-name="P12"/>
      <text:p text:style-name="P12">то после препроцессора все директивы имение его исчезнут, а на место определенных символов встанут их значения:</text:p>
      <text:p text:style-name="P12"/>
      <text:p text:style-name="P139">// … Что-то до </text:p>
      <text:p text:style-name="P139"/>
      <text:p text:style-name="P139">// … Что-то после</text:p>
      <text:p text:style-name="P139">clw(16, <text:span text:style-name="T102">12</text:span>);</text:p>
      <text:p text:style-name="P19">Директивой <text:span text:style-name="T19">#define</text:span><text:span text:style-name="T114"> </text:span>можно определять и макросы.</text:p>
      <text:p text:style-name="P20">Например, код </text:p>
      <text:p text:style-name="P19"/>
      <text:p text:style-name="Quotations">#define <text:span text:style-name="T115">printat</text:span>(<text:span text:style-name="T116">x,y,</text:span>s) <text:span text:style-name="T116">\</text:span></text:p>
      <text:p text:style-name="Quotations"><text:tab/><text:span text:style-name="T116">at(x,y); \</text:span></text:p>
      <text:p text:style-name="Quotations"><text:tab/>print<text:span text:style-name="T116">f</text:span>(s);</text:p>
      <text:p text:style-name="Quotations"/>
      <text:p text:style-name="P140"><text:span text:style-name="T115">printat</text:span>(<text:span text:style-name="T117">10,12,</text:span><text:span text:style-name="T105">"</text:span><text:span text:style-name="T110">String at 10,12</text:span><text:span text:style-name="T105">"</text:span>);</text:p>
      <text:p text:style-name="P20">после препроцессора даст </text:p>
      <text:p text:style-name="P141">at(10,12);</text:p>
      <text:p text:style-name="P140">print<text:span text:style-name="T116">f</text:span>(<text:span text:style-name="T105">"</text:span><text:span text:style-name="T110">String at 10,12</text:span><text:span text:style-name="T105">"</text:span>);</text:p>
      <text:p text:style-name="P21"><text:tab/>Определяя макросы — будьте внимательны. Если определять макросы через макросы можно такого наворотить… В общем — чтобы не по принципу «заставь дурака богу молиться».</text:p>
      <text:p text:style-name="P14"/>
      <text:p text:style-name="P14"><text:tab/>Другая очень широко и<text:span text:style-name="T103">спользуемая и всем известная директива препроцессора — это </text:span><text:span text:style-name="T18">#include</text:span><text:span text:style-name="T103">. Она просто напросто вставляет указанный текстовый файл в указанное место. </text:span><text:soft-page-break/><text:span text:style-name="T103">Обычно это файлы с расширением </text:span><text:span text:style-name="T18">*.h</text:span><text:span text:style-name="T103">, в которых определены константы и макросы. Но вообще можно вставлять любые файлы. Если знаете что делаете, конечно.</text:span></text:p>
      <text:p text:style-name="P15"><text:tab/><text:span text:style-name="T104">С директивой </text:span><text:span text:style-name="T18">#include</text:span><text:span text:style-name="T103"> надо помнить, что если имя файла взято в кавычки (</text:span><text:span text:style-name="T18">#include </text:span><text:span text:style-name="T107">"</text:span><text:span text:style-name="T108">file.h</text:span><text:span text:style-name="T107">"</text:span><text:span text:style-name="T106">), то этот файл должен лежать в том же каталоге, что и компилируемый файл из которого происходит вызов директивы </text:span><text:span text:style-name="T107">#include</text:span><text:span text:style-name="T106">. Если же </text:span><text:span text:style-name="T105">имя файла взято в </text:span><text:span text:style-name="T106">угловые скобки</text:span><text:span text:style-name="T105"> (</text:span><text:span text:style-name="T107">#include </text:span><text:span text:style-name="T108">&lt;file.h&gt;</text:span><text:span text:style-name="T106">), то препроцессор будет искать этот файл по всем, заданные опцией -L путям.</text:span></text:p>
      <text:p text:style-name="P37"/>
      <text:p text:style-name="P15"><text:span text:style-name="T106"><text:tab/></text:span><text:span text:style-name="T109">Ну и, наконец, если я не рассмотрю условные директивы — то покрою себя несмываемым позором. </text:span><text:span text:style-name="T111">Условные директивы препроцессора — это директивы, которые могут вставлять или не вставлять в текст код, в зависимости от заданных условий.</text:span></text:p>
      <text:p text:style-name="P16"><text:span text:style-name="T111"><text:tab/></text:span><text:span text:style-name="T112">Все они начинаются с #if (#if, #ifdef, #ifndef), и имеют, условно, такие формы:</text:span></text:p>
      <text:p text:style-name="P17"><text:span text:style-name="T112">«if-endif», «if-else-endif», «if-elif-endif», «if-elif-</text:span><text:span text:style-name="T113">else-</text:span><text:span text:style-name="T112">endif».</text:span></text:p>
      <text:p text:style-name="P38"/>
      <text:p text:style-name="P22">Несколько <text:span text:style-name="T157">образцов условных директив</text:span>:</text:p>
      <text:p text:style-name="P22"/>
      <text:p text:style-name="Quotations">#if &lt;условие&gt;</text:p>
      <text:p text:style-name="Quotations"><text:tab/>// код, <text:span text:style-name="T119">включаемый если условие истинно</text:span></text:p>
      <text:p text:style-name="Quotations">#endif</text:p>
      <text:p text:style-name="Quotations"/>
      <text:p text:style-name="Quotations">#if<text:span text:style-name="T119">def</text:span> <text:span text:style-name="T119">SYMBOL</text:span></text:p>
      <text:p text:style-name="Quotations"><text:tab/>// код, <text:span text:style-name="T119">включаемый если символ SYMBOL определен</text:span></text:p>
      <text:p text:style-name="Quotations">#endif</text:p>
      <text:p text:style-name="Quotations"/>
      <text:p text:style-name="Quotations">#if<text:span text:style-name="T119">ndef</text:span> <text:span text:style-name="T119">SYMBOL</text:span></text:p>
      <text:p text:style-name="Quotations"><text:tab/>// код, <text:span text:style-name="T119">включаемый если символ SYMBOL не определен</text:span></text:p>
      <text:p text:style-name="Quotations">#endif</text:p>
      <text:p text:style-name="Quotations"><text:tab/></text:p>
      <text:p text:style-name="Quotations">#if &lt;условие<text:span text:style-name="T120">1</text:span>&gt;</text:p>
      <text:p text:style-name="Quotations"><text:tab/>// код, <text:span text:style-name="T119">включаемый если условие1 истинно</text:span></text:p>
      <text:p text:style-name="Quotations">#elif <text:span text:style-name="T118">&lt;условие</text:span>2<text:span text:style-name="T118">&gt;</text:span></text:p>
      <text:p text:style-name="Quotations"><text:tab/><text:span text:style-name="T118">// код, включаемый если условие2 истинно, <text:s/>условие1 - ложно</text:span></text:p>
      <text:p text:style-name="Quotations">#elif <text:span text:style-name="T118">&lt;условие3&gt;</text:span></text:p>
      <text:p text:style-name="Quotations"><text:tab/><text:span text:style-name="T118">// код, включаемый если условие3 истинно, <text:s/>условие1 и условие2 - ложны</text:span></text:p>
      <text:p text:style-name="Quotations">#else</text:p>
      <text:p text:style-name="Quotations"><text:tab/><text:span text:style-name="T118">// код, включаемый если все условия ложны</text:span></text:p>
      <text:p text:style-name="Quotations">#endif</text:p>
      <text:p text:style-name="P23"><text:tab/>На этом закончим про препроцессор и вернемся к нему тогда, когда в этом будет необходимость. Если же кому хочется больше — то прошу в интернет по ссылке <text:a xlink:type="simple" xlink:href="https://ru.wikipedia.org/wiki/Препроцессор_Си#.D0.92.D1.81.D1.82.D0.B0.D0.B2.D0.BA.D0.B0_.D1.84.D0.B0.D0.B9.D0.BB.D0.BE.D0.B2_.28.23include.29" text:style-name="Internet_20_link" text:visited-style-name="Visited_20_Internet_20_Link"><text:span text:style-name="T121">https://ru.wikipedia.org/wiki/%D0%9F%D1%80%D0%B5%D0%BF%D1%80%D0%BE%D1%86%D0%B5%D1%81%D1%81%D0%BE%D1%80_%D0%A1%D0%B8#.D0.92.D1.81.D1.82.D0.B0.D0.B2.D0.BA.D0.B0_.D1.84.D0.B0.D0.B9.D0.BB.D0.BE.D0.B2_.28.23include.29</text:span></text:a><text:span text:style-name="T121">.</text:span></text:p>
      <text:p text:style-name="P23"><text:tab/><text:span text:style-name="T126">Пока запомним лишь, что препроцессор — чистит файл от решеток и даёт компилятору «чистый текст» и перейдем к следующей стадии, которая называется «компиляция».</text:span></text:p>
      <text:p text:style-name="P23"><text:tab/><text:span text:style-name="T144">Заметим, что файлы, написанные на языке ассемблера (</text:span><text:span text:style-name="T22">*.s</text:span><text:span text:style-name="T144">) сразу после препроцессора становятся </text:span><text:span text:style-name="T22">*.asm</text:span><text:span text:style-name="T144"> файлами, а файлы, написанные на C - </text:span><text:span text:style-name="T22">*.E</text:span><text:span text:style-name="T144"> файлами.</text:span></text:p>
      <text:p text:style-name="P24"/>
      <text:h text:style-name="P265" text:outline-level="2"><text:bookmark-start text:name="__RefHeading___Toc1196_3668116786"/>Компиляция<text:bookmark-end text:name="__RefHeading___Toc1196_3668116786"/></text:h>
      <text:p text:style-name="P25"><text:tab/><text:span text:style-name="T123">Компиляция — это перевод текста программы, написанной на ЯВУ и обработанной препроцессором в текст на языке ассемблера. Собственно этим и занимается часть транслятора, именуемая компилятором. Многие часто путают трансляцию и компиляцию. Не надо опускаться так низко. Трансляция — «от исходного текста до бинаря». А компиляция «от препроцессора до ассемблера».</text:span></text:p>
      <text:p text:style-name="P25"><text:soft-page-break/><text:tab/><text:span text:style-name="T127">Исходя из определения компиляции становится понятно, что файлы на языке ассемблера компилировать не надо. Ибо они и так уже на ассемблере.</text:span></text:p>
      <text:p text:style-name="P25"><text:tab/><text:span text:style-name="T128">Итак на вход компилятора подаются файлы на языке C с расширением </text:span><text:span text:style-name="T20">*.E</text:span><text:span text:style-name="T128">, а на выходе получаются файлы на языке ассемблера с расширением </text:span><text:span text:style-name="T20">*.asm</text:span><text:span text:style-name="T128">.</text:span></text:p>
      <text:p text:style-name="P28"><text:tab/><text:span text:style-name="T129">Поскольку фронт-енд транслятора </text:span><text:span text:style-name="T21">sdcc</text:span><text:span text:style-name="T129"> сам вызывает препроцессор и компилятор, то файлов с расширением </text:span><text:span text:style-name="T131">*.E</text:span><text:span text:style-name="T129"> мы как правило не видим. Да они нас обычно и не интересуют.</text:span></text:p>
      <text:p text:style-name="P25"><text:tab/><text:span text:style-name="T129">После стадии компиляции различие между исходниками на С (</text:span><text:span text:style-name="T21">*.c)</text:span><text:span text:style-name="T129"> и ассемблере (</text:span><text:span text:style-name="T21">*.s</text:span><text:span text:style-name="T129">) исчезают — все они становятся безликими файлами </text:span><text:span text:style-name="T21">*.asm</text:span><text:span text:style-name="T129">, хоть и различными путями.</text:span></text:p>
      <text:p text:style-name="P25"><text:tab/><text:span text:style-name="T145">И это прекрасно, потому что следующая стадия у всех одна — ассемблирование.</text:span></text:p>
      <text:p text:style-name="P29"><text:tab/><text:span text:style-name="T158">Компилятор пакета sdcc так и называется — </text:span><text:span text:style-name="T24">sdcc</text:span><text:span text:style-name="T158">, что вносит некоторую путаницу. Но делать нечего — компилятор объединен с фронт-ендом.</text:span></text:p>
      <text:p text:style-name="P25"/>
      <text:h text:style-name="Heading_20_2" text:outline-level="2"><text:bookmark-start text:name="__RefHeading___Toc1198_3668116786"/>Ассемблирование<text:bookmark-end text:name="__RefHeading___Toc1198_3668116786"/></text:h>
      <text:p text:style-name="P26"><text:tab/><text:span text:style-name="T146">Ассемблирование — это процесс преобразования файла с текстом на языке ассемблера в объектный файл. В нашем случае объектные файлы имею расширение </text:span><text:span text:style-name="T23">*.rel</text:span><text:span text:style-name="T146">. Программа, которое совершает описанные зверства над ассемблеными файлами носит название </text:span><text:span text:style-name="T23">sdas</text:span><text:span text:style-name="T146">.</text:span></text:p>
      <text:p text:style-name="P26"><text:tab/><text:span text:style-name="T147">Что же такое «объектный файл»? Зачем он нужен? А нужен он, чтобы собрать из кусочков всю программу и привязать ее к нужным абсолютным адресам памяти.</text:span></text:p>
      <text:p text:style-name="P26"><text:tab/><text:span text:style-name="T148">Каждый объектный файл хранит три основные сущности: глобальные символы, откомпилированный объектный код и таблицу перемещения.</text:span></text:p>
      <text:p text:style-name="P26"><text:tab/><text:span text:style-name="T149">Глобальные символы — это символы, которые доступны из всех объектных файлов проекта. В противоположность им есть локальные символы, которые доступны только в пределах одного файла (не путайте их с локальными переменными, которые доступны только в пределах скобок {}!).</text:span></text:p>
      <text:p text:style-name="P27"><text:tab/><text:span text:style-name="T150">Откомпилированный объектный код — это исполняемый двоичный код с одним нюансом — вместо абсолютных адресов в нем указаны относительные. А для преобразования относительных адресов в абсолютные как раз и используется таблица перемещения.</text:span></text:p>
      <text:p text:style-name="P27"><text:tab/><text:span text:style-name="T151">На этом прервем, но не завершим пока рассказ об ассемблировании и перейдем к завершающей стадии сборки проекта — линковке.</text:span></text:p>
      <text:p text:style-name="P27"/>
      <text:h text:style-name="Heading_20_2" text:outline-level="2"><text:bookmark-start text:name="__RefHeading___Toc1200_3668116786"/>Линковка<text:bookmark-end text:name="__RefHeading___Toc1200_3668116786"/></text:h>
      <text:p text:style-name="P26"><text:tab/><text:span text:style-name="T152">Линковка — это по сути процесс размещения объектных файлов по заданным абсолютным адресам.</text:span></text:p>
      <text:p text:style-name="P26"><text:tab/><text:span text:style-name="T153">Программе линкеру </text:span><text:span text:style-name="T25">sdld</text:span><text:span text:style-name="T153"> передается такой ключевой параметр как адрес начала бинарного кода. И далее линкер размещает все объектные файлы, начиная с этого адреса. В процессе размещения каждого файла, линкер рассчитывает абсолютные адреса всех его символов и подставляет их на соответствующие места в файле.</text:span></text:p>
      <text:p text:style-name="P26"><text:tab/><text:span text:style-name="T154">Таким образом, в результате линковки получается некий «образ памяти», начиная с указанного адреса. Если полученный образ поместить в память с адреса <text:s/>начала бинарного кода и передать ему управление — то наша программа начнет выполняться.</text:span></text:p>
      <text:p text:style-name="P26"><text:tab/><text:span text:style-name="T154">В SDCC есть нюанс — линкер генерирует выходные файлы в текстовом формате intel hex. Для запуска же нам нужен двоичный код. Но утилита hex2bin без труда позволяет нам решить эту проблему.</text:span></text:p>
      <text:p text:style-name="P26"/>
      <text:h text:style-name="Heading_20_2" text:outline-level="2"><text:bookmark-start text:name="__RefHeading___Toc1202_3668116786"/><text:soft-page-break/>Преобразования<text:bookmark-end text:name="__RefHeading___Toc1202_3668116786"/></text:h>
      <text:p text:style-name="P30"><text:tab/>Поскольку, бинарный файл не удобен тем, что в нем нет информации с какого адреса его грузить, да и вообще никакой дополнительной информации, то его преобразуют обычно в один из понимаемых ZX форматов - <text:span text:style-name="T15">*.tap</text:span>, <text:span text:style-name="T15">*.trd</text:span> или <text:span text:style-name="T15">Hobeta</text:span>.</text:p>
      <text:p text:style-name="P30"><text:tab/><text:span text:style-name="T155">Сам бинарь при этом не изменяется, но к нему добавляется заголовок или даже бейсик-загрузчик.</text:span></text:p>
      <text:p text:style-name="P30"/>
      <text:h text:style-name="Heading_20_2" text:outline-level="2"><text:bookmark-start text:name="__RefHeading___Toc1048_3668116786"/>Небольшой итог<text:bookmark-end text:name="__RefHeading___Toc1048_3668116786"/></text:h>
      <text:p text:style-name="P31"><text:tab/><text:span text:style-name="T159">В итоге всех моих словестных изысков надо усвоить следующее:</text:span></text:p>
      <text:p text:style-name="P32"/>
      <text:list xml:id="list390162113439867570" text:style-name="L1">
        <text:list-item>
          <text:p text:style-name="P177">На вход транслятора подаются текстовые файлы <text:span text:style-name="T160">на языках С и Ассемблера.</text:span></text:p>
          <text:p text:style-name="P178"/>
        </text:list-item>
        <text:list-item>
          <text:p text:style-name="P179">Файлы прогоняются через препроцессор, который выполняет только свои директивы, преобразуя остальной код в соответствии с ними:</text:p>
          <text:p text:style-name="P179"><text:span text:style-name="T161"><text:tab/></text:span><text:span text:style-name="T26">*.c, *.h → *.E</text:span></text:p>
          <text:p text:style-name="P183"><text:tab/>*.s → *.asm</text:p>
          <text:p text:style-name="P178"/>
        </text:list-item>
        <text:list-item>
          <text:p text:style-name="P178">Препроцессированные файлы на языке С передаются компилятору; <text:span text:style-name="T162">на выходе получается код ассемблера</text:span>:</text:p>
          <text:p text:style-name="P180"><text:tab/><text:span text:style-name="T26">*.E → *.asm</text:span></text:p>
          <text:p text:style-name="P180"/>
        </text:list-item>
        <text:list-item>
          <text:p text:style-name="P193">Ассемблерные файлы передаются ассемблеру; <text:span text:style-name="T163">на выходе получаются файлы с объектным кодом</text:span>:</text:p>
          <text:p text:style-name="P181"><text:tab/><text:span text:style-name="T26">*.asm → *.rel</text:span></text:p>
          <text:p text:style-name="P193"/>
        </text:list-item>
        <text:list-item>
          <text:p text:style-name="P194">Файлы с объектным кодом линкуются в исполняемый файл в формате Intel Hex:</text:p>
          <text:p text:style-name="P182"><text:tab/><text:span text:style-name="T26">*.rel → &lt;имя программы&gt;.hex</text:span></text:p>
          <text:p text:style-name="P194"/>
        </text:list-item>
        <text:list-item>
          <text:p text:style-name="P195"><text:span text:style-name="T164">И</text:span>сполняемый файл в формате Intel Hex <text:span text:style-name="T164">преобразуется в бинарный образ программы</text:span>:</text:p>
          <text:p text:style-name="P196"><text:tab/><text:span text:style-name="T26">&lt;имя программы&gt;.hex → &lt;имя программы&gt;.bin</text:span></text:p>
          <text:p text:style-name="P196"/>
        </text:list-item>
        <text:list-item>
          <text:p text:style-name="P197">Если необходимо, то специальными утилитами создается загрузочный файл <text:span text:style-name="T165">нужного формата</text:span>:</text:p>
          <text:p text:style-name="P197"><text:tab/><text:span text:style-name="T26">&lt;имя программы&gt;.bin </text:span><text:span text:style-name="T15">→ </text:span><text:span text:style-name="T26">&lt;имя программы&gt;.tap</text:span></text:p>
          <text:p text:style-name="P184"><text:span text:style-name="T161"><text:tab/>&lt;имя программы&gt;.bin </text:span>→ <text:span text:style-name="T161">&lt;имя программы&gt;.trd</text:span></text:p>
          <text:p text:style-name="P184"><text:span text:style-name="T161"><text:tab/>&lt;имя программы&gt;.bin </text:span>→ <text:span text:style-name="T161">&lt;имя программы&gt;.$B</text:span></text:p>
          <text:p text:style-name="P184"><text:span text:style-name="T161"><text:tab/>&lt;имя программы&gt;.bin </text:span>→ <text:span text:style-name="T161">&lt;имя программы&gt;.$C</text:span></text:p>
        </text:list-item>
      </text:list>
      <text:p text:style-name="P33"/>
      <text:p text:style-name="P34"><text:tab/>Пока мы не рассматривали такие вещи, как стартовый код, <text:span text:style-name="T166">библиотеки, </text:span>излишние секции и многое другое.</text:p>
      <text:p text:style-name="P35"><text:tab/></text:p>
      <text:p text:style-name="P34"/>
      <text:h text:style-name="P260" text:outline-level="1"><text:bookmark-start text:name="__RefHeading___Toc1521_3668116786"/>Особенности SDCC<text:bookmark-end text:name="__RefHeading___Toc1521_3668116786"/></text:h>
      <text:p text:style-name="Text_20_body"><text:tab/><text:span text:style-name="T171">Как бы мы чего ни стандартизировали, каждой отдельной реализации этого «чего» будут свойственны свои уникальные особенности.</text:span></text:p>
      <text:p text:style-name="Text_20_body"><text:tab/><text:span text:style-name="T172">А если это «чего» делается группой энтузиастов из трёх с половиной человек — то многие вещи там будут уникальные и особенные. И все потому, что в порыве творческого энтузиазма — людям не до стандартов. А потом переделывать неохота.</text:span></text:p>
      <text:p text:style-name="Text_20_body"><text:tab/><text:span text:style-name="T172">Все это в полной мере относится к SDCC.</text:span></text:p>
      <text:p text:style-name="Text_20_body"><text:tab/><text:span text:style-name="T172">В настоящем разделе мы рассмотрим особенности транслятора SDCC и его ограничения.</text:span></text:p>
      <text:h text:style-name="Heading_20_2" text:outline-level="2"><text:bookmark-start text:name="__RefHeading___Toc1523_3668116786"/><text:span text:style-name="T167">Линковка и с</text:span>екции <text:span text:style-name="T167">линкера</text:span><text:bookmark-end text:name="__RefHeading___Toc1523_3668116786"/></text:h>
      <text:p text:style-name="P58"><text:tab/><text:span text:style-name="T173">В предыдущих разделах говорилось, что линковка — это по сути процесс размещения объектных файлов по заданным абсолютным адресам. Но как же линкер знает где располагаются данные, код, стек и так далее?</text:span></text:p>
      <text:p text:style-name="P58"><text:tab/><text:span text:style-name="T174">А знает он это из первого встреченного им *.rel файла, в котором указан порядок следования секций линкера.</text:span></text:p>
      <text:p text:style-name="P58"><text:tab/><text:span text:style-name="T174">Что такое «секция линкера»? А это адресное пространство, имеющее свое уникальное имя и выделенное для определенных нужд.</text:span></text:p>
      <text:p text:style-name="P58"><text:tab/><text:span text:style-name="T174">Поясню на примере. Все мы знаем, что бейсик в ZX зашит в ПЗУ. С точки зрения программиста это значит, что по адресам процессора 0x0000 — 0x3FFF находится область памяти из которой можно читать данные, из неё можно исполнять код. Но в неё нельзя ничего записать.</text:span></text:p>
      <text:p text:style-name="P58"><text:tab/><text:span text:style-name="T175">Предположим, что мы пишем свой бейсик для спектрума. Как нам сказать линкеру, что в область 0x0000 — 0x3FFF можно писать только код и константы; в адреса 0x4000 — 0x5AFF писать и читать ничего нельзя (там экран); а в адресах 0x5B00-0xFFFF можно творить всё, что угодно?</text:span></text:p>
      <text:p text:style-name="P58"><text:tab/><text:span text:style-name="T176">Для разрешения этого вопроса были придуманы так называемые «секции линкера», каждая из которых имеет свое имя.</text:span></text:p>
      <text:p text:style-name="P58"><text:tab/><text:span text:style-name="T177">При запуске линкера, мы вольны указать абсолютный адрес начала любой секции по нашему разумению. Если же адрес секции не указан, то они располагаются одна за другой в том порядке, как был встречены впервые в объектных файлах.</text:span></text:p>
      <text:p text:style-name="P58"/>
      <text:p text:style-name="P58"><text:tab/><text:span text:style-name="T178">Существует несколько типов секций, которые автоматически генерируются компилятором языка C. В SDCC такие секции жестко «прибиты гвоздями» и их названия изменить нельзя (может когда и будет можно?).</text:span></text:p>
      <text:p text:style-name="P88"><text:tab/><text:span text:style-name="T179">Что это за секции? Самые главные — это</text:span><text:span text:style-name="T27"> _CODE</text:span><text:span text:style-name="T179">, </text:span><text:span text:style-name="T27">_DATA</text:span><text:span text:style-name="T183">,</text:span><text:span text:style-name="T179"> </text:span><text:span text:style-name="T27">_BSS</text:span><text:span text:style-name="T179">, </text:span><text:span text:style-name="T28">_INITIALIZED</text:span><text:span text:style-name="T179"> <text:s/>и </text:span><text:span text:style-name="T37">_INITIALIZER</text:span><text:span text:style-name="T179">. Именно так, начиная с символа подчеркивания.</text:span></text:p>
      <text:p text:style-name="P59"><text:tab/><text:span text:style-name="T180">Секция </text:span><text:span text:style-name="T27">_CODE</text:span><text:span text:style-name="T180">. Здесь размещается исполняемый код и константы.</text:span></text:p>
      <text:p text:style-name="P89"><text:tab/><text:span text:style-name="T180">Секция </text:span><text:span text:style-name="T27">_DATA</text:span><text:span text:style-name="T180">. Здесь размещаются не инициализированные переменные. Для инициализированных переменных есть отдельная секция </text:span><text:span text:style-name="T28">_INITIALIZED</text:span><text:span text:style-name="T180">. О секции </text:span><text:span text:style-name="T37">_INITIALIZER</text:span><text:span text:style-name="T180"> поговорим чуть позже.</text:span></text:p>
      <text:p text:style-name="P60"><text:tab/><text:span text:style-name="T181">И наконец, секция </text:span><text:span text:style-name="T27">_BSS</text:span><text:span text:style-name="T183"> —</text:span><text:span text:style-name="T184"> это секция стека. </text:span><text:span text:style-name="T185">Она не включается в размер исполняемого файла вообще.</text:span></text:p>
      <text:p text:style-name="P60"><text:span text:style-name="T185"><text:tab/></text:span><text:span text:style-name="T186">Для определения секции в языке ассемблера sdas предназначено ключевое слово </text:span><text:span text:style-name="T29">.area</text:span><text:span text:style-name="T186">.</text:span></text:p>
      <text:p text:style-name="P83">Рассмотрим, какие данные в каких секциях размещает компилятор SDCC.</text:p>
      <text:p text:style-name="P84"/>
      <text:p text:style-name="P84"/>
      <text:h text:style-name="P266" text:outline-level="2"><text:bookmark-start text:name="__RefHeading___Toc1792_4248709807"/><text:soft-page-break/>Секции, создаваемые компилятором SDCC<text:bookmark-end text:name="__RefHeading___Toc1792_4248709807"/></text:h>
      <text:p text:style-name="P82"/>
      <text:p text:style-name="P82"><text:tab/><text:span text:style-name="T229">В табл.</text:span><text:span text:style-name="T229"><text:sequence-ref text:reference-format="value" text:ref-name="refTable0">1</text:sequence-ref></text:span><text:span text:style-name="T229"> приведен список секций с краткими комментариями. Более подробно назначение секций разобрано ниже.</text:span></text:p>
      <text:p text:style-name="P174">Таблица <text:sequence text:ref-name="refTable0" text:name="Table" text:formula="ooow:Table+1" style:num-format="1">1</text:sequence>: Секции, <text:span text:style-name="T228">используемые</text:span> SDCC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55">№</text:p>
          </table:table-cell>
          <table:table-cell table:style-name="Таблица1.A1" office:value-type="string">
            <text:p text:style-name="P156">Секция</text:p>
          </table:table-cell>
          <table:table-cell table:style-name="Таблица1.A1" office:value-type="string">
            <text:p text:style-name="P156">Назначение</text:p>
          </table:table-cell>
          <table:table-cell table:style-name="Таблица1.D1" office:value-type="string">
            <text:p text:style-name="P156">Примечание</text:p>
          </table:table-cell>
        </table:table-row>
        <table:table-row>
          <table:table-cell table:style-name="Таблица1.A2" office:value-type="string">
            <text:p text:style-name="P164">1</text:p>
          </table:table-cell>
          <table:table-cell table:style-name="Таблица1.A2" office:value-type="string">
            <text:p text:style-name="P157">_CODE</text:p>
          </table:table-cell>
          <table:table-cell table:style-name="Таблица1.A2" office:value-type="string">
            <text:p text:style-name="P161">Код программы и константы</text:p>
          </table:table-cell>
          <table:table-cell table:style-name="Таблица1.D2" office:value-type="string">
            <text:p text:style-name="P154"/>
          </table:table-cell>
        </table:table-row>
        <table:table-row>
          <table:table-cell table:style-name="Таблица1.A2" office:value-type="string">
            <text:p text:style-name="P164">2</text:p>
          </table:table-cell>
          <table:table-cell table:style-name="Таблица1.A2" office:value-type="string">
            <text:p text:style-name="P157">_DATA</text:p>
          </table:table-cell>
          <table:table-cell table:style-name="Таблица1.A2" office:value-type="string">
            <text:p text:style-name="P161">Неинициализированные <text:span text:style-name="T220">переменные</text:span></text:p>
          </table:table-cell>
          <table:table-cell table:style-name="Таблица1.D2" office:value-type="string">
            <text:p text:style-name="P167">Инициализируются нулем при старте программы на С</text:p>
          </table:table-cell>
        </table:table-row>
        <table:table-row>
          <table:table-cell table:style-name="Таблица1.A2" office:value-type="string">
            <text:p text:style-name="P164">3</text:p>
          </table:table-cell>
          <table:table-cell table:style-name="Таблица1.A2" office:value-type="string">
            <text:p text:style-name="P157">_INITIALIZER</text:p>
          </table:table-cell>
          <table:table-cell table:style-name="Таблица1.A2" office:value-type="string">
            <text:p text:style-name="P162">Данные для инициализации секции <text:span text:style-name="T221">_INITIALIZED</text:span></text:p>
          </table:table-cell>
          <table:table-cell table:style-name="Таблица1.D2" office:value-type="string">
            <text:p text:style-name="P168">В SDCC-NOINIT — секция всегда расположена последней и удаляется из бинарника.</text:p>
          </table:table-cell>
        </table:table-row>
        <table:table-row>
          <table:table-cell table:style-name="Таблица1.A2" office:value-type="string">
            <text:p text:style-name="P164">4</text:p>
          </table:table-cell>
          <table:table-cell table:style-name="Таблица1.A2" office:value-type="string">
            <text:p text:style-name="P157">_INITIALIZED</text:p>
          </table:table-cell>
          <table:table-cell table:style-name="Таблица1.A2" office:value-type="string">
            <text:p text:style-name="P162">Инициа<text:span text:style-name="T222">лизированные переменные</text:span></text:p>
          </table:table-cell>
          <table:table-cell table:style-name="Таблица1.D2" office:value-type="string">
            <text:p text:style-name="P168">При старте программы сюда копируются данные из секции <text:span text:style-name="T221">_INITIALIZER. </text:span></text:p>
            <text:p text:style-name="P169">В SDCC-NOINIT <text:span text:style-name="T226">данные копируются не во время выполнения, а специальным скриптом (см. ниже).</text:span></text:p>
          </table:table-cell>
        </table:table-row>
        <table:table-row>
          <table:table-cell table:style-name="Таблица1.A2" office:value-type="string">
            <text:p text:style-name="P164">5</text:p>
          </table:table-cell>
          <table:table-cell table:style-name="Таблица1.A2" office:value-type="string">
            <text:p text:style-name="P157">_DABS (ABS)</text:p>
          </table:table-cell>
          <table:table-cell table:style-name="Таблица1.A2" office:value-type="string">
            <text:p text:style-name="P163">Абсолютные адреса <text:span text:style-name="T223">(данные)</text:span></text:p>
          </table:table-cell>
          <table:table-cell table:style-name="Таблица1.D2" office:value-type="string">
            <text:p text:style-name="P170">Не используются в <text:s/><text:span text:style-name="T225">SDCC-NOINIT</text:span></text:p>
          </table:table-cell>
        </table:table-row>
        <table:table-row>
          <table:table-cell table:style-name="Таблица1.A2" office:value-type="string">
            <text:p text:style-name="P164">6</text:p>
          </table:table-cell>
          <table:table-cell table:style-name="Таблица1.A2" office:value-type="string">
            <text:p text:style-name="P157">_CABS (ABS)</text:p>
          </table:table-cell>
          <table:table-cell table:style-name="Таблица1.A2" office:value-type="string">
            <text:p text:style-name="P163">Абсолютные адреса <text:span text:style-name="T223">(код)</text:span></text:p>
          </table:table-cell>
          <table:table-cell table:style-name="Таблица1.D2" office:value-type="string">
            <text:p text:style-name="P170">Не используются в <text:s/><text:span text:style-name="T225">SDCC-NOINIT</text:span></text:p>
          </table:table-cell>
        </table:table-row>
        <table:table-row>
          <table:table-cell table:style-name="Таблица1.A2" office:value-type="string">
            <text:p text:style-name="P164">7</text:p>
          </table:table-cell>
          <table:table-cell table:style-name="Таблица1.A2" office:value-type="string">
            <text:p text:style-name="P157">_HOME</text:p>
          </table:table-cell>
          <table:table-cell table:style-name="Таблица1.A2" office:value-type="string">
            <text:p text:style-name="P171">Так и не понял для чего она</text:p>
          </table:table-cell>
          <table:table-cell table:style-name="Таблица1.D2" office:value-type="string">
            <text:p text:style-name="P170">Не используются в <text:s/><text:span text:style-name="T225">SDCC-NOINIT</text:span></text:p>
          </table:table-cell>
        </table:table-row>
        <table:table-row>
          <table:table-cell table:style-name="Таблица1.A2" office:value-type="string">
            <text:p text:style-name="P164">8</text:p>
          </table:table-cell>
          <table:table-cell table:style-name="Таблица1.A2" office:value-type="string">
            <text:p text:style-name="P157">_GSINIT</text:p>
          </table:table-cell>
          <table:table-cell table:style-name="Таблица1.A2" office:value-type="string">
            <text:p text:style-name="P163">Начало кода инициализации во время выполнения программы</text:p>
          </table:table-cell>
          <table:table-cell table:style-name="Таблица1.D2" office:value-type="string">
            <text:p text:style-name="P154"/>
          </table:table-cell>
        </table:table-row>
        <table:table-row>
          <table:table-cell table:style-name="Таблица1.A2" office:value-type="string">
            <text:p text:style-name="P164">9</text:p>
          </table:table-cell>
          <table:table-cell table:style-name="Таблица1.A2" office:value-type="string">
            <text:p text:style-name="P157">_GSFINAL</text:p>
          </table:table-cell>
          <table:table-cell table:style-name="Таблица1.A2" office:value-type="string">
            <text:p text:style-name="P163">Окончание кода инициализации во время выполнения программы</text:p>
          </table:table-cell>
          <table:table-cell table:style-name="Таблица1.D2" office:value-type="string">
            <text:p text:style-name="P154"/>
          </table:table-cell>
        </table:table-row>
        <table:table-row>
          <table:table-cell table:style-name="Таблица1.A2" office:value-type="string">
            <text:p text:style-name="P165">10</text:p>
          </table:table-cell>
          <table:table-cell table:style-name="Таблица1.A2" office:value-type="string">
            <text:p text:style-name="P157">_<text:span text:style-name="T224">HEAP</text:span></text:p>
          </table:table-cell>
          <table:table-cell table:style-name="Таблица1.A2" office:value-type="string">
            <text:p text:style-name="P166">Куча динамической памяти</text:p>
          </table:table-cell>
          <table:table-cell table:style-name="Таблица1.D2" office:value-type="string">
            <text:p text:style-name="P173">Компилятором не генерируется. Дополнительная</text:p>
          </table:table-cell>
        </table:table-row>
        <table:table-row>
          <table:table-cell table:style-name="Таблица1.A2" office:value-type="string">
            <text:p text:style-name="P166">11</text:p>
          </table:table-cell>
          <table:table-cell table:style-name="Таблица1.A2" office:value-type="string">
            <text:p text:style-name="P157">_<text:span text:style-name="T227">BSS</text:span></text:p>
          </table:table-cell>
          <table:table-cell table:style-name="Таблица1.A2" office:value-type="string">
            <text:p text:style-name="P172">Стек</text:p>
          </table:table-cell>
          <table:table-cell table:style-name="Таблица1.D2" office:value-type="string">
            <text:p text:style-name="P173">Компилятором не генерируется. Дополнительная</text:p>
          </table:table-cell>
        </table:table-row>
      </table:table>
      <text:p text:style-name="P82"/>
      <text:h text:style-name="P267" text:outline-level="2"><text:bookmark-start text:name="__RefHeading___Toc2211_4248709807"/>Размещение машинного кода<text:bookmark-end text:name="__RefHeading___Toc2211_4248709807"/></text:h>
      <text:p text:style-name="P90"><text:tab/><text:span text:style-name="T44">Секция _CODE.</text:span></text:p>
      <text:p text:style-name="P57"/>
      <text:p text:style-name="P90"><text:tab/><text:span text:style-name="T244">Машинный код размещается компилятором в секции _CODE и более ни в каких других. Создатели SDCC предполагают, что из секции _CODE можно читать и выполнять код, но не записывать в неё.</text:span></text:p>
      <text:p text:style-name="P90"><text:tab/><text:span text:style-name="T245">На самом деле, так как никакой защиты от записи не предусмотрено, записывать тоже можно. Но компилятор не размещает в этой секции переменных.</text:span></text:p>
      <text:p text:style-name="P107"><text:tab/></text:p>
      <text:h text:style-name="Heading_20_2" text:outline-level="2"><text:bookmark-start text:name="__RefHeading___Toc1794_4248709807"/><text:soft-page-break/>Размещение переменных и констант<text:bookmark-end text:name="__RefHeading___Toc1794_4248709807"/></text:h>
      <text:p text:style-name="P91"><text:tab/><text:span text:style-name="T44">Секци</text:span><text:span text:style-name="T45">и</text:span><text:span text:style-name="T44"> _CODE, </text:span><text:span text:style-name="T33">_DATA, </text:span><text:span text:style-name="T36">_INITIALIZED, </text:span><text:span text:style-name="T37">_INITIALIZER.</text:span></text:p>
      <text:p text:style-name="P85"/>
      <text:p text:style-name="P87"><text:tab/>Данные в языке С довольно можно поделить на два типа — переменные и константы. Переменные могут произвольным образом изменяться, а константы доступны только для чтения.</text:p>
      <text:p text:style-name="P85"><text:tab/><text:span text:style-name="T246">Кроме того, данные могут быть как инициализированными при объявлении, так и не инициализированными.</text:span></text:p>
      <text:p text:style-name="P85"><text:tab/><text:span text:style-name="T250">Не забываем, что все не инициализированные при создании статические переменные в языке С должны при старте программы заполняться нулем.</text:span></text:p>
      <text:p text:style-name="P85"><text:tab/><text:span text:style-name="T247">В зависимости от того, как мы объявляем ту или иную переменную, описываем те или иные данные — будет генерироваться различный ассемблерный код.</text:span></text:p>
      <text:p text:style-name="P85"/>
      <text:p text:style-name="P61"><text:tab/>Рассмотрим пример. Есть у нас три похожих <text:span text:style-name="T218">по виду</text:span>, но очень разных <text:span text:style-name="T218">по сути</text:span> <text:span text:style-name="T217">определения переменных и констант</text:span>:</text:p>
      <text:p text:style-name="P61"/>
      <text:p text:style-name="P61"><text:span text:style-name="T204">Определение 1:</text:span><text:tab/><text:tab/><text:span text:style-name="T15">const int var_const=2;</text:span></text:p>
      <text:p text:style-name="P44"><text:span text:style-name="T187">Определение 2:</text:span><text:tab/><text:tab/>int var_noinit;</text:p>
      <text:p text:style-name="P44"><text:span text:style-name="T187">Определение 3:</text:span><text:tab/><text:tab/>int var_init=7;</text:p>
      <text:p text:style-name="P64"/>
      <text:p text:style-name="P64"><text:tab/>Что же генерирует компилятор на каждое из них? <text:span text:style-name="T203">Давайте посмотрим. Обратите внимание, что на ассемблере к имени переменной, функции или другого объекта на С добавляется символ подчеркивания. Это общее правило, которое не следует забывать при связывании кода на C и ассемблере.</text:span></text:p>
      <text:p text:style-name="P64"/>
      <text:p text:style-name="P49">Определение 1. <text:span text:style-name="T249">Константа.</text:span></text:p>
      <text:p text:style-name="P49"/>
      <text:p text:style-name="P49">C:</text:p>
      <text:p text:style-name="P39"><text:tab/>const int var_const=2;</text:p>
      <text:p text:style-name="P39"/>
      <text:p text:style-name="P45">ASM:</text:p>
      <text:p text:style-name="P65"><text:tab/><text:span text:style-name="T15">.area _CODE</text:span></text:p>
      <text:p text:style-name="P47"><text:tab/>_var_const:</text:p>
      <text:p text:style-name="P47"><text:tab/><text:tab/>.dw #0x0002</text:p>
      <text:p text:style-name="P47"/>
      <text:p text:style-name="P67"><text:tab/>Константа размещена в секции кода. Логично, так как её можно только читать. И даже если код в ПЗУ — ничего страшного, <text:span text:style-name="T248">писать то в константу нельзя.</text:span></text:p>
      <text:p text:style-name="P67"/>
      <text:p text:style-name="P48"/>
      <text:p text:style-name="P62"><text:span text:style-name="T30">Определение </text:span><text:span text:style-name="T31">2. </text:span><text:span text:style-name="T46">Не инициализированная при создании переменная.</text:span></text:p>
      <text:p text:style-name="P48"/>
      <text:p text:style-name="P48">C:</text:p>
      <text:p text:style-name="P40"><text:tab/>int var_noinit;</text:p>
      <text:p text:style-name="P41"/>
      <text:p text:style-name="P46">ASM:</text:p>
      <text:p text:style-name="P66"><text:tab/><text:span text:style-name="T33">.area _DATA</text:span></text:p>
      <text:p text:style-name="P55"><text:tab/>_var_noinit::</text:p>
      <text:p text:style-name="P55"><text:tab/><text:tab/>.ds 2</text:p>
      <text:p text:style-name="P48"/>
      <text:p text:style-name="P68"><text:tab/><text:span text:style-name="T219">Переменная</text:span> размещена в секции <text:span text:style-name="T205">данных</text:span>. <text:span text:style-name="T206">Когда происходит запуск программы на С, вся область </text:span><text:span text:style-name="T34">_DATA</text:span><text:span text:style-name="T206"> инициализируется константой 0. Таким образом, для переменной </text:span><text:soft-page-break/><text:span text:style-name="T34">_var_noinit </text:span><text:span text:style-name="T207">выделяется место, а инициализация происходит во время старта программы. Все прекрасно.</text:span></text:p>
      <text:p text:style-name="P68"/>
      <text:p text:style-name="P63"><text:span text:style-name="T30">Определение </text:span><text:span text:style-name="T35">3. </text:span><text:span text:style-name="T47">И</text:span><text:span text:style-name="T46">нициализированная при создании переменная.</text:span></text:p>
      <text:p text:style-name="P50"/>
      <text:p text:style-name="P50">C:</text:p>
      <text:p text:style-name="P42"><text:tab/>int var_init=7;</text:p>
      <text:p text:style-name="P43"/>
      <text:p text:style-name="P56">ASM:</text:p>
      <text:p text:style-name="P70"><text:tab/><text:span text:style-name="T15">.area _INITIALIZED</text:span></text:p>
      <text:p text:style-name="P51"><text:tab/>_var_init::</text:p>
      <text:p text:style-name="P51"><text:tab/><text:tab/>.ds 2</text:p>
      <text:p text:style-name="P51"/>
      <text:p text:style-name="P52"><text:tab/>.<text:span text:style-name="T208">area _INITIALIZER</text:span></text:p>
      <text:p text:style-name="P54"><text:tab/>__xinit__var_init:</text:p>
      <text:p text:style-name="P54"><text:tab/><text:tab/>.dw #0x0007</text:p>
      <text:p text:style-name="P67"/>
      <text:p text:style-name="P67"><text:tab/><text:span text:style-name="T209">А вот для инициализированных при создании переменных все крайне запутано. Каждая такая переменная располагается аж в двух секциях: </text:span><text:span text:style-name="T35">_INITIALIZED</text:span><text:span text:style-name="T209"> - это секция, где переменная находится во время выполнения программы и </text:span><text:span text:style-name="T37">_INITIALIZER</text:span><text:span text:style-name="T209">, где хранится инициализирующее значение этой переменной.</text:span></text:p>
      <text:p text:style-name="P67"><text:tab/><text:span text:style-name="T210">Создатели SDCC, очевидно, предполагали, что код ВСЕГДА будет находится только в ПЗУ и никак иначе. Поэтому предполагается, что начальный код запуска программы на C будет копировть секцию </text:span><text:span text:style-name="T37">_INITIALIZER </text:span><text:span text:style-name="T210">в секцию </text:span><text:span text:style-name="T38">_INITIALIZED</text:span><text:span text:style-name="T210"> и только потом запускать функцию </text:span><text:span text:style-name="T38">_main</text:span><text:span text:style-name="T210"> (начало программы на C).</text:span></text:p>
      <text:p text:style-name="P67"><text:tab/><text:span text:style-name="T211">Само по себе ужасно не это, а то, то никоим образом нельзя сказать компилятору sdcc примерно следующее: «Милый мой компилятор! У меня вся программа будет в ОЗУ, так что инициализируй переменные сразу без копирования, как и константы». Ну например так:</text:span></text:p>
      <text:p text:style-name="P67"/>
      <text:p text:style-name="P69"><text:tab/>.<text:span text:style-name="T36">area _INITIALIZED</text:span></text:p>
      <text:p text:style-name="P53"><text:tab/>_var_init::</text:p>
      <text:p text:style-name="P53"><text:tab/><text:tab/><text:span text:style-name="T208">.dw #0x0007</text:span></text:p>
      <text:p text:style-name="P67"/>
      <text:p text:style-name="P72">Увы. Пока такой функции в SDCC нет. Зато есть хитрые и злые кодеры вроде нас с вами. И выхода из ситуации два:</text:p>
      <text:p text:style-name="P72"/>
      <text:p text:style-name="P73"><text:span text:style-name="T15">Выход первый</text:span>. <text:span text:style-name="T42">Можно, но не нужно</text:span><text:span text:style-name="T215">.</text:span></text:p>
      <text:p text:style-name="P74"><text:tab/><text:span text:style-name="T212">Объявить все инициализированные при создании переменные как константы. В самом деле — раз у нас вся программа в ОЗУ, то какая разница — в секции кода или данных будет выделено место под переменную?</text:span></text:p>
      <text:p text:style-name="P74"><text:tab/><text:span text:style-name="T213">Недостатки такого подхода очевидны. Во-первых, придется все такие переменные вынести в отдельный файл и сделать к нему отдельный «обмынный» заголовочный файл:</text:span></text:p>
      <text:p text:style-name="P74"/>
      <text:p text:style-name="P78">Файл <text:span text:style-name="T15">var_init.c</text:span>:</text:p>
      <text:p text:style-name="P71"><text:span text:style-name="T15"><text:tab/></text:span><text:span text:style-name="T39">const </text:span><text:span text:style-name="T15">int var_init=7;</text:span></text:p>
      <text:p text:style-name="P78"/>
      <text:p text:style-name="P78">Файл <text:span text:style-name="T15">var_init.h</text:span>:</text:p>
      <text:p text:style-name="P75"><text:tab/><text:span text:style-name="T39">extern </text:span><text:span text:style-name="T32">int var_init;</text:span></text:p>
      <text:p text:style-name="P74"/>
      <text:p text:style-name="P79">Почему так? Да чтобы компилятор не ругался, что мы пытаемся изменить константу. <text:span text:style-name="T214">Компилируя файл </text:span><text:span text:style-name="T40">var_init.c</text:span><text:span text:style-name="T214">, компилятор будет думать, что </text:span><text:span text:style-name="T40">var_init —</text:span><text:span text:style-name="T214"> это константа и выделит под неё памяить как под константу.</text:span></text:p>
      <text:p text:style-name="P80"><text:soft-page-break/>Компилируя другие файлы, куда подключен файл <text:span text:style-name="T39">var_init.h</text:span>, компилятор будет всецело уверен, что <text:span text:style-name="T32">var_init</text:span> — это переменная и будет спокойно в неё писать.</text:p>
      <text:p text:style-name="P81"><text:tab/>Мне такой подход не нравится. Ради переменных отдельные файлы.. Бррр..</text:p>
      <text:p text:style-name="P67"/>
      <text:p text:style-name="P76"><text:span text:style-name="T15">Выход </text:span><text:span text:style-name="T41">второй</text:span>. <text:span text:style-name="T42">Правильный</text:span><text:span text:style-name="T215">.</text:span></text:p>
      <text:p text:style-name="P77"><text:tab/><text:span text:style-name="T216">Второй выход посложнее — написать утилиту, которая вырезает секцию _</text:span><text:span text:style-name="T37">INITIALIZER</text:span><text:span text:style-name="T216"> и вставляет её на место секции </text:span><text:span text:style-name="T36">_INITIALIZED</text:span><text:span text:style-name="T216">. Именно такой подход и был осуществлен при написании утилиты </text:span><text:span text:style-name="T43">sdrmini</text:span><text:span text:style-name="T216">. На вход утилита принимает так называемый map-файл и бинарник программы. Далее, из файла вырезаются секции _</text:span><text:span text:style-name="T37">INITIALIZER</text:span><text:span text:style-name="T216"> и </text:span><text:span text:style-name="T36">_INITIALIZED</text:span><text:span text:style-name="T216">. И, наконец, файл сшивается так, что секция _</text:span><text:span text:style-name="T37">INITIALIZER</text:span><text:span text:style-name="T216"> встает на место секции </text:span><text:span text:style-name="T36">_INITIALIZED</text:span><text:span text:style-name="T216">. Ограничение такого метода — секция _</text:span><text:span text:style-name="T37">INITIALIZER</text:span><text:span text:style-name="T216"> должна быть самая последняя в списке секций. Зато достоинства очевидны — не надо копировать данные. Да и объём бинаря сокращается на размер секции</text:span><text:span text:style-name="T37"> </text:span><text:span text:style-name="T216">_</text:span><text:span text:style-name="T37">INITIALIZER</text:span><text:span text:style-name="T208">.</text:span></text:p>
      <text:p text:style-name="P86"/>
      <text:h text:style-name="P268" text:outline-level="2"><text:bookmark-start text:name="__RefHeading___Toc2453_4248709807"/>Секции абсолютной адресации<text:bookmark-end text:name="__RefHeading___Toc2453_4248709807"/></text:h>
      <text:p text:style-name="P158"><text:span text:style-name="T44"><text:tab/>Секци</text:span><text:span text:style-name="T45">и</text:span><text:span text:style-name="T44"> <text:s/></text:span><text:span text:style-name="T15">_DABS (ABS) </text:span><text:span text:style-name="T48">и</text:span><text:span text:style-name="T15"> _</text:span><text:span text:style-name="T48">C</text:span><text:span text:style-name="T15">ABS (ABS)</text:span>.</text:p>
      <text:p text:style-name="P158"/>
      <text:p text:style-name="P158"><text:tab/><text:span text:style-name="T251">По замыслу разработчиков, в данных секциях можно размещать данные и код, определяя абсолютные адреса директивой </text:span><text:span text:style-name="T49">.org</text:span><text:span text:style-name="T251">. Но практическое использование этих секций неудобно, потому что нет проверок перекрытия с другими секциями. Поэтому в SDCC-NOINIT данные секции не используются и вам не рекомендую с ними связываться.</text:span></text:p>
      <text:p text:style-name="P158"/>
      <text:h text:style-name="Heading_20_2" text:outline-level="2"><text:bookmark-start text:name="__RefHeading___Toc2455_4248709807"/>Секции кода инициализации <text:span text:style-name="T256">времени выполнения</text:span><text:bookmark-end text:name="__RefHeading___Toc2455_4248709807"/></text:h>
      <text:p text:style-name="P159"><text:span text:style-name="T44"><text:tab/>Секци</text:span><text:span text:style-name="T45">и</text:span><text:span text:style-name="T44"> <text:s/></text:span><text:span text:style-name="T15">_GSINIT </text:span><text:span text:style-name="T50">и </text:span><text:span text:style-name="T15">_GS</text:span><text:span text:style-name="T51">FINAL</text:span><text:span text:style-name="T252">.</text:span></text:p>
      <text:p text:style-name="P158"/>
      <text:p text:style-name="P158"><text:tab/><text:span text:style-name="T253">Некоторые конструкции языка С требуют выполнения кода инициализации до начала первой функции, то есть </text:span><text:span text:style-name="T66">main()</text:span><text:span text:style-name="T253">.</text:span></text:p>
      <text:p text:style-name="P160"><text:tab/><text:span text:style-name="T254">Компилятор помещает весь такой код в секцию </text:span><text:span text:style-name="T15">_GSINIT</text:span><text:span text:style-name="T254">. Секция </text:span><text:span text:style-name="T15">_GS</text:span><text:span text:style-name="T51">FINAL</text:span><text:span text:style-name="T254">, следующая сразу за секцией </text:span><text:span text:style-name="T15">_GSINIT</text:span><text:span text:style-name="T254">, содержит единственную команду </text:span><text:span text:style-name="T52">ret</text:span><text:span text:style-name="T254">. При старте программы, стартовый код вызывает содержимое секции </text:span><text:span text:style-name="T15">_GSINIT</text:span><text:span text:style-name="T254">, как обычную подпрограмму.</text:span></text:p>
      <text:p text:style-name="P160"><text:tab/><text:span text:style-name="T255">Заметим, что после выполнения стартового кода, содержимое секций </text:span><text:span text:style-name="T15">_GSINIT</text:span><text:span text:style-name="T182">,</text:span><text:span text:style-name="T15"> _GS</text:span><text:span text:style-name="T51">FINAL</text:span><text:span text:style-name="T190"> </text:span><text:span text:style-name="T191">и <text:s/></text:span><text:span text:style-name="T188">_</text:span><text:span text:style-name="T37">INITIALIZER</text:span><text:span text:style-name="T189"> </text:span><text:span text:style-name="T191">становится не нужно. Поэтому в программе область памяти, занятую этими секциями можно использовать по своему усмотрению, например под стек.</text:span></text:p>
      <text:p text:style-name="Text_20_body"/>
      <text:h text:style-name="Heading_20_2" text:outline-level="2"><text:bookmark-start text:name="__RefHeading___Toc1529_3668116786"/>Стартовый код <text:span text:style-name="T257">crt0*.s</text:span><text:bookmark-end text:name="__RefHeading___Toc1529_3668116786"/></text:h>
      <text:p text:style-name="P92"><text:tab/><text:span text:style-name="T257">Выполнение программы начинается со стартового кода. В зависимости от того, что за программу, плагин или ещё что-то мы пишем — стартовый код может быть различным.</text:span></text:p>
      <text:p text:style-name="P93"><text:tab/><text:span text:style-name="T258">В SDCC-NOINIT предусмотрены различные файлы стартового кода, находящиеся в каталоге </text:span><text:span text:style-name="T53">libsrc/crt0</text:span><text:span text:style-name="T258">:</text:span></text:p>
      <text:p text:style-name="P94"><text:tab/><text:span text:style-name="T15">crt0.s</text:span><text:tab/><text:tab/><text:tab/>- стартовый код обычной программы;</text:p>
      <text:p text:style-name="P94"><text:tab/><text:span text:style-name="T15">crt0wcplugin.s</text:span><text:tab/>- стартовый код плагина WC.</text:p>
      <text:p text:style-name="P94"/>
      <text:p text:style-name="P108"><text:tab/>Пользователь волен писать свой стартовый код, если ему нравится и хочется.</text:p>
      <text:p text:style-name="P97"/>
      <text:p text:style-name="P97"><text:tab/><text:span text:style-name="T259">Файлы со стартовым кодом находятся в каталоге <text:s/></text:span><text:span text:style-name="T53">libsrc/crt0</text:span><text:span text:style-name="T258"> и называются </text:span><text:span text:style-name="T53">crt0*.s</text:span><text:span text:style-name="T258">. Вместо звездочки подставляем все, что нам угодно.</text:span></text:p>
      <text:p text:style-name="P95"><text:soft-page-break/></text:p>
      <text:p text:style-name="P96">Какой бы ни был стартовый код, его функции <text:span text:style-name="T262">примерно следующие</text:span>:</text:p>
      <text:p text:style-name="P98"/>
      <text:list xml:id="list1844792159105564842" text:style-name="L2">
        <text:list-item>
          <text:p text:style-name="P198">инициализаци<text:span text:style-name="T263">я</text:span> указателя стек<text:span text:style-name="T260">а;</text:span></text:p>
        </text:list-item>
        <text:list-item>
          <text:p text:style-name="P199">заполнение секции <text:span text:style-name="T15">_DATA</text:span> нулевым значением;</text:p>
        </text:list-item>
        <text:list-item>
          <text:p text:style-name="P200">копирование секции <text:span text:style-name="T231">_</text:span><text:span text:style-name="T239">INITIALIZER</text:span><text:span text:style-name="T232"> </text:span><text:span text:style-name="T230">в секцию</text:span><text:span text:style-name="T231">_</text:span><text:span text:style-name="T239">INITIALIZE</text:span><text:span text:style-name="T238">D;</text:span></text:p>
        </text:list-item>
        <text:list-item>
          <text:p text:style-name="P201"><text:span text:style-name="T230">вызов кода инициализации </text:span><text:span text:style-name="T233">времени выполнения </text:span><text:span text:style-name="T230">из секции </text:span><text:span text:style-name="T238">_GSINIT;</text:span></text:p>
        </text:list-item>
        <text:list-item>
          <text:p text:style-name="P202">вызов кода на языке C (функции main() );</text:p>
        </text:list-item>
        <text:list-item>
          <text:p text:style-name="P204">восстановление указателя стека;</text:p>
        </text:list-item>
        <text:list-item>
          <text:p text:style-name="P204">возврат в вызывающую программу.</text:p>
        </text:list-item>
      </text:list>
      <text:p text:style-name="P96"/>
      <text:p text:style-name="P100"><text:tab/>Кроме этого, при линковке программы, файл <text:span text:style-name="T53">crt0*.</text:span><text:span text:style-name="T15">rel</text:span><text:span text:style-name="T182"> должен быть указан первым в списке объектных </text:span><text:span text:style-name="T192">файлов, чтобы определить порядок следования секций. Иначе результат будет плачевным.</text:span></text:p>
      <text:p text:style-name="P100"><text:tab/>В SDCC-NOINIT проведена некоторая работа по оптимизации всех функций <text:span text:style-name="T264">стартового кода</text:span>. Поведение файла стартового кода регулируется для каждой программы файлом <text:span text:style-name="T15">config.mk</text:span>, находящимся в файле с программой.</text:p>
      <text:p text:style-name="P100"/>
      <text:p text:style-name="P100"><text:tab/><text:span text:style-name="T265">Рассмотрим, какие особенности имеет файл </text:span><text:span text:style-name="T54">crt0.s</text:span><text:span text:style-name="T193"> SDCC-NOINIT:</text:span></text:p>
      <text:p text:style-name="P100"/>
      <text:list xml:id="list6132738162962326861" text:style-name="L3">
        <text:list-item>
          <text:p text:style-name="P206"><text:span text:style-name="T259">инициализация указателя стека. Производится опционально. Определяется символом </text:span><text:span text:style-name="T56">CALLERSTACK</text:span><text:span text:style-name="T259"> файла </text:span><text:span text:style-name="T56">config.mk</text:span><text:span text:style-name="T259">. Если </text:span><text:span text:style-name="T56">CALLERSTACK</text:span><text:span text:style-name="T259">=0, то использовать свой стек, а если <text:s/></text:span><text:span text:style-name="T56">CALLERSTACK</text:span><text:span text:style-name="T259">=1 — то не трогать указатель стека, т. е. Использовать стек вызывающей программы. Это удобно;</text:span></text:p>
          <text:p text:style-name="P207"/>
        </text:list-item>
        <text:list-item>
          <text:p text:style-name="P208"><text:span text:style-name="T259">заполнение секции </text:span><text:span text:style-name="T55">_DATA</text:span><text:span text:style-name="T260"> нулевым значением. Так как снекция </text:span><text:span text:style-name="T55">_DATA</text:span><text:span text:style-name="T260"> грузится целиком вместе с программой, то дополнительно забивать нулями её не нужно. Она уже обнулена во время компиляции;</text:span></text:p>
          <text:p text:style-name="P208"/>
        </text:list-item>
        <text:list-item>
          <text:p text:style-name="P209"><text:span text:style-name="T260">копирование секции </text:span><text:span text:style-name="T231">_</text:span><text:span text:style-name="T239">INITIALIZER</text:span><text:span text:style-name="T232"> </text:span><text:span text:style-name="T234">в секцию</text:span><text:span text:style-name="T231">_</text:span><text:span text:style-name="T239">INITIALIZE</text:span><text:span text:style-name="T240">D</text:span><text:span text:style-name="T234">. </text:span><text:span text:style-name="T236">Этот вопрос уже обсуждался ранее. Секции копируются скриптом </text:span><text:span text:style-name="T242">sdrmini</text:span><text:span text:style-name="T236"> после компиляции и во время выполнения секция _ </text:span><text:span text:style-name="T239">INITIALIZE</text:span><text:span text:style-name="T243">R</text:span><text:span text:style-name="T236"> уже не существует;</text:span></text:p>
          <text:p text:style-name="P210"/>
        </text:list-item>
        <text:list-item>
          <text:p text:style-name="P208"><text:span text:style-name="T235">вызов кода инициализации </text:span><text:span text:style-name="T233">времени выполнения </text:span><text:span text:style-name="T235">из секции </text:span><text:span text:style-name="T241">_GSINIT</text:span><text:span text:style-name="T235">. </text:span><text:span text:style-name="T237">Тут все по стандарту;</text:span></text:p>
          <text:p text:style-name="P211"/>
        </text:list-item>
        <text:list-item>
          <text:p text:style-name="P203">вызов кода на языке C (функции main() );</text:p>
          <text:p text:style-name="P208"/>
        </text:list-item>
        <text:list-item>
          <text:p text:style-name="P208"><text:span text:style-name="T261">восстановление указателя стека производится только если был использован свой собственный стек (</text:span><text:span text:style-name="T56">CALLERSTACK</text:span><text:span text:style-name="T259">=0);</text:span></text:p>
          <text:p text:style-name="P208"/>
        </text:list-item>
        <text:list-item>
          <text:p text:style-name="P205">возврат в вызывающую программу. <text:span text:style-name="T266">Тут все по стандарту.</text:span></text:p>
        </text:list-item>
      </text:list>
      <text:p text:style-name="P99"/>
      <text:p text:style-name="P101"><text:tab/>Кроме того, предусмотрено управление прерываниями при старте программы. Если символ <text:span text:style-name="T15">DISTART=0</text:span> <text:span text:style-name="T268">(файл </text:span><text:span text:style-name="T56">config.mk</text:span><text:span text:style-name="T195"> </text:span><text:span text:style-name="T196">данной программы</text:span><text:span text:style-name="T194">)</text:span>, <text:span text:style-name="T267">то при входе в программу прерывания запрещаются, а при выходе — разрешаются. </text:span></text:p>
      <text:p text:style-name="P101"/>
      <text:p text:style-name="P101"><text:tab/><text:span text:style-name="T269">Подробнее о конфигурации программ, библиотек и прочего — ниже.</text:span></text:p>
      <text:h text:style-name="P262" text:outline-level="1"><text:bookmark-start text:name="__RefHeading___Toc2499_1885247514"/>Ассемблер в С и С в Ассемблере<text:bookmark-end text:name="__RefHeading___Toc2499_1885247514"/></text:h>
      <text:p text:style-name="P109"><text:tab/>Известно, что на ZX без ассемблера никуда. И это хорошо. Но и без ЯВУ в 21м веке тоже не комфортоно.</text:p>
      <text:p text:style-name="P109"><text:tab/><text:span text:style-name="T279">Как же нам взять хорошее и от того и от другого? Для этого необходимо научиться ассемблерный код и код на С.</text:span></text:p>
      <text:p text:style-name="P109"><text:tab/><text:span text:style-name="T280">Этому и посвящена данная глава.</text:span></text:p>
      <text:h text:style-name="P269" text:outline-level="2"><text:bookmark-start text:name="__RefHeading___Toc3553_2746178361"/>Два способа совмещать С и Ассемблер<text:bookmark-end text:name="__RefHeading___Toc3553_2746178361"/></text:h>
      <text:p text:style-name="P112"><text:tab/><text:span text:style-name="T281">В SDCC имеется два способа совмещать код на С и код на Ассемблере: раздельная компиляция и директивы встроенного ассемблера </text:span><text:span text:style-name="T58">__asm; - __endasm;</text:span><text:span text:style-name="T281">.</text:span></text:p>
      <text:h text:style-name="P270" text:outline-level="2"><text:bookmark-start text:name="__RefHeading___Toc3555_2746178361"/>Соглашения об именах<text:bookmark-end text:name="__RefHeading___Toc3555_2746178361"/></text:h>
      <text:p text:style-name="P113"><text:tab/><text:span text:style-name="T283">Мы уже знаем, что компилятор преобразует код на языке С в код на языке ассемблера. Как же он называет различные переменные и функции? Так же как в С?</text:span></text:p>
      <text:p text:style-name="P113"/>
      <text:p text:style-name="P118">Рассмотрим простой пример:</text:p>
      <text:p text:style-name="P118"/>
      <text:p text:style-name="P119">Возьмем файл <text:span text:style-name="T15">example.c</text:span>:</text:p>
      <text:p text:style-name="P119"/>
      <text:p text:style-name="P142">int <text:span text:style-name="T130">var_a</text:span>;<text:tab/><text:tab/>// обычная переменная</text:p>
      <text:p text:style-name="P142">static int <text:span text:style-name="T130">var_b</text:span>;<text:tab/>// локальная переменная (область видимости — файл)</text:p>
      <text:p text:style-name="P142"/>
      <text:p text:style-name="P142">void <text:span text:style-name="T130">function_a</text:span>(){<text:tab/>// обычная функция</text:p>
      <text:p text:style-name="P142">}</text:p>
      <text:p text:style-name="P142">static void <text:span text:style-name="T130">function_b</text:span>(){<text:tab/>// локальная функция (область видимости - файл)</text:p>
      <text:p text:style-name="P142">}</text:p>
      <text:p text:style-name="P118"/>
      <text:p text:style-name="P120"><text:tab/>Не будем пока углубляться в загадочную «область видимости», а откомпилируем этот файл и получим такой код на языке ассемблера <text:span text:style-name="T60">example.</text:span><text:span text:style-name="T15">asm </text:span>(лишнее опущено):</text:p>
      <text:p text:style-name="P120"/>
      <text:p text:style-name="P142">.area _DATA</text:p>
      <text:p text:style-name="P142"><text:span text:style-name="T133">_var_a</text:span>::</text:p>
      <text:p text:style-name="P142"><text:tab/>.ds 2</text:p>
      <text:p text:style-name="P142"><text:span text:style-name="T133">_var_b</text:span>:</text:p>
      <text:p text:style-name="P142"><text:tab/>.ds 2</text:p>
      <text:p text:style-name="P142"/>
      <text:p text:style-name="P142">.area _CODE</text:p>
      <text:p text:style-name="P142"><text:span text:style-name="T133">_function_a</text:span>::</text:p>
      <text:p text:style-name="P142"><text:tab/>ret</text:p>
      <text:p text:style-name="P142"/>
      <text:p text:style-name="P142"><text:span text:style-name="T133">_function_b</text:span>:</text:p>
      <text:p text:style-name="P142"><text:tab/>ret</text:p>
      <text:p text:style-name="Text_20_body"/>
      <text:p text:style-name="P121"><text:soft-page-break/><text:tab/>Понимаете что произошло? <text:span text:style-name="T284">Произошло очень простое и понятное. К каждому имени объекта (переменной, фугкции и проч.) компилятор добавил начальный символ подчеркивания.</text:span></text:p>
      <text:p text:style-name="P121"><text:tab/><text:span text:style-name="T285">Помните об этом всегда: если вы решили обратиться из ассемблера к переменной или функции, объявленной на С, то не забывайте добавить к имени знак подчеркивания. Так устроен SDCC и ничего тут не поделаешь. Зато удобно, когда все имена, начинающиеся с подчеркивания — это имена языка С. А с любой другой буквы — чисто ассемблерные имена.</text:span></text:p>
      <text:p text:style-name="P121"/>
      <text:p text:style-name="P121"><text:tab/><text:span text:style-name="T286">Если вам надо из кода на С обратиться к переменной или функции, описанной на ассемблере — правило тоже работает. Только в языке С обязательно нужно указать, что у вас есть прототип функции или переменной.</text:span></text:p>
      <text:p text:style-name="P121"/>
      <text:p text:style-name="P123"><text:tab/>Например имеется файл на ассемблере. <text:span text:style-name="T300">Обратите внимание, что после имени стоит </text:span><text:span text:style-name="T61">два</text:span><text:span text:style-name="T300"> двоеточия. Почему так — поговорим ниже.</text:span></text:p>
      <text:p text:style-name="P123"/>
      <text:p text:style-name="P144">.area _DATA</text:p>
      <text:p text:style-name="P144"><text:span text:style-name="T133">_</text:span><text:span text:style-name="T134">MyAsmArray</text:span>::</text:p>
      <text:p text:style-name="P144"><text:tab/>.ds <text:span text:style-name="T287">10</text:span></text:p>
      <text:p text:style-name="P144"/>
      <text:p text:style-name="P144">.area _CODE</text:p>
      <text:p text:style-name="P144"><text:span text:style-name="T133">_</text:span><text:span text:style-name="T135">MyAssemblerFunction</text:span>::</text:p>
      <text:p text:style-name="P144"><text:tab/>ret</text:p>
      <text:p text:style-name="P143"/>
      <text:p text:style-name="P125"><text:tab/>Если в файле на С описать прототипы, то можно спокойно обращаться к этим переменным и функциям. Только надо учесть, что для вызова из С, эти переменные и функции должны начинаться с подчеркивания, а прототипы на С должны быть без подчеркивания. <text:span text:style-name="T288">Пример кода на С:</text:span></text:p>
      <text:p text:style-name="P124"/>
      <text:p text:style-name="P146"><text:span text:style-name="T136">// </text:span><text:span text:style-name="T139">Прототипы</text:span></text:p>
      <text:p text:style-name="P274"/>
      <text:p text:style-name="P146"><text:span text:style-name="T136">extern uint8_t </text:span><text:span text:style-name="T134">MyAsmArray</text:span><text:span text:style-name="T137">[];<text:tab/>// Массив </text:span><text:span text:style-name="T138">из 10 байт</text:span></text:p>
      <text:p text:style-name="P146"><text:span text:style-name="T138">void</text:span><text:span text:style-name="T133"> </text:span><text:span text:style-name="T135">MyAssemblerFunction</text:span><text:span text:style-name="T138">();<text:tab/>// Функция</text:span></text:p>
      <text:p text:style-name="P145"/>
      <text:p text:style-name="P153"><text:span text:style-name="T289">// </text:span><text:span text:style-name="T290">Вызов (пример)</text:span></text:p>
      <text:p text:style-name="P278">void main(){</text:p>
      <text:p text:style-name="P145"><text:span text:style-name="T134"><text:tab/>MyAsmArray</text:span><text:span text:style-name="T137">[</text:span><text:span text:style-name="T140">0</text:span><text:span text:style-name="T137">] </text:span><text:span text:style-name="T140">= 5;</text:span></text:p>
      <text:p text:style-name="P145"><text:span text:style-name="T133"><text:tab/>MyAssemblerFunction</text:span><text:span text:style-name="T138">();</text:span></text:p>
      <text:p text:style-name="P176"><text:span text:style-name="T138"><text:tab/></text:span><text:span text:style-name="T141">}</text:span></text:p>
      <text:p text:style-name="P122"/>
      <text:p text:style-name="P127"><text:tab/>Как видите, в преобразовании имен между С и ассемблером нет ничего сложного. Всего лишь один символ, и тот — подчеркивание. <text:span text:style-name="T301">Займемся теперь загадочными двоеточиями. Почему в одном случае оно одно, а в другом их два? Где здесь разгадка?</text:span></text:p>
      <text:p text:style-name="P212"><text:tab/>А разгадка в том, что в языках С и Ассемблер есть такое понятие как «область видимости». И это очень важное и удобное понятие, если знать и уметь его использовать.</text:p>
      <text:p text:style-name="P126"/>
      <text:p text:style-name="P126"/>
      <text:h text:style-name="P271" text:outline-level="2"><text:bookmark-start text:name="__RefHeading___Toc3557_2746178361"/><text:soft-page-break/>Локальный или глобальный?<text:bookmark-end text:name="__RefHeading___Toc3557_2746178361"/></text:h>
      <text:p text:style-name="P114"><text:tab/><text:span text:style-name="T302">Область видимости — это участок программы, где доступно то или иное имя переменной или функции.</text:span></text:p>
      <text:p text:style-name="P114"><text:tab/><text:span text:style-name="T302">Для языка Ассемблера </text:span><text:span text:style-name="T62">sdas</text:span><text:span text:style-name="T302"> областей видимости всего две — в пределах одного файла (локальные переменные и функции) или в пределах всей программы (глобальные переменные и функции).</text:span></text:p>
      <text:p text:style-name="P213"><text:tab/>Для языка С областей видимости больше: есть переменные и функции видимые в пределах всей программы (глобальные); есть переменные <text:s/>и функции, видимые в пределах файла (локальные или статические); а есть и те, что видны только в пределах фигурных скобок (например в пределах функции) — локальные.</text:p>
      <text:p text:style-name="P117"><text:tab/><text:span text:style-name="T303">Здесь мы рассмотрим только две области видимости - <text:s/>в пределах файла и в пределах всей программы. Будем пользоваться терминологией из языка Ассембера, т. е. называть глобальной переменной или функцией ту, что видна везде и всем, а локальной <text:s/>переменной или функцией ту, что видна только в пределах текущего файла.</text:span></text:p>
      <text:p text:style-name="P117"><text:tab/><text:span text:style-name="T306">Чем же отличаются глобальные и локальные переменные? Все довольно просто.</text:span></text:p>
      <text:p text:style-name="P115"><text:tab/><text:span text:style-name="T304">Для переменных и функций, видимых в пределах всей программы, информация об именах переменных сохраняется в объектных файлах. Поэтому, к таким переменным и функциям можно обращаться из любого места программы, где описан прототип такой переменной или функции.</text:span></text:p>
      <text:p text:style-name="P116"><text:tab/><text:span text:style-name="T304">Для переменных и функций, видимых в пределах файла, никакой информации об именах в объектных файлах не сохраняется. Поэтому из других объектных файлов доступ к ним невозможен.</text:span></text:p>
      <text:p text:style-name="P116"><text:tab/><text:span text:style-name="T307">Вы можете иметь сколько угодно локальных переменных с одинаковыми именами, которые расположены в разных файлах. И это не доставит неудобств ни вам, ни компилятору.</text:span></text:p>
      <text:p text:style-name="P128"/>
      <text:h text:style-name="Heading_20_3" text:outline-level="3"><text:bookmark-start text:name="__RefHeading___Toc3866_2746178361"/>Объявление глобальных переменных <text:span text:style-name="T305">и функций</text:span><text:bookmark-end text:name="__RefHeading___Toc3866_2746178361"/></text:h>
      <text:p text:style-name="P128"><text:tab/><text:span text:style-name="T308">На языке С любая переменная или функция считается глобальной. Например, вот объявления глобальных переменных и функций:</text:span></text:p>
      <text:p text:style-name="P128"/>
      <text:p text:style-name="P142">int a;</text:p>
      <text:p text:style-name="P142">void main(){}</text:p>
      <text:p text:style-name="P131"/>
      <text:p text:style-name="P131"><text:tab/>На языке ассемблера все переменные и функции по умолчанию — напротив, локальные. Для того, чтобы объявить какую-то переменную или функцию как глобальную — надо воспользоваться одним из двух методов — ключевым словом <text:span text:style-name="T15">.globl</text:span> или двойным двоеточием после имени:</text:p>
      <text:p text:style-name="P131"/>
      <text:p text:style-name="P147"><text:span text:style-name="T309">.globl<text:tab/></text:span><text:span text:style-name="T142">_</text:span><text:span text:style-name="T135">MyAssemblerFunction</text:span></text:p>
      <text:p text:style-name="P275"/>
      <text:p text:style-name="P148">.area _CODE</text:p>
      <text:p text:style-name="P148"><text:span text:style-name="T133">_</text:span><text:span text:style-name="T135">MyAssemblerFunction</text:span>:</text:p>
      <text:p text:style-name="P276"><text:tab/>ret</text:p>
      <text:p text:style-name="P275"/>
      <text:p text:style-name="P147">.area _DATA</text:p>
      <text:p text:style-name="P147"><text:span text:style-name="T133">_</text:span><text:span text:style-name="T134">MyAsmArray</text:span>::</text:p>
      <text:p text:style-name="P147"><text:tab/>.ds <text:span text:style-name="T287">10</text:span></text:p>
      <text:p text:style-name="P129"><text:soft-page-break/><text:span text:style-name="T310"><text:tab/>Функция <text:s/></text:span><text:span text:style-name="T291">_</text:span><text:span text:style-name="T292">MyAssemblerFunction </text:span><text:span text:style-name="T310">объявлена глобальной с помощью использования ключевого слова </text:span><text:span text:style-name="T63">.globl</text:span><text:span text:style-name="T197">. А переменная </text:span><text:span text:style-name="T293">_</text:span><text:span text:style-name="T294">MyAsmArray</text:span><text:span text:style-name="T296"> <text:s/></text:span><text:span text:style-name="T295">объявлена глобальной с <text:s/>помощью <text:s/></text:span><text:span text:style-name="T297">двойн</text:span><text:span text:style-name="T298">ого</text:span><text:span text:style-name="T297"> двоеточи</text:span><text:span text:style-name="T298">я</text:span><text:span text:style-name="T297"> после имени</text:span><text:span text:style-name="T298">. </text:span><text:span text:style-name="T299">Эти объявления равнозначны.</text:span></text:p>
      <text:p text:style-name="P214"/>
      <text:h text:style-name="Heading_20_3" text:outline-level="3"><text:bookmark-start text:name="__RefHeading___Toc3868_2746178361"/>Объявление <text:span text:style-name="T305">локальных</text:span> переменных <text:span text:style-name="T305">и функций</text:span><text:bookmark-end text:name="__RefHeading___Toc3868_2746178361"/></text:h>
      <text:p text:style-name="P175"><text:span text:style-name="T308"><text:tab/>На языке С область видимости, ограниченная одним файлом задаётся ключевым словом </text:span><text:span text:style-name="T64">static</text:span><text:span text:style-name="T308">. Например, вот объявления локальных переменных и функций, ограниченных по области видимости файлом:</text:span></text:p>
      <text:p text:style-name="P130"/>
      <text:p text:style-name="P149"><text:span text:style-name="T311">static </text:span>int <text:span text:style-name="T311">local_</text:span>a;</text:p>
      <text:p text:style-name="P150"><text:span text:style-name="T311">static </text:span>void <text:span text:style-name="T311">local_</text:span>main(){}</text:p>
      <text:p text:style-name="P132"><text:tab/>На языке ассемблера для объявления <text:span text:style-name="T308">локальных переменных и функций, ограниченных по области видимости файлом </text:span>не надо прилагать никаких дополнительных усилий:</text:p>
      <text:p text:style-name="P132"><text:tab/></text:p>
      <text:p text:style-name="P152">.area _CODE</text:p>
      <text:p text:style-name="P152"><text:span text:style-name="T133">_</text:span><text:span text:style-name="T135">MyAssemblerFunction</text:span><text:span text:style-name="T143">Local</text:span>:</text:p>
      <text:p text:style-name="P277"><text:tab/>ret</text:p>
      <text:p text:style-name="P277"/>
      <text:p text:style-name="P152">.area _DATA</text:p>
      <text:p text:style-name="P152"><text:span text:style-name="T133">_</text:span><text:span text:style-name="T134">MyAsmArray</text:span><text:span text:style-name="T143">Local</text:span>:</text:p>
      <text:p text:style-name="P151"><text:tab/>.ds <text:span text:style-name="T287">10</text:span></text:p>
      <text:p text:style-name="P132"/>
      <text:p text:style-name="P133"><text:tab/>Хотя, надо отметить, что ключевое слово <text:span text:style-name="T15">.local</text:span> в ассемблере <text:span text:style-name="T15">sdas</text:span> все же существует. Дело в том, что в ассемблере <text:span text:style-name="T15">sdas</text:span> есть опция командной строки <text:span text:style-name="T132">-a</text:span><text:span text:style-name="T312">, кторая включает режим «все символы по умолчанию — глобальные». В этом случае надо наоборот, указывать какие символы будут являться локальными. Никогда не используйте опцию </text:span><text:span text:style-name="T65">-a</text:span><text:span text:style-name="T312">! Иначе вас проклянут!</text:span></text:p>
      <text:h text:style-name="Heading_20_3" text:outline-level="3"><text:bookmark-start text:name="__RefHeading___Toc3559_2746178361"/>Раздельная компиляция<text:bookmark-end text:name="__RefHeading___Toc3559_2746178361"/></text:h>
      <text:p text:style-name="Text_20_body"><text:tab/><text:span text:style-name="T282">Раздельная компиляция, что код на С и код на ассемблере находятся в разных файлах. Файлы компилируются (файл на С — с помощью </text:span><text:span text:style-name="T59">sdcc</text:span><text:span text:style-name="T282">, файл на ассемблере — с помощью </text:span><text:span text:style-name="T59">sdas</text:span><text:span text:style-name="T282">). В результате получаются два объектных </text:span><text:span text:style-name="T59">*.rel</text:span><text:span text:style-name="T282">-файла, которые линкуются в программу.</text:span></text:p>
      <text:p text:style-name="Text_20_body"><text:tab/></text:p>
      <text:h text:style-name="P281" text:outline-level="3"><text:bookmark-start text:name="__RefHeading___Toc3561_2746178361"/>Директивы встроенного ассемблера<text:bookmark-end text:name="__RefHeading___Toc3561_2746178361"/></text:h>
      <text:p text:style-name="P110"/>
      <text:h text:style-name="P272" text:outline-level="2"><text:bookmark-start text:name="__RefHeading___Toc3563_2746178361"/>Передача параметров в функцию<text:bookmark-end text:name="__RefHeading___Toc3563_2746178361"/></text:h>
      <text:p text:style-name="P111"/>
      <text:h text:style-name="P272" text:outline-level="2"><text:bookmark-start text:name="__RefHeading___Toc3565_2746178361"/>Передача параметров из функции<text:bookmark-end text:name="__RefHeading___Toc3565_2746178361"/></text:h>
      <text:p text:style-name="P110"/>
      <text:h text:style-name="P260" text:outline-level="1"><text:bookmark-start text:name="__RefHeading___Toc1830_3668116786"/>Структура каталогов SDCC-NOINIT<text:bookmark-end text:name="__RefHeading___Toc1830_3668116786"/></text:h>
      <text:p text:style-name="Text_20_body"><text:tab/><text:span text:style-name="T270">Проект SDCC-NOINIT состоит из дерева каталогов различного назначения:</text:span></text:p>
      <text:p text:style-name="P102"/>
      <text:p text:style-name="P102"><text:span text:style-name="T15">apps</text:span> - каталог, <text:span text:style-name="T313">содержащий</text:span> исходники собираемых программ. Одна программа - один подкаталог.</text:p>
      <text:p text:style-name="P102"><text:tab/>Выходные файлы:</text:p>
      <text:p text:style-name="P103"><text:tab/>Для программ: *.tap<text:tab/>*.$C *.tap *.<text:span text:style-name="T272">bin</text:span></text:p>
      <text:p text:style-name="P102"><text:tab/>Для плагинов WC: *.wmf</text:p>
      <text:p text:style-name="P102"><text:tab/>Если что-то не нравится - всегда можно поправить Makefile конкретной программы.</text:p>
      <text:p text:style-name="P102"><text:tab/></text:p>
      <text:p text:style-name="P102"><text:span text:style-name="T15">configs —</text:span> файлы <text:span text:style-name="T274">глобальной</text:span> конфигурации, определяющие какие программы и библиотеки и как собирать.</text:p>
      <text:p text:style-name="P102"><text:tab/></text:p>
      <text:p text:style-name="P102"><text:span text:style-name="T15">include </text:span>- заголовочные файлы, которые доступны все библиотекам и программам всегда.</text:p>
      <text:p text:style-name="P102"><text:tab/><text:tab/><text:tab/></text:p>
      <text:p text:style-name="P102"><text:span text:style-name="T15">libsrc</text:span><text:tab/>- каталог, <text:span text:style-name="T314">содержащий</text:span> исходники собираемых библиотек. Одна библиотека - один подкаталог. При сборке доступны заголовочные файлы только тех библиотек, которые разрешены.</text:p>
      <text:p text:style-name="P102"/>
      <text:p text:style-name="P102"><text:span text:style-name="T15">scripts</text:span> - скрипты, используемые для сборки (перемещение памяти, преобразование текста, автогенерация файлов ...)</text:p>
      <text:p text:style-name="P102"><text:tab/></text:p>
      <text:p text:style-name="P102"><text:span text:style-name="T15">Makefile </text:span>- Головной Makefile. <text:span text:style-name="T271">Лучше его не трогать.</text:span></text:p>
      <text:h text:style-name="Heading_20_2" text:outline-level="2"><text:bookmark-start text:name="__RefHeading___Toc1832_3668116786"/><text:span text:style-name="T168">Каталог с исходными текстами </text:span>apps<text:bookmark-end text:name="__RefHeading___Toc1832_3668116786"/></text:h>
      <text:p text:style-name="P237"><text:tab/><text:span text:style-name="T273">Исходные тексты программ: один каталог — одна программа. Какие из программ собирать, определено в файле </text:span><text:span text:style-name="T77">configs/apps.mk</text:span><text:span text:style-name="T273">.</text:span></text:p>
      <text:p text:style-name="Text_20_body"><text:tab/><text:span text:style-name="T315">В каталоге с программой обязательно находятся файлы: </text:span><text:span text:style-name="T67">Makefie,</text:span><text:span text:style-name="T315"> </text:span><text:span text:style-name="T67">config.mk </text:span><text:span text:style-name="T198">и</text:span><text:span text:style-name="T69"> build.mk</text:span><text:span text:style-name="T315">.</text:span></text:p>
      <text:p text:style-name="Text_20_body"><text:tab/><text:span text:style-name="T316">Для программы и плагинов WC эти файлы различаются. Но основа у них одна.</text:span></text:p>
      <text:p text:style-name="P217"><text:span text:style-name="T67"/></text:p>
      <text:p text:style-name="P221"><text:span text:style-name="T200"><text:tab/>Файл</text:span><text:span text:style-name="T201"><text:tab/></text:span><text:span text:style-name="T67">config.mk —</text:span> файл конфигурации стартового кода. На его основе генерируется <text:span text:style-name="T317">файл </text:span><text:span text:style-name="T68">autoconfig.asm</text:span><text:span text:style-name="T317">, который содержит определения, передаваемые в стартовый код.</text:span></text:p>
      <text:p text:style-name="P221"/>
      <text:p text:style-name="P221"><text:span text:style-name="T317">Для стандартного стартового кода </text:span><text:span text:style-name="T68">crt0.s</text:span><text:span text:style-name="T317"> определяются такие параметры:</text:span></text:p>
      <text:p text:style-name="P222"/>
      <text:p text:style-name="P185"><text:tab/># Начальный адрес загрузки и запуска программы</text:p>
      <text:p text:style-name="P185"><text:tab/>START=0x6000</text:p>
      <text:p text:style-name="P185"/>
      <text:p text:style-name="P185"><text:tab/># <text:span text:style-name="T319">Размер стека</text:span></text:p>
      <text:p text:style-name="P185"><text:tab/>SSIZE=0x0400</text:p>
      <text:p text:style-name="P185"/>
      <text:p text:style-name="P187"><text:tab/># <text:span text:style-name="T319">Управление прерываниями (0-при старте программы запрещаются,</text:span></text:p>
      <text:p text:style-name="P187"><text:span text:style-name="T319"><text:tab/># 1 — не меняются)</text:span></text:p>
      <text:p text:style-name="P185"><text:tab/>DISTART=0</text:p>
      <text:p text:style-name="P185"/>
      <text:p text:style-name="P186"><text:tab/># <text:span text:style-name="T320">Использование собственного стека размером SSIZE (0) или</text:span></text:p>
      <text:p text:style-name="P186"><text:span text:style-name="T320"><text:tab/># стека вызывающей программы (1)</text:span></text:p>
      <text:p text:style-name="P185"><text:tab/>CALLERSTACK=0</text:p>
      <text:p text:style-name="P219"><text:span text:style-name="T69"><text:s/></text:span></text:p>
      <text:p text:style-name="P224"><text:soft-page-break/><text:span text:style-name="T317"><text:tab/>Для стандартного стартового кода WC-плагина </text:span><text:span text:style-name="T70">crt0wcplugin.s</text:span><text:span text:style-name="T317"> определяются такие параметры:</text:span></text:p>
      <text:p text:style-name="P225"><text:span text:style-name="T71"><text:tab/># Начальный адрес загрузки и запуска </text:span><text:span text:style-name="T15">плагина</text:span> </text:p>
      <text:p text:style-name="P188"><text:tab/>START=0x8000</text:p>
      <text:p text:style-name="P225"/>
      <text:p text:style-name="P225"><text:span text:style-name="T71"><text:tab/># Начальный адрес загрузки </text:span><text:span text:style-name="T15">заголовка плагина</text:span></text:p>
      <text:p text:style-name="P188"><text:tab/>STARTPLHEADER=0x6000</text:p>
      <text:p text:style-name="P223"/>
      <text:p text:style-name="P223"><text:tab/><text:span text:style-name="T321">Пока что я создавал плагины размером 1 страницу.</text:span></text:p>
      <text:p text:style-name="P219"><text:span text:style-name="T69"/></text:p>
      <text:p text:style-name="P220"><text:span text:style-name="T200">Файл</text:span><text:span text:style-name="T201"><text:tab/></text:span><text:span text:style-name="T69">build.mk —</text:span><text:span text:style-name="T199"> </text:span><text:span text:style-name="T318">содержит такую информацию:</text:span></text:p>
      <text:p text:style-name="P220"/>
      <text:p text:style-name="P226"><text:tab/><text:span text:style-name="T15"># Имя программы</text:span></text:p>
      <text:p text:style-name="P189"><text:tab/>APP=zxkbdtest</text:p>
      <text:p text:style-name="P189"/>
      <text:p text:style-name="P189"><text:tab/># Список объектных файлов</text:p>
      <text:p text:style-name="P189"><text:tab/>OBJ=main.rel test.rel</text:p>
      <text:p text:style-name="P189"/>
      <text:p text:style-name="P189"><text:tab/># Путь к файлу со стартовым кодом. Если не указан — то crt0.s</text:p>
      <text:p text:style-name="P189"><text:tab/># CRT0PATH=$(TOP)/libsrc/crt0/$(CRT0)</text:p>
      <text:p text:style-name="P218"/>
      <text:p text:style-name="P218"><text:span text:style-name="T322"><text:tab/>Как видим, большей частью все просто и понятно. Отметим, что неважно — на <text:s/>Ассемблере или С написан файл — указывается только имя объектного файла. А уж система сама ищет из какого исходника её создать.</text:span></text:p>
      <text:p text:style-name="P218"><text:tab/><text:span text:style-name="T323">Помните, что нельзя в одном каталоге иметь два исходника с одинаковыми именами на разных языках, например </text:span><text:span text:style-name="T72">main.c</text:span><text:span text:style-name="T323"> и </text:span><text:span text:style-name="T72">main.s</text:span><text:span text:style-name="T323">. В этом случае система не сможет определить — из какого же файла создавать </text:span><text:span text:style-name="T72">main.rel</text:span><text:span text:style-name="T323"> ?</text:span></text:p>
      <text:p text:style-name="P216"><text:tab/><text:span text:style-name="T330">Если вам нужны другие локальные для программы параметры — создавайте свои </text:span><text:span text:style-name="T75">*.mk</text:span><text:span text:style-name="T330">-файлы. Все, что вы в них напишите — будет включено в </text:span><text:span text:style-name="T75">Makefile</text:span><text:span text:style-name="T330"> программы в том каталоге, в котором вы их поместите..</text:span></text:p>
      <text:h text:style-name="P273" text:outline-level="2"><text:bookmark-start text:name="__RefHeading___Toc1834_3668116786"/><text:span text:style-name="T168">Каталог глобальной конфигурации </text:span>configs<text:bookmark-end text:name="__RefHeading___Toc1834_3668116786"/></text:h>
      <text:p text:style-name="P227"><text:tab/><text:span text:style-name="T275">Содержит файлы глобальной конфигурации. Любой </text:span><text:span text:style-name="T73">*.mk</text:span><text:span text:style-name="T275">-файл из каталога </text:span><text:span text:style-name="T73">configs</text:span><text:span text:style-name="T275"> будет добавлен в описание глобальной конфигурации всех программ и библиотек.</text:span></text:p>
      <text:p text:style-name="P227"><text:tab/><text:span text:style-name="T324">Назначение некоторых глобальных конфигурационных файлов:</text:span></text:p>
      <text:p text:style-name="P228"/>
      <text:p text:style-name="P229"><text:span text:style-name="T15">apps.mk </text:span>— <text:s/>указывает какие программы-плагины собирать (список каталогов в <text:span text:style-name="T15">apps</text:span>);</text:p>
      <text:p text:style-name="P230"><text:span text:style-name="T15">crt0.mk </text:span>—<text:span text:style-name="T325"> определяет</text:span> шаблон стартового кода для программ <text:span text:style-name="T325">(он берется по умолчанию);</text:span></text:p>
      <text:p text:style-name="P231"><text:span text:style-name="T15">crt0wcplugin.mk</text:span> —<text:span text:style-name="T326"> определяет</text:span> шаблон стартового кода для WC-плагинов;</text:p>
      <text:p text:style-name="P231"><text:span text:style-name="T15">library.mk</text:span> —<text:span text:style-name="T326"> у</text:span>казывает какие библиотеки собирать <text:span text:style-name="T326">(</text:span>список каталогов в <text:span text:style-name="T74">libsrc</text:span>);</text:p>
      <text:p text:style-name="P232"><text:span text:style-name="T15">printf_float.m</text:span>k <text:span text:style-name="T327">-</text:span> <text:span text:style-name="T327">и</text:span>спользовать плавающую точку в <text:span text:style-name="T15">printf</text:span> или нет (сильно влияет на размер);</text:p>
      <text:p text:style-name="P233"><text:span text:style-name="T15">sfs_float.mk</text:span> <text:span text:style-name="T328">- у</text:span>казать - стандартная <text:span text:style-name="T328">реализация сложения</text:span> <text:span text:style-name="T15">float</text:span> или моя;</text:p>
      <text:p text:style-name="P234"><text:span text:style-name="T15">tools.mk</text:span> <text:span text:style-name="T329">- о</text:span>пределяет какие утилиты использовать. Менять можно, но очень-очень осторожно:).</text:p>
      <text:p text:style-name="P227"/>
      <text:p text:style-name="P235"><text:tab/>Если вам нужны другие глобальные параметры — создавайте свои <text:span text:style-name="T15">*.mk</text:span>-файлы. <text:span text:style-name="T331">Все, что вы в них напишите — будет включено во все </text:span><text:span text:style-name="T76">Makefile</text:span><text:span text:style-name="T331">.</text:span></text:p>
      <text:p text:style-name="P235"/>
      <text:h text:style-name="Heading_20_2" text:outline-level="2"><text:bookmark-start text:name="__RefHeading___Toc1836_3668116786"/><text:soft-page-break/><text:span text:style-name="T168">Каталог с общими заголовочными файлами </text:span>include<text:bookmark-end text:name="__RefHeading___Toc1836_3668116786"/></text:h>
      <text:p text:style-name="P236"><text:tab/>В данном каталоге находятся заголовочные файлы, доступные всем программам и библиотекам без <text:span text:style-name="T332">исключения.</text:span></text:p>
      <text:p text:style-name="P236"><text:tab/><text:span text:style-name="T332">Можете добавлять сюда свои *.h-файлы. Но помните, что они будут видны всем.</text:span></text:p>
      <text:p text:style-name="P236"><text:tab/></text:p>
      <text:h text:style-name="Heading_20_2" text:outline-level="2"><text:bookmark-start text:name="__RefHeading___Toc1838_3668116786"/><text:span text:style-name="T168">Каталог с исходными текстами библиотек </text:span>libsrc<text:bookmark-end text:name="__RefHeading___Toc1838_3668116786"/></text:h>
      <text:p text:style-name="P238"><text:tab/><text:span text:style-name="T273">Исходные тексты программ: один каталог — одна библиотека. Какие из библиотек собирать, определено в файле </text:span><text:span text:style-name="T77">configs/</text:span><text:span text:style-name="T78">library</text:span><text:span text:style-name="T77">.mk</text:span><text:span text:style-name="T273">.</text:span></text:p>
      <text:p text:style-name="P238"><text:tab/><text:span text:style-name="T333">Сборка библиотеки целиком определяется в </text:span><text:span text:style-name="T79">Makefile</text:span><text:span text:style-name="T333">.</text:span></text:p>
      <text:p text:style-name="P239"><text:tab/><text:span text:style-name="T334">Собственно, сборка состоит из двух шагов:</text:span></text:p>
      <text:p text:style-name="P239"/>
      <text:list xml:id="list485752841818323414" text:style-name="L4">
        <text:list-item>
          <text:p text:style-name="P240"><text:span text:style-name="T334">из файлов </text:span><text:span text:style-name="T80">*.c</text:span><text:span text:style-name="T334"> и </text:span><text:span text:style-name="T80">*.asm</text:span><text:span text:style-name="T334"> генерируются </text:span><text:span text:style-name="T80">*.rel </text:span><text:span text:style-name="T334">файлы;</text:span></text:p>
        </text:list-item>
        <text:list-item>
          <text:p text:style-name="P240"><text:span text:style-name="T335">с помощью специальной утилиты все полученные </text:span><text:span text:style-name="T81">*.rel</text:span><text:span text:style-name="T335"> файлы собираются в один библиотечный </text:span><text:span text:style-name="T81">*.lib</text:span><text:span text:style-name="T335"> файл.</text:span></text:p>
        </text:list-item>
      </text:list>
      <text:p text:style-name="P239"/>
      <text:p text:style-name="P241"><text:tab/>И тут есть подводный камень: если у вас в одном <text:span text:style-name="T15">*.rel</text:span>-файле несколько функций, то все содержимое этого файла будет извлечено из библиотеки и вставлено в вашу программу. Даже если используется только одна функция.</text:p>
      <text:p text:style-name="P241"><text:tab/>Выход один — <text:span text:style-name="T336">объединять в один файл только неразрывно связанные функции, которым друг без друга не жить.</text:span></text:p>
      <text:p text:style-name="P241"><text:tab/><text:span text:style-name="T336">Только так вы сможете минимизировать потери памяти при использовании библиотек.</text:span></text:p>
      <text:p text:style-name="P241"><text:tab/><text:span text:style-name="T337">Например, взгляните на </text:span><text:span text:style-name="T82">libz80</text:span><text:span text:style-name="T337">: одна функция — один файл почти везде. Поступайте подобным образом. Может SDCC когда-нибудь научится удалять мертвый код из библиотек…</text:span></text:p>
      <text:h text:style-name="Heading_20_2" text:outline-level="2"><text:bookmark-start text:name="__RefHeading___Toc1840_3668116786"/><text:span text:style-name="T168">Каталог со скриптами </text:span>scripts<text:bookmark-end text:name="__RefHeading___Toc1840_3668116786"/></text:h>
      <text:p text:style-name="Text_20_body"><text:tab/><text:span text:style-name="T276">Содержит сборочные скрипты для конфигурации, оптимизации, сборки. Кратко о назначении скриптов:</text:span></text:p>
      <text:p text:style-name="Text_20_body"/>
      <text:p text:style-name="P242"><text:span text:style-name="T15">autoconfig</text:span> — генерирует файл autoconfig.asm на базе файла config.mk. Можно использовать для своих нужд.</text:p>
      <text:p text:style-name="P243"><text:tab/><text:span text:style-name="T338">Пример. Имеется файл </text:span><text:span text:style-name="T15">config.m</text:span><text:span text:style-name="T83">k</text:span><text:span text:style-name="T338">:</text:span></text:p>
      <text:p text:style-name="P243"/>
      <text:p text:style-name="P190"># Start adress of module/program</text:p>
      <text:p text:style-name="P190">START=0x6000</text:p>
      <text:p text:style-name="P190"/>
      <text:p text:style-name="P190"># Stack Size</text:p>
      <text:p text:style-name="P190">SSIZE=0x0400</text:p>
      <text:p text:style-name="P190"/>
      <text:p text:style-name="P190"># Interrupt on start: 0-disable, 1-enable</text:p>
      <text:p text:style-name="P190">DISTART=0</text:p>
      <text:p text:style-name="P190"/>
      <text:p text:style-name="P190"># Store caller stack (1) or self stack (0)</text:p>
      <text:p text:style-name="P190">CALLERSTACK=0</text:p>
      <text:p text:style-name="P242"/>
      <text:p text:style-name="P248"><text:tab/>Запускаем скрипт <text:s/><text:span text:style-name="T15">autoconfig</text:span>. Первый параметр — имя входного файла, второй — имя выходного:</text:p>
      <text:p text:style-name="P248"/>
      <text:p text:style-name="P190">#./autoconfig config.mk autoconfig.asm</text:p>
      <text:p text:style-name="P242"/>
      <text:p text:style-name="P248"><text:soft-page-break/>Получаем файл <text:span text:style-name="T15">autoconfig.asm</text:span>:</text:p>
      <text:p text:style-name="P248"/>
      <text:p text:style-name="P191">;; This file generated automatically. Do not change it.</text:p>
      <text:p text:style-name="P191"/>
      <text:p text:style-name="P191">__START=0x6000</text:p>
      <text:p text:style-name="P191">__SSIZE=0x0400</text:p>
      <text:p text:style-name="P191">__DISTART=0</text:p>
      <text:p text:style-name="P191">__CALLERSTACK=0</text:p>
      <text:p text:style-name="P191"/>
      <text:p text:style-name="P191">;; end of autoconfig</text:p>
      <text:p text:style-name="P242"/>
      <text:p text:style-name="P249"><text:tab/>Догадались, что делает скрипт? Он удаляет все комментарии, начинающиеся с решетки (<text:span text:style-name="T15">#</text:span>) и добавляет ко всем именам переменных два символа подчеркивания. <text:span text:style-name="T339">Такой файл уже можно включать в исходный код на ассемблере директивой </text:span><text:span text:style-name="T84">.include /autoconfig.asm/</text:span><text:span text:style-name="T339">.</text:span></text:p>
      <text:p text:style-name="P242"/>
      <text:p text:style-name="P242"><text:span text:style-name="T15">sdrmini</text:span> —<text:span text:style-name="T340"> удаляет переносит секцию </text:span><text:span text:style-name="T85">_INITIALIZER</text:span><text:span text:style-name="T340"> на место секции </text:span><text:span text:style-name="T85">_INITIALIZED</text:span><text:span text:style-name="T340"> и удаляет секцию </text:span><text:span text:style-name="T85">_INITIALIZER</text:span><text:span text:style-name="T340">. Для работы скрипта нужны два файла: бинарный файл скомпилированной программы и </text:span><text:span text:style-name="T85">*.map</text:span><text:span text:style-name="T340">-файл, который создаёт линкер при линковке. Запуск скрипта:</text:span></text:p>
      <text:p text:style-name="P250"><text:tab/><text:span text:style-name="T15">#./</text:span><text:span text:style-name="T86">sdrmini <text:tab/></text:span><text:span text:style-name="T15">app.map <text:tab/>app.bin</text:span> </text:p>
      <text:p text:style-name="P244"/>
      <text:p text:style-name="P245"><text:span text:style-name="T15">bin2hob</text:span> —<text:span text:style-name="T341"> преобразование bin-файла в *.$C файл с правильным заголовком. Скрипт требует обязательного наличия </text:span><text:span text:style-name="T88">z80asm</text:span><text:span text:style-name="T341"> (Z80 Module Assembler (c) InterLogic). Запуск скрипта:</text:span></text:p>
      <text:p text:style-name="P251"/>
      <text:p text:style-name="P251"><text:tab/><text:span text:style-name="T15">#</text:span><text:span text:style-name="T87">./</text:span><text:span text:style-name="T86">bin2hob </text:span><text:span text:style-name="T87">name 0x6000 app.bin</text:span></text:p>
      <text:p text:style-name="P242"/>
      <text:p text:style-name="P255"><text:tab/>где</text:p>
      <text:p text:style-name="P255"><text:tab/><text:tab/><text:span text:style-name="T15">name</text:span> — имя (не более 8 символов);</text:p>
      <text:p text:style-name="P255"><text:tab/><text:tab/><text:span text:style-name="T15">0x6000</text:span> — стартовый адрес, указываемый в заголовке (<text:span text:style-name="T342">укажите свой</text:span>);</text:p>
      <text:p text:style-name="P255"><text:tab/><text:tab/><text:span text:style-name="T15">app.bin</text:span> — скомпилированный двоичный файл.</text:p>
      <text:p text:style-name="P255"/>
      <text:p text:style-name="P242"/>
      <text:p text:style-name="P242"/>
      <text:p text:style-name="P246"><text:span text:style-name="T15">plughdr_1page</text:span> —<text:span text:style-name="T343"> синтезирует заголовок одностраничного плагина WC на ассемблере. <text:s/>Запуск скрипта:</text:span></text:p>
      <text:p text:style-name="P252"/>
      <text:p text:style-name="P252"><text:tab/><text:span text:style-name="T15">#</text:span><text:span text:style-name="T89">./</text:span><text:span text:style-name="T86">plughdr_1page<text:tab/></text:span><text:span text:style-name="T89">plheader,asm <text:s/>name [ext1] [ext2] … [extN]</text:span></text:p>
      <text:p text:style-name="P242"/>
      <text:p text:style-name="P256"><text:tab/>где</text:p>
      <text:p text:style-name="P242"><text:tab/><text:tab/><text:span text:style-name="T89">plheader,asm</text:span><text:span text:style-name="T202"> — имя выходного файла на ассемблере;</text:span></text:p>
      <text:p text:style-name="P242"><text:span text:style-name="T202"><text:tab/><text:tab/></text:span><text:span text:style-name="T89">name</text:span><text:span text:style-name="T202"> — имя плагина ( не более 32 символов);</text:span></text:p>
      <text:p text:style-name="P242"><text:span text:style-name="T202"><text:tab/><text:tab/></text:span><text:span text:style-name="T89">ext1 .. extN</text:span><text:span text:style-name="T202"> - <text:s/>расширения файлов для запуска плагина. Могут не указываться.</text:span></text:p>
      <text:p text:style-name="P242"/>
      <text:p text:style-name="P247"><text:span text:style-name="T90">s</text:span><text:span text:style-name="T15">2hs</text:span> —<text:span text:style-name="T344"> преобразует определения констант на C в определение констант на ассемблере. Удаляет строки с комментариями в виде двух слэшей (</text:span><text:span text:style-name="T90">//</text:span><text:span text:style-name="T344">). Запуск скрипта:</text:span></text:p>
      <text:p text:style-name="P253"/>
      <text:p text:style-name="P254"><text:tab/><text:span text:style-name="T15">#./</text:span><text:span text:style-name="T90">s</text:span><text:span text:style-name="T86">2hs </text:span><text:span text:style-name="T91">infile.h</text:span></text:p>
      <text:p text:style-name="P242"/>
      <text:p text:style-name="P257"><text:tab/>Создаёт выходной файл, добавляя к расширению S-заглаыную. В нашем примере — <text:span text:style-name="T15">infile.hS</text:span>.</text:p>
      <text:p text:style-name="P257"/>
      <text:p text:style-name="P258"><text:soft-page-break/>Пример. Имеем файл <text:span text:style-name="T15">infile.h</text:span>:</text:p>
      <text:p text:style-name="P192"/>
      <text:p text:style-name="P192"><text:tab/>#define SCR_TXT_W 0x20</text:p>
      <text:p text:style-name="P192"><text:tab/>#define SCR_TXT_H 0x18</text:p>
      <text:p text:style-name="P192"/>
      <text:p text:style-name="P192"><text:tab/>#define SYM_AT 0x16</text:p>
      <text:p text:style-name="P192"><text:tab/>#define SYM_TAB 0x09</text:p>
      <text:p text:style-name="P192"><text:tab/>#define SYM_NL 0x0A</text:p>
      <text:p text:style-name="P192"><text:tab/>#define SYM_CR 0x0D</text:p>
      <text:p text:style-name="P192"/>
      <text:p text:style-name="P192"><text:tab/>// Размер табуляции (2^K_TAB - размер)</text:p>
      <text:p text:style-name="P192"><text:tab/>#define K_TAB<text:tab/>0x02</text:p>
      <text:p text:style-name="P258"/>
      <text:p text:style-name="P258">После обработки утилитой s2hs получаем файл <text:span text:style-name="T15">infile.hS</text:span>:</text:p>
      <text:p text:style-name="P258"/>
      <text:p text:style-name="P192"><text:tab/>SCR_TXT_W=0x20</text:p>
      <text:p text:style-name="P192"><text:tab/>SCR_TXT_H=0x18</text:p>
      <text:p text:style-name="P192"/>
      <text:p text:style-name="P192"><text:tab/>SYM_AT=0x16</text:p>
      <text:p text:style-name="P192"><text:tab/>SYM_TAB=0x09</text:p>
      <text:p text:style-name="P192"><text:tab/>SYM_NL=0x0A</text:p>
      <text:p text:style-name="P192"><text:tab/>SYM_CR=0x0D</text:p>
      <text:p text:style-name="P192"/>
      <text:p text:style-name="P192"><text:tab/>K_TAB=0x02</text:p>
      <text:p text:style-name="P258"/>
      <text:p text:style-name="P258"><text:tab/><text:span text:style-name="T345">В будущем эти скрипты надо бы переработать, но пока используем то, что есть.</text:span></text:p>
      <text:h text:style-name="Heading_20_2" text:outline-level="2"><text:bookmark-start text:name="__RefHeading___Toc1842_3668116786"/><text:span text:style-name="T168">Каталог программ </text:span>bin<text:bookmark-end text:name="__RefHeading___Toc1842_3668116786"/></text:h>
      <text:p text:style-name="Text_20_body"><text:tab/><text:span text:style-name="T277">Сюда копируются все собранные программы.</text:span></text:p>
      <text:h text:style-name="Heading_20_2" text:outline-level="2"><text:bookmark-start text:name="__RefHeading___Toc1844_3668116786"/><text:span text:style-name="T168">Каталог библиотек </text:span>libs<text:bookmark-end text:name="__RefHeading___Toc1844_3668116786"/></text:h>
      <text:p text:style-name="P104"><text:tab/><text:span text:style-name="T277">Сюда копируются все собранные библиотеки.</text:span></text:p>
      <text:h text:style-name="Heading_20_1" text:outline-level="1"><text:bookmark-start text:name="__RefHeading___Toc1846_3668116786"/>Сборка программы в SDCC-NOINIT<text:bookmark-end text:name="__RefHeading___Toc1846_3668116786"/></text:h>
      <text:h text:style-name="Heading_20_2" text:outline-level="2"><text:bookmark-start text:name="__RefHeading___Toc1848_3668116786"/>Конфигурация компонентов — библиотек и программа<text:bookmark-end text:name="__RefHeading___Toc1848_3668116786"/></text:h>
      <text:p text:style-name="P105"><text:tab/>Конфигурация имеется глобальная (файлы находятся в каталоге configs)<text:tab/>и локальная (*.mk файлы в каталоге конкретной программы в apps).</text:p>
      <text:p text:style-name="P105"><text:tab/>В каталоге каждой программы имеется файл config.mk, в котором описаны <text:span text:style-name="T278">параметры</text:span> данной программы, такие как адрес загрузки и запуска данной программы, размер стека, разрешение прерываний по запуску программы и проч.</text:p>
      <text:p text:style-name="P105"><text:tab/>На основе файла config.mk генерируется стартовый код для программы <text:span text:style-name="T57">crt*.rel</text:span>.</text:p>
      <text:p text:style-name="P105"><text:tab/>Глобальная конфигурация доступна всем программам и библиотекам и разбита на отдельные текстовые *.mk-файлы для удобства.</text:p>
      <text:p text:style-name="P105"><text:tab/>Любой *.mk-файл из каталога configs будет добавлен в описание глобальной конфигурации.</text:p>
      <text:p text:style-name="P105"><text:tab/>Любой *.mk-файл из каталога программы будет добавлен в описание локальной конфигурации.</text:p>
      <text:h text:style-name="Heading_20_2" text:outline-level="2"><text:bookmark-start text:name="__RefHeading___Toc1850_3668116786"/><text:soft-page-break/>Добавление новой программы в систему сборки<text:bookmark-end text:name="__RefHeading___Toc1850_3668116786"/></text:h>
      <text:p text:style-name="P106"><text:tab/></text:p>
      <text:h text:style-name="Heading_20_2" text:outline-level="2"><text:bookmark-start text:name="__RefHeading___Toc1852_3668116786"/>Добавление новой библиотеки в систему сборки<text:bookmark-end text:name="__RefHeading___Toc1852_3668116786"/></text:h>
      <text:p text:style-name="Text_20_body"><text:tab/></text:p>
      <text:h text:style-name="Heading_20_2" text:outline-level="2"><text:bookmark-start text:name="__RefHeading___Toc1854_3668116786"/>Файлы глобальной конфигурации<text:bookmark-end text:name="__RefHeading___Toc1854_3668116786"/></text:h>
      <text:h text:style-name="Heading_20_2" text:outline-level="2"><text:bookmark-start text:name="__RefHeading___Toc1856_3668116786"/>Файлы локальной конфигурации программ<text:bookmark-end text:name="__RefHeading___Toc1856_3668116786"/></text:h>
      <text:h text:style-name="Heading_20_2" text:outline-level="2"><text:bookmark-start text:name="__RefHeading___Toc1858_3668116786"/>Файлы локальной конфигурации WC-плагинов<text:bookmark-end text:name="__RefHeading___Toc1858_3668116786"/></text:h>
      <text:h text:style-name="Heading_20_2" text:outline-level="2"><text:bookmark-start text:name="__RefHeading___Toc1860_3668116786"/>Файлы начального запуска <text:span text:style-name="T169">crt0*.s</text:span><text:bookmark-end text:name="__RefHeading___Toc1860_3668116786"/></text:h>
      <text:h text:style-name="Heading_20_2" text:outline-level="2"><text:bookmark-start text:name="__RefHeading___Toc1862_3668116786"/>Процесс сборки программы<text:bookmark-end text:name="__RefHeading___Toc1862_3668116786"/></text:h>
      <text:h text:style-name="Heading_20_2" text:outline-level="2"><text:bookmark-start text:name="__RefHeading___Toc1864_3668116786"/>Процесс сборки библиотеки<text:bookmark-end text:name="__RefHeading___Toc1864_3668116786"/></text:h>
      <text:h text:style-name="Heading_20_2" text:outline-level="2"><text:bookmark-start text:name="__RefHeading___Toc1866_3668116786"/>Сборочные скрипты<text:bookmark-end text:name="__RefHeading___Toc1866_3668116786"/></text:h>
      <text:p text:style-name="Text_20_body"/>
      <text:h text:style-name="P260" text:outline-level="1"><text:bookmark-start text:name="__RefHeading___Toc1868_3668116786"/>Описание библиотек<text:bookmark-end text:name="__RefHeading___Toc1868_3668116786"/></text:h>
      <text:h text:style-name="Heading_20_2" text:outline-level="2"><text:bookmark-start text:name="__RefHeading___Toc1870_3668116786"/><text:span text:style-name="T170">Библиотека файлов начального запуска</text:span> сrt0<text:bookmark-end text:name="__RefHeading___Toc1870_3668116786"/></text:h>
      <text:h text:style-name="Heading_20_2" text:outline-level="2"><text:bookmark-start text:name="__RefHeading___Toc1872_3668116786"/><text:span text:style-name="T170">Библиотека libc для ZX: </text:span>libz80<text:bookmark-end text:name="__RefHeading___Toc1872_3668116786"/></text:h>
      <text:h text:style-name="Heading_20_2" text:outline-level="2"><text:bookmark-start text:name="__RefHeading___Toc1874_3668116786"/><text:span text:style-name="T170">Библиотека музыкальных плееров </text:span>libay<text:bookmark-end text:name="__RefHeading___Toc1874_3668116786"/></text:h>
      <text:h text:style-name="Heading_20_2" text:outline-level="2"><text:bookmark-start text:name="__RefHeading___Toc1876_3668116786"/><text:span text:style-name="T170">Библиотека вывода на стандартный экран ZX </text:span>libconio<text:bookmark-end text:name="__RefHeading___Toc1876_3668116786"/></text:h>
      <text:h text:style-name="Heading_20_2" text:outline-level="2"><text:bookmark-start text:name="__RefHeading___Toc1878_3668116786"/><text:span text:style-name="T170">Библиотека работы с прерываниями </text:span>libim2<text:bookmark-end text:name="__RefHeading___Toc1878_3668116786"/></text:h>
      <text:h text:style-name="Heading_20_2" text:outline-level="2"><text:bookmark-start text:name="__RefHeading___Toc1880_3668116786"/><text:span text:style-name="T170">Библиотека работы с кольцевыми буферами </text:span>libringbuf<text:bookmark-end text:name="__RefHeading___Toc1880_3668116786"/></text:h>
      <text:h text:style-name="Heading_20_2" text:outline-level="2"><text:bookmark-start text:name="__RefHeading___Toc1882_3668116786"/><text:span text:style-name="T170">Библиотека вывода спрайтов на стандартный экран ZX</text:span> libspr<text:bookmark-end text:name="__RefHeading___Toc1882_3668116786"/></text:h>
      <text:h text:style-name="Heading_20_2" text:outline-level="2"><text:bookmark-start text:name="__RefHeading___Toc1884_3668116786"/><text:span text:style-name="T170">Библиотека работы с таймерами </text:span>libtimer<text:bookmark-end text:name="__RefHeading___Toc1884_3668116786"/></text:h>
      <text:h text:style-name="Heading_20_2" text:outline-level="2"><text:bookmark-start text:name="__RefHeading___Toc1886_3668116786"/><text:span text:style-name="T170">Библиотека работы с UARTами </text:span>libuart<text:bookmark-end text:name="__RefHeading___Toc1886_3668116786"/></text:h>
      <text:h text:style-name="Heading_20_2" text:outline-level="2"><text:bookmark-start text:name="__RefHeading___Toc1888_3668116786"/><text:span text:style-name="T170">Библиотека создания плагинов для WC </text:span>libwcplugin<text:bookmark-end text:name="__RefHeading___Toc1888_3668116786"/></text:h>
      <text:h text:style-name="Heading_20_2" text:outline-level="2"><text:bookmark-start text:name="__RefHeading___Toc1890_3668116786"/><text:span text:style-name="T170">Библиотека <text:s/>работы с клавиатурой ZX </text:span>libzxkbd<text:bookmark-end text:name="__RefHeading___Toc1890_3668116786"/></text:h>
      <text:h text:style-name="Heading_20_2" text:outline-level="2"><text:bookmark-start text:name="__RefHeading___Toc1892_3668116786"/><text:span text:style-name="T170">Библиотека работы с клавиатурой PS2 </text:span>libps2<text:bookmark-end text:name="__RefHeading___Toc1892_366811678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true" fo:line-height="100%" fo:text-align="justify" style:justify-single-word="false" style:writing-mode="page"/>
      <style:text-properties style:font-name="Times New Roman1" fo:font-family="'Times New Roman'" style:font-style-name="Обычный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justify" style:justify-single-word="false" fo:background-color="transparent" style:writing-mode="page"/>
      <style:text-properties style:font-name="Times New Roman2" fo:font-family="'Times New Roman'" style:font-style-name="Полужирный" style:font-pitch="variable" fo:font-size="14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2" fo:font-family="'Times New Roman'" style:font-style-name="Полужирный" style:font-pitch="variable" fo:font-size="14pt" fo:font-weight="bold" style:font-size-asian="28pt" style:font-weight-asian="bold" style:font-size-complex="28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3cm" fo:margin-top="0cm" fo:margin-bottom="0.499cm" loext:contextual-spacing="true" fo:text-align="justify" style:justify-single-word="false" fo:text-indent="0cm" style:auto-text-indent="false" style:writing-mode="page"/>
      <style:text-properties style:font-name="Times New Roman1" fo:font-family="'Times New Roman'" style:font-style-name="Обычный" style:font-pitch="variable" fo:font-size="10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10:07.320727032</meta:creation-date>
    <dc:date>2017-08-08T23:02:59.563761823</dc:date>
    <meta:editing-duration>P2DT6H57M48S</meta:editing-duration>
    <meta:editing-cycles>2308</meta:editing-cycles>
    <meta:generator>LibreOffice/5.2.7.2$Linux_X86_64 LibreOffice_project/20m0$Build-2</meta:generator>
    <meta:document-statistic meta:table-count="1" meta:image-count="1" meta:object-count="0" meta:page-count="26" meta:paragraph-count="614" meta:word-count="6035" meta:character-count="42729" meta:non-whitespace-character-count="36925"/>
  </office:meta>
</office:document-meta>
</file>